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1.8311in"/>
    </style:style>
    <style:style style:name="co7" style:family="table-column">
      <style:table-column-properties fo:break-before="auto" style:column-width="1.089in"/>
    </style:style>
    <style:style style:name="co8" style:family="table-column">
      <style:table-column-properties fo:break-before="auto" style:column-width="0.8917in"/>
    </style:style>
    <style:style style:name="co9" style:family="table-column">
      <style:table-column-properties fo:break-before="auto" style:column-width="0.3854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0.7598in"/>
    </style:style>
    <style:style style:name="co12" style:family="table-column">
      <style:table-column-properties fo:break-before="auto" style:column-width="0.9882in"/>
    </style:style>
    <style:style style:name="co13" style:family="table-column">
      <style:table-column-properties fo:break-before="auto" style:column-width="0.7173in"/>
    </style:style>
    <style:style style:name="co14" style:family="table-column">
      <style:table-column-properties fo:break-before="auto" style:column-width="0.9555in"/>
    </style:style>
    <style:style style:name="co15" style:family="table-column">
      <style:table-column-properties fo:break-before="auto" style:column-width="0.8661in"/>
    </style:style>
    <style:style style:name="co16" style:family="table-column">
      <style:table-column-properties fo:break-before="auto" style:column-width="1.1693in"/>
    </style:style>
    <style:style style:name="co17" style:family="table-column">
      <style:table-column-properties fo:break-before="auto" style:column-width="1.6374in"/>
    </style:style>
    <style:style style:name="co18" style:family="table-column">
      <style:table-column-properties fo:break-before="auto" style:column-width="1.6165in"/>
    </style:style>
    <style:style style:name="co19" style:family="table-column">
      <style:table-column-properties fo:break-before="auto" style:column-width="1.0654in"/>
    </style:style>
    <style:style style:name="co20" style:family="table-column">
      <style:table-column-properties fo:break-before="auto" style:column-width="0.7591in"/>
    </style:style>
    <style:style style:name="co21" style:family="table-column">
      <style:table-column-properties fo:break-before="auto" style:column-width="0.5984in"/>
    </style:style>
    <style:style style:name="co22" style:family="table-column">
      <style:table-column-properties fo:break-before="auto" style:column-width="0.7772in"/>
    </style:style>
    <style:style style:name="co23" style:family="table-column">
      <style:table-column-properties fo:break-before="auto" style:column-width="0.6429in"/>
    </style:style>
    <style:style style:name="co24" style:family="table-column">
      <style:table-column-properties fo:break-before="auto" style:column-width="3.0264in"/>
    </style:style>
    <style:style style:name="co25" style:family="table-column">
      <style:table-column-properties fo:break-before="auto" style:column-width="2.6799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0.711in"/>
    </style:style>
    <style:style style:name="co28" style:family="table-column">
      <style:table-column-properties fo:break-before="auto" style:column-width="0.922in"/>
    </style:style>
    <style:style style:name="co29" style:family="table-column">
      <style:table-column-properties fo:break-before="auto" style:column-width="0.2311in"/>
    </style:style>
    <style:style style:name="co30" style:family="table-column">
      <style:table-column-properties fo:break-before="auto" style:column-width="0.2118in"/>
    </style:style>
    <style:style style:name="co31" style:family="table-column">
      <style:table-column-properties fo:break-before="auto" style:column-width="0.9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5764in" fo:break-before="auto" style:use-optimal-row-height="false"/>
    </style:style>
    <style:style style:name="ro4" style:family="table-row">
      <style:table-row-properties style:row-height="0.1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de" number:country="DE">
      <number:text-content/>
    </number:text-style>
    <style:style style:name="ce47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4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font-size="8pt"/>
    </style:style>
    <style:style style:name="ce5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6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cccccc" style:text-align-source="value-type" style:repeat-content="false"/>
      <style:paragraph-properties fo:margin-left="0in"/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color="#ce181e"/>
    </style:style>
    <style:style style:name="ce48" style:family="table-cell" style:parent-style-name="Default">
      <style:table-cell-properties fo:background-color="#cccccc"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eeeee"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eeeeee"/>
      <style:text-properties fo:color="#ce181e"/>
    </style:style>
    <style:style style:name="ce10" style:family="table-cell" style:parent-style-name="Default">
      <style:table-cell-properties fo:background-color="#eeeeee"/>
    </style:style>
    <style:style style:name="ce65" style:family="table-cell" style:parent-style-name="Default">
      <style:table-cell-properties fo:background-color="#dddddd"/>
    </style:style>
    <style:style style:name="ce67" style:family="table-cell" style:parent-style-name="Default">
      <style:table-cell-properties fo:background-color="#eeeeee"/>
      <style:text-properties style:use-window-font-color="true"/>
    </style:style>
    <style:style style:name="ce69" style:family="table-cell" style:parent-style-name="Default">
      <style:table-cell-properties fo:background-color="#cccccc"/>
      <style:text-properties fo:color="#c9211e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bold" style:font-weight-asian="bold" style:font-weight-complex="bold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8pt"/>
    </style:style>
    <style:style style:name="ce72" style:family="table-cell" style:parent-style-name="Default">
      <style:table-cell-properties fo:background-color="#cccccc" style:text-align-source="value-type" style:repeat-content="false"/>
      <style:paragraph-properties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ce181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0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size="8pt"/>
    </style:style>
    <style:style style:name="ce5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</style:style>
    <style:style style:name="ce82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eeeeee" style:text-align-source="fix" style:repeat-content="false" fo:border="non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in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</style:style>
    <style:style style:name="ce60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color="#ce181e" fo:font-weight="bold" style:font-weight-asian="bold" style:font-weight-complex="bold"/>
    </style:style>
    <style:style style:name="ce20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  <style:text-properties fo:font-size="8pt"/>
    </style:style>
    <style:style style:name="ce6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e181e"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30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  <style:text-properties fo:font-size="8pt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9211e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="none"/>
      <style:text-properties fo:color="#ce181e" fo:font-weight="bold" style:font-weight-asian="bold" style:font-weight-complex="bold"/>
    </style:style>
    <style:style style:name="ce115" style:family="table-cell" style:parent-style-name="Default" style:data-style-name="N100">
      <style:table-cell-properties fo:background-color="#cccccc" fo:border="none"/>
      <style:text-properties fo:font-size="8pt" style:font-size-asian="8pt" style:font-size-complex="8pt"/>
    </style:style>
    <style:style style:name="ce34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end" fo:margin-left="0in"/>
      <style:text-properties fo:font-size="8pt"/>
    </style:style>
    <style:style style:name="ce35" style:family="table-cell" style:parent-style-name="Default" style:data-style-name="N100">
      <style:table-cell-properties fo:background-color="#eeeeee" fo:border="none"/>
    </style:style>
    <style:style style:name="ce36" style:family="table-cell" style:parent-style-name="Default" style:data-style-name="N100">
      <style:table-cell-properties fo:background-color="#eeeeee"/>
    </style:style>
    <style:style style:name="ce8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order="none"/>
    </style:style>
    <style:style style:name="ce8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fo:color="#ce181e" fo:font-weight="bold" style:font-weight-asian="bold" style:font-weight-complex="bold"/>
    </style:style>
    <style:style style:name="ce12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in"/>
    </style:style>
    <style:style style:name="ce123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43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/>
    </style:style>
    <style:style style:name="ce126" style:family="table-cell" style:parent-style-name="Default" style:data-style-name="N100">
      <style:table-cell-properties fo:background-color="#cccccc"/>
      <style:text-properties fo:font-size="8pt" style:font-size-asian="8pt" style:font-size-complex="8pt"/>
    </style:style>
    <style:style style:name="ce46" style:family="table-cell" style:parent-style-name="Default" style:data-style-name="N100"/>
    <style:style style:name="ce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normal" style:font-weight-asian="normal" style:font-weight-complex="normal"/>
    </style:style>
    <style:style style:name="ce13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T1" style:family="text">
      <style:text-properties fo:color="#ce181e"/>
    </style:style>
    <style:style style:name="T2" style:family="text">
      <style:text-properties style:use-window-font-color="true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ce13"/>
        <table:table-column table:style-name="co4" table:default-cell-style-name="ce55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ce18"/>
        <table:table-column table:style-name="co4" table:default-cell-style-name="ce18"/>
        <table:table-column table:style-name="co18" table:default-cell-style-name="ce27"/>
        <table:table-column table:style-name="co19" table:default-cell-style-name="ce31"/>
        <table:table-column table:style-name="co20" table:default-cell-style-name="ce37"/>
        <table:table-column table:style-name="co21" table:default-cell-style-name="ce18"/>
        <table:table-column table:style-name="co22" table:default-cell-style-name="ce18"/>
        <table:table-column table:style-name="co23" table:default-cell-style-name="ce44"/>
        <table:table-column table:style-name="co24" table:default-cell-style-name="ce46"/>
        <table:table-column table:style-name="co25" table:default-cell-style-name="Default"/>
        <table:table-column table:style-name="co26" table:default-cell-style-name="Default"/>
        <table:table-column table:style-name="co27" table:default-cell-style-name="ce136"/>
        <table:table-column table:style-name="co26" table:default-cell-style-name="ce136"/>
        <table:table-column table:style-name="co26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number-columns-repeated="2" table:default-cell-style-name="Default"/>
        <table:table-column table:style-name="co30" table:default-cell-style-name="Default"/>
        <table:table-column table:style-name="co26" table:number-columns-repeated="987" table:default-cell-style-name="Default"/>
        <table:table-row table:style-name="ro1">
          <table:table-cell table:style-name="ce47" office:value-type="string" calcext:value-type="string">
            <text:p>COMMENT</text:p>
          </table:table-cell>
          <table:table-cell table:style-name="ce47" office:value-type="string" calcext:value-type="string">
            <text:p>NAME</text:p>
          </table:table-cell>
          <table:table-cell table:style-name="ce47" table:formula="of:=CONCATENATE(&quot;LSG.&quot;;[.B$1])" office:value-type="string" office:string-value="LSG.NAME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ZEICHEN</text:p>
          </table:table-cell>
          <table:table-cell table:style-name="ce47" table:formula="of:=CONCATENATE(&quot;LSG.&quot;;[.E$1])" office:value-type="string" office:string-value="LSG.ZEICHEN" calcext:value-type="string">
            <text:p>LSG.ZEICHEN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BENENNE</text:p>
          </table:table-cell>
          <table:table-cell table:style-name="ce47" office:value-type="string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EINHEIT</text:p>
          </table:table-cell>
          <table:table-cell table:style-name="ce47" table:formula="of:=CONCATENATE(&quot;LSG.&quot;;[.K$1])" office:value-type="string" office:string-value="LSG.EINHEIT" calcext:value-type="string">
            <text:p>LSG.EINHEIT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DEFINITION</text:p>
          </table:table-cell>
          <table:table-cell table:style-name="ce53" table:formula="of:=CONCATENATE(&quot;LSG.&quot;;[.N$1])" office:value-type="string" office:string-value="LSG.DEFINITION" calcext:value-type="string">
            <text:p>LSG.DEFINITION</text:p>
          </table:table-cell>
          <table:table-cell table:style-name="ce53" office:value-type="string" calcext:value-type="string">
            <text:p>FN</text:p>
          </table:table-cell>
          <table:table-cell table:style-name="ce47" office:value-type="string" calcext:value-type="string">
            <text:p>GROESSE</text:p>
          </table:table-cell>
          <table:table-cell table:style-name="ce47" table:formula="of:=CONCATENATE(&quot;LSG.&quot;;[.Q$1])" office:value-type="string" office:string-value="LSG.GROESSE" calcext:value-type="string">
            <text:p>LSG.GROESS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FORMEL</text:p>
          </table:table-cell>
          <table:table-cell table:style-name="ce47" table:formula="of:=CONCATENATE(&quot;LSG.&quot;;[.T$1])" office:value-type="string" office:string-value="LSG.FORMEL" calcext:value-type="string">
            <text:p>LSG.FORMEL</text:p>
          </table:table-cell>
          <table:table-cell table:style-name="ce47" office:value-type="string" calcext:value-type="string">
            <text:p>FN</text:p>
          </table:table-cell>
          <table:table-cell table:style-name="ce60" office:value-type="string" calcext:value-type="string">
            <text:p>Name</text:p>
          </table:table-cell>
          <table:table-cell table:style-name="ce70" office:value-type="string" calcext:value-type="string">
            <text:p>Zeichen</text:p>
          </table:table-cell>
          <table:table-cell table:style-name="ce80" office:value-type="string" calcext:value-type="string">
            <text:p>Formel</text:p>
          </table:table-cell>
          <table:table-cell table:style-name="ce89" office:value-type="string" calcext:value-type="string">
            <text:p>Einheit</text:p>
          </table:table-cell>
          <table:table-cell table:style-name="ce89" office:value-type="string" calcext:value-type="string">
            <text:p>Name.Einheit</text:p>
          </table:table-cell>
          <table:table-cell table:style-name="ce60" office:value-type="string" calcext:value-type="string">
            <text:p>siunitx</text:p>
          </table:table-cell>
          <table:table-cell table:style-name="ce80" office:value-type="string" calcext:value-type="string">
            <text:p>ausgedrueckt</text:p>
          </table:table-cell>
          <table:table-cell table:style-name="ce47" office:value-type="string" calcext:value-type="string">
            <text:p>anderes</text:p>
          </table:table-cell>
          <table:table-cell table:style-name="ce47"/>
          <table:table-cell table:style-name="ce131" table:number-columns-repeated="2"/>
          <table:table-cell table:style-name="ce47" table:number-columns-repeated="996"/>
        </table:table-row>
        <table:table-row table:style-name="ro1">
          <table:table-cell office:value-type="string" calcext:value-type="string">
            <text:p># and German: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table:number-columns-repeated="4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6"/>
          <table:table-cell table:style-name="ce2" office:value-type="string" calcext:value-type="string">
            <text:p>#######</text:p>
          </table:table-cell>
          <table:table-cell table:style-name="ce2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2" office:value-type="string" calcext:value-type="string">
            <text:p># Readme</text:p>
          </table:table-cell>
          <table:table-cell table:style-name="ce5" office:value-type="string" calcext:value-type="string">
            <text:p>This table contains all the input information to generate the unit related questions.</text:p>
          </table:table-cell>
          <table:table-cell table:style-name="ce5"/>
          <table:table-cell table:style-name="ce2" table:number-columns-repeated="10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Terminal’s bash will convert this to a csv-table via “soffice –headless ...”</text:p>
          </table:table-cell>
          <table:table-cell table:style-name="ce5"/>
          <table:table-cell table:style-name="ce2" table:number-columns-repeated="10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Never use a semicolon (“;”) in this file because this is the separator of the csv-file.</text:p>
          </table:table-cell>
          <table:table-cell table:style-name="ce5"/>
          <table:table-cell table:style-name="ce2" table:number-columns-repeated="10"/>
          <table:table-cell table:style-name="ce6"/>
          <table:table-cell table:style-name="ce2" table:number-columns-repeated="7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# The next line contains the questions to ask for the corresponding column (top line German, active line (below) English):</text:p>
          </table:table-cell>
          <table:table-cell table:style-name="ce6" table:number-columns-repeated="13"/>
          <table:table-cell table:style-name="ce2"/>
          <table:table-cell table:style-name="ce6" table:number-columns-repeated="6"/>
          <table:table-cell table:style-name="ce21"/>
          <table:table-cell table:style-name="ce6" table:number-columns-repeated="8"/>
          <table:table-cell table:style-name="ce132" table:number-columns-repeated="2"/>
          <table:table-cell table:style-name="ce6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16" office:value-type="string" calcext:value-type="string">
            <text:p>Nenne das Formelzeichen für</text:p>
          </table:table-cell>
          <table:table-cell table:style-name="ce16" office:value-type="string" calcext:value-type="string">
            <text:p>LSG.NAME</text:p>
          </table:table-cell>
          <table:table-cell table:style-name="ce16"/>
          <table:table-cell table:style-name="ce16" office:value-type="string" calcext:value-type="string">
            <text:p>Gib die Maßeinheit an für das Formelzeichen</text:p>
          </table:table-cell>
          <table:table-cell table:style-name="ce16" office:value-type="string" calcext:value-type="string">
            <text:p>LSG.ZEICHEN</text:p>
          </table:table-cell>
          <table:table-cell table:style-name="ce16"/>
          <table:table-cell table:style-name="ce16" office:value-type="string" calcext:value-type="string">
            <text:p>Benenne die Einheit (wie man spricht)</text:p>
          </table:table-cell>
          <table:table-cell table:style-name="ce16" table:number-columns-repeated="2"/>
          <table:table-cell table:style-name="ce16" office:value-type="string" calcext:value-type="string">
            <text:p>Rechne in andere (SI-)Einheiten um</text:p>
          </table:table-cell>
          <table:table-cell table:style-name="ce16" office:value-type="string" calcext:value-type="string">
            <text:p>LSG.EINHEIT</text:p>
          </table:table-cell>
          <table:table-cell table:style-name="ce16"/>
          <table:table-cell table:style-name="ce16" office:value-type="string" calcext:value-type="string">
            <text:p>Gib an, welche Größe wie folgt definiert wird</text:p>
          </table:table-cell>
          <table:table-cell table:style-name="ce62" office:value-type="string" calcext:value-type="string">
            <text:p>LSG.DEFINITION</text:p>
          </table:table-cell>
          <table:table-cell table:style-name="ce68"/>
          <table:table-cell table:style-name="ce16" office:value-type="string" calcext:value-type="string">
            <text:p>Gib in wissenschaftl. Schreibweise an</text:p>
          </table:table-cell>
          <table:table-cell table:style-name="ce16" office:value-type="string" calcext:value-type="string">
            <text:p>keine Lösung, wird von R berechnet.</text:p>
          </table:table-cell>
          <table:table-cell table:style-name="ce16"/>
          <table:table-cell table:style-name="ce16" office:value-type="string" calcext:value-type="string">
            <text:p>Gib die definierende Formel an für</text:p>
          </table:table-cell>
          <table:table-cell table:style-name="ce90" office:value-type="string" calcext:value-type="string">
            <text:p>Tabelle der Einheiten, die abgefragt werden. Die weißen Felder müssen manuell ausgefüllt werden.</text:p>
          </table:table-cell>
          <table:table-cell table:style-name="ce90"/>
          <table:table-cell table:style-name="ce102"/>
          <table:table-cell table:style-name="ce109"/>
          <table:table-cell table:style-name="ce115"/>
          <table:table-cell table:style-name="ce122" table:number-columns-repeated="2"/>
          <table:table-cell table:style-name="ce123"/>
          <table:table-cell table:style-name="ce126"/>
          <table:table-cell table:style-name="ce17"/>
          <table:table-cell table:style-name="ce3"/>
          <table:table-cell table:style-name="ce133" table:number-columns-repeated="2"/>
          <table:table-cell table:style-name="ce3" table:number-columns-repeated="996"/>
        </table:table-row>
        <table:table-row table:style-name="ro3">
          <table:table-cell office:value-type="string" calcext:value-type="string">
            <text:p>b</text:p>
          </table:table-cell>
          <table:table-cell table:style-name="ce4" office:value-type="string" calcext:value-type="string">
            <text:p>Write down the symbol for</text:p>
          </table:table-cell>
          <table:table-cell table:style-name="ce4" table:formula="of:=[.C$1]" office:value-type="string" office:string-value="LSG.NAME" calcext:value-type="string">
            <text:p>LSG.NAME</text:p>
          </table:table-cell>
          <table:table-cell table:style-name="ce4"/>
          <table:table-cell table:style-name="ce4" office:value-type="string" calcext:value-type="string">
            <text:p>Specify the standard unit for the physical quantity</text:p>
          </table:table-cell>
          <table:table-cell table:style-name="ce4" table:formula="of:=[.F$1]" office:value-type="string" office:string-value="LSG.ZEICHEN" calcext:value-type="string">
            <text:p>LSG.ZEICHEN</text:p>
          </table:table-cell>
          <table:table-cell table:style-name="ce4"/>
          <table:table-cell table:style-name="ce4" office:value-type="string" calcext:value-type="string">
            <text:p>State the name of the unit (as pronounced)</text:p>
          </table:table-cell>
          <table:table-cell table:style-name="ce4" table:number-columns-repeated="2"/>
          <table:table-cell table:style-name="ce4" office:value-type="string" calcext:value-type="string">
            <text:p>Convert to SI units</text:p>
          </table:table-cell>
          <table:table-cell table:style-name="ce4" table:formula="of:=[.L$1]" office:value-type="string" office:string-value="LSG.EINHEIT" calcext:value-type="string">
            <text:p>LSG.EINHEIT</text:p>
          </table:table-cell>
          <table:table-cell table:style-name="ce4"/>
          <table:table-cell table:style-name="ce4" office:value-type="string" calcext:value-type="string">
            <text:p>Give the symbol of the physical quantity defined by</text:p>
          </table:table-cell>
          <table:table-cell table:style-name="ce12" table:formula="of:=[.O$1]" office:value-type="string" office:string-value="LSG.DEFINITION" calcext:value-type="string">
            <text:p>LSG.DEFINITION</text:p>
          </table:table-cell>
          <table:table-cell table:style-name="ce4"/>
          <table:table-cell table:style-name="ce4" office:value-type="string" calcext:value-type="string">
            <text:p>Convert to scientific notation</text:p>
          </table:table-cell>
          <table:table-cell table:style-name="ce4" office:value-type="string" calcext:value-type="string">
            <text:p>keine Lösung, wird von R berechnet.</text:p>
          </table:table-cell>
          <table:table-cell table:style-name="ce4"/>
          <table:table-cell table:style-name="ce4" office:value-type="string" calcext:value-type="string">
            <text:p>Give the defining formula for</text:p>
          </table:table-cell>
          <table:table-cell table:style-name="ce15" office:value-type="string" calcext:value-type="string">
            <text:p>LSG. def. Formel in LaTeX-Mathmode: Lösung für def. Formel</text:p>
          </table:table-cell>
          <table:table-cell table:style-name="ce15"/>
          <table:table-cell table:style-name="ce23" office:value-type="string" calcext:value-type="string">
            <text:p>Name der phys. Größe</text:p>
          </table:table-cell>
          <table:table-cell table:style-name="ce30" office:value-type="string" calcext:value-type="string">
            <text:p>Formelzeichen und…</text:p>
          </table:table-cell>
          <table:table-cell table:style-name="ce34" office:value-type="string" calcext:value-type="string">
            <text:p>def. Formel der Größe:</text:p>
          </table:table-cell>
          <table:table-cell table:style-name="ce15" office:value-type="string" calcext:value-type="string">
            <text:p>Einheit</text:p>
          </table:table-cell>
          <table:table-cell table:style-name="ce15"/>
          <table:table-cell table:style-name="ce43" office:value-type="string" calcext:value-type="string">
            <text:p>Einheit in siunitx-Schreib-weise</text:p>
          </table:table-cell>
          <table:table-cell table:style-name="ce43" office:value-type="string" calcext:value-type="string">
            <text:p>Einheit ausgedrückt in anderen (SI) Einheiten, oder mithilfe von Volt oder Newton – außer Newton in Aufgabenstellung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string" calcext:value-type="string">
            <text:p>Deutscher Name der phys. Größe</text:p>
          </table:table-cell>
          <table:table-cell table:style-name="ce134"/>
          <table:table-cell table:style-name="ce134" office:value-type="string" calcext:value-type="string">
            <text:p>Name der Einheit</text:p>
          </table:table-cell>
          <table:table-cell table:style-name="ce43" office:value-type="string" calcext:value-type="string">
            <text:p>Name of the phys. quantity in English</text:p>
          </table:table-cell>
          <table:table-cell table:style-name="ce43" office:value-type="string" calcext:value-type="string">
            <text:p>name of the SI unit (no capital letter)</text:p>
          </table:table-cell>
          <table:table-cell table:style-name="ce43"/>
          <table:table-cell table:style-name="ce43" office:value-type="string" calcext:value-type="string">
            <text:p>Fußnote zu Zeichen</text:p>
          </table:table-cell>
          <table:table-cell table:style-name="ce43" table:number-columns-repeated="2"/>
          <table:table-cell table:style-name="ce43" office:value-type="string" calcext:value-type="string">
            <text:p>Fußnote zu Einheit</text:p>
          </table:table-cell>
          <table:table-cell table:style-name="ce43" table:number-columns-repeated="2"/>
          <table:table-cell table:style-name="ce43" office:value-type="string" calcext:value-type="string">
            <text:p>Fußnote zur Definition</text:p>
          </table:table-cell>
          <table:table-cell table:style-name="ce43" table:number-columns-repeated="986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56" office:value-type="string" calcext:value-type="string">
            <text:p>#########</text:p>
          </table:table-cell>
          <table:table-cell table:style-name="ce56"/>
          <table:table-cell table:style-name="ce66" office:value-type="string" calcext:value-type="string">
            <text:p>#########</text:p>
          </table:table-cell>
          <table:table-cell table:number-columns-repeated="2" table:style-name="ce66" office:value-type="string" calcext:value-type="string">
            <text:p>######</text:p>
          </table:table-cell>
          <table:table-cell table:style-name="ce56" office:value-type="string" calcext:value-type="string">
            <text:p>######</text:p>
          </table:table-cell>
          <table:table-cell table:style-name="ce56"/>
          <table:table-cell table:style-name="ce66" office:value-type="string" calcext:value-type="string">
            <text:p>######</text:p>
          </table:table-cell>
          <table:table-cell table:style-name="ce66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10]=&quot;&quot;;&quot;&quot;;[.W10])" office:value-type="string" office:string-value="activity (radioactive)" calcext:value-type="string">
            <text:p>activity (radioactive)</text:p>
          </table:table-cell>
          <table:table-cell table:style-name="ce7" table:formula="of:=IF([.$W10]=&quot;&quot;;&quot;&quot;;CONCATENATE(&quot;$&quot;;[.$X10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W10]=&quot;&quot;;&quot;&quot;;CONCATENATE(&quot;$&quot;;[.$X10];&quot;$&quot;))" office:value-type="string" office:string-value="$A$" calcext:value-type="string">
            <text:p>$A$</text:p>
          </table:table-cell>
          <table:table-cell table:style-name="ce8" table:formula="of:=IF([.$W10]=&quot;&quot;;&quot;&quot;;CONCATENATE(&quot;\SI{1}{&quot;;[.$AB10];&quot;}&quot;))" office:value-type="string" office:string-value="\SI{1}{\becquerel}" calcext:value-type="string">
            <text:p>\SI{1}{\becquerel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style-name="ce48" table:formula="of:=IF([.$W10]=&quot;&quot;;&quot;&quot;;CONCATENATE(&quot;\SI{1}{&quot;;[.$AB10];&quot;}&quot;))" office:value-type="string" office:string-value="\SI{1}{\becquerel}" calcext:value-type="string">
            <text:p>\SI{1}{\becquerel}</text:p>
          </table:table-cell>
          <table:table-cell table:style-name="ce48" table:formula="of:=IF([.$AA10]=&quot;&quot;;&quot;&quot;;[.$AA10])" office:value-type="string" office:string-value="becquerel" calcext:value-type="string">
            <text:p>becquerel</text:p>
          </table:table-cell>
          <table:table-cell table:style-name="ce59"/>
          <table:table-cell table:style-name="ce3" table:formula="of:=IF([.$W10]=&quot;&quot;;&quot;&quot;;[.$F10])" office:value-type="string" office:string-value="\SI{1}{\becquerel}" calcext:value-type="string">
            <text:p>\SI{1}{\becquerel}</text:p>
          </table:table-cell>
          <table:table-cell table:style-name="ce10" table:formula="of:=IF([.W10]=&quot;&quot;;&quot;&quot;;CONCATENATE(&quot;\si{&quot;;[.$AC10];&quot;}&quot;))" office:value-type="string" office:string-value="\si{\per\second}" calcext:value-type="string">
            <text:p>\si{\per\second}</text:p>
          </table:table-cell>
          <table:table-cell table:style-name="ce10"/>
          <table:table-cell table:style-name="ce3" table:formula="of:=IF([.$U10]=&quot;&quot;;&quot;&quot;;[.$U10])" office:value-type="string" office:string-value="$-\frac{\Delta N}{\Delta t}$" calcext:value-type="string">
            <text:p>$-\frac{\Delta N}{\Delta t}$</text:p>
          </table:table-cell>
          <table:table-cell table:style-name="ce7" table:formula="of:=IF([.$W10]=&quot;&quot;;&quot;&quot;;CONCATENATE(&quot;$&quot;;[.$X10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W10]=&quot;&quot;;&quot;&quot;;[.$AB10])" office:value-type="string" office:string-value="\becquerel" calcext:value-type="string">
            <text:p>\becquerel</text:p>
          </table:table-cell>
          <table:table-cell table:style-name="ce7" table:formula="of:=IF([.W1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10]=&quot;&quot;;&quot;&quot;;CONCATENATE(&quot;$&quot;;[.$X10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-\frac{\Delta N}{\Delta t}$</text:p>
          </table:table-cell>
          <table:table-cell table:style-name="ce58"/>
          <table:table-cell table:style-name="ce26" office:value-type="string" calcext:value-type="string">
            <text:p>activity (radioactive)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-dN / dt </text:p>
          </table:table-cell>
          <table:table-cell table:style-name="ce40" office:value-type="string" calcext:value-type="string">
            <text:p>1 Bq</text:p>
          </table:table-cell>
          <table:table-cell table:style-name="ce10" office:value-type="string" calcext:value-type="string">
            <text:p>becquerel</text:p>
          </table:table-cell>
          <table:table-cell table:style-name="Default" office:value-type="string" calcext:value-type="string">
            <text:p>\becquerel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Aktivität</text:p>
          </table:table-cell>
          <table:table-cell table:style-name="ce135"/>
          <table:table-cell table:style-name="ce40" office:value-type="string" calcext:value-type="string">
            <text:p>Becquerel</text:p>
          </table:table-cell>
          <table:table-cell office:value-type="string" calcext:value-type="string">
            <text:p>activity (radioactive)</text:p>
          </table:table-cell>
          <table:table-cell office:value-type="string" calcext:value-type="string">
            <text:p>becquerel</text:p>
          </table:table-cell>
          <table:table-cell/>
          <table:table-cell table:style-name="ce59" office:value-type="string" calcext:value-type="string">
            <text:p>\footnote{Im folgenden bezeichnet $A$ eine (physikalische) Aktivität.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W11]=&quot;&quot;;&quot;&quot;;CONCATENATE(&quot;&quot;;[.W11]))" office:value-type="string" office:string-value="number" calcext:value-type="string">
            <text:p>number</text:p>
          </table:table-cell>
          <table:table-cell table:style-name="ce7" table:formula="of:=IF([.$W11]=&quot;&quot;;&quot;&quot;;CONCATENATE(&quot;$&quot;;[.$X11];&quot;$&quot;))" office:value-type="string" office:string-value="$N$" calcext:value-type="string">
            <text:p>$N$</text:p>
          </table:table-cell>
          <table:table-cell table:style-name="ce7"/>
          <table:table-cell table:style-name="ce7" table:formula="of:=IF([.$W11]=&quot;&quot;;&quot;&quot;;CONCATENATE(&quot;$&quot;;[.$X11];&quot;$&quot;))" office:value-type="string" office:string-value="$N$" calcext:value-type="string">
            <text:p>$N$</text:p>
          </table:table-cell>
          <table:table-cell table:style-name="ce8" table:formula="of:=IF([.$W11]=&quot;&quot;;&quot;&quot;;CONCATENATE(&quot;\SI{1}{&quot;;[.$AB11];&quot;}&quot;))" office:value-type="string" office:string-value="\SI{1}{\noop}" calcext:value-type="string">
            <text:p>\SI{1}{\noop}</text:p>
          </table:table-cell>
          <table:table-cell table:style-name="ce9"/>
          <table:table-cell table:style-name="ce48" table:formula="of:=IF([.$W11]=&quot;&quot;;&quot;&quot;;CONCATENATE(&quot;\SI{1}{&quot;;[.$AB11];&quot;}&quot;))" office:value-type="string" office:string-value="\SI{1}{\noop}" calcext:value-type="string">
            <text:p>\SI{1}{\noop}</text:p>
          </table:table-cell>
          <table:table-cell table:style-name="ce48" table:formula="of:=IF([.$AA11]=&quot;&quot;;&quot;&quot;;[.$AA11])">
            <text:p/>
          </table:table-cell>
          <table:table-cell table:style-name="ce9"/>
          <table:table-cell table:style-name="ce52"/>
          <table:table-cell table:style-name="ce65"/>
          <table:table-cell table:style-name="ce3"/>
          <table:table-cell table:style-name="ce10" table:formula="of:=IF([.$U11]=&quot;&quot;;&quot;&quot;;[.$U11])">
            <text:p/>
          </table:table-cell>
          <table:table-cell table:style-name="ce41"/>
          <table:table-cell table:style-name="ce8"/>
          <table:table-cell table:style-name="ce3" table:formula="of:=IF([.W11]=&quot;&quot;;&quot;&quot;;[.$AB11])" office:value-type="string" office:string-value="\noop" calcext:value-type="string">
            <text:p>\noop</text:p>
          </table:table-cell>
          <table:table-cell table:style-name="ce7" table:formula="of:=IF([.W1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11]=&quot;&quot;;&quot;&quot;;CONCATENATE(&quot;$&quot;;[.$X11];&quot;$&quot;))" office:value-type="string" office:string-value="$N$" calcext:value-type="string">
            <text:p>$N$</text:p>
          </table:table-cell>
          <table:table-cell table:style-name="ce85"/>
          <table:table-cell table:style-name="ce58"/>
          <table:table-cell table:style-name="ce26" office:value-type="string" calcext:value-type="string">
            <text:p>number</text:p>
          </table:table-cell>
          <table:table-cell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1</text:p>
          </table:table-cell>
          <table:table-cell table:style-name="ce10"/>
          <table:table-cell office:value-type="string" calcext:value-type="string">
            <text:p>\noop</text:p>
          </table:table-cell>
          <table:table-cell table:number-columns-repeated="2"/>
          <table:table-cell table:style-name="ce25" office:value-type="string" calcext:value-type="string">
            <text:p>Anzahl</text:p>
          </table:table-cell>
          <table:table-cell table:style-name="ce135"/>
          <table:table-cell table:style-name="ce40"/>
          <table:table-cell office:value-type="string" calcext:value-type="string">
            <text:p>number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12]=&quot;&quot;;&quot;&quot;;CONCATENATE(&quot;&quot;;[.W12]))" office:value-type="string" office:string-value="equivalent dose" calcext:value-type="string">
            <text:p>equivalent dose</text:p>
          </table:table-cell>
          <table:table-cell table:style-name="ce7" table:formula="of:=IF([.$W12]=&quot;&quot;;&quot;&quot;;CONCATENATE(&quot;$&quot;;[.$X12];&quot;$&quot;))" office:value-type="string" office:string-value="$H$" calcext:value-type="string">
            <text:p>$H$</text:p>
          </table:table-cell>
          <table:table-cell table:style-name="ce7"/>
          <table:table-cell table:style-name="ce7" table:formula="of:=IF([.$W12]=&quot;&quot;;&quot;&quot;;CONCATENATE(&quot;$&quot;;[.$X12];&quot;$&quot;))" office:value-type="string" office:string-value="$H$" calcext:value-type="string">
            <text:p>$H$</text:p>
          </table:table-cell>
          <table:table-cell table:style-name="ce8" table:formula="of:=IF([.$W12]=&quot;&quot;;&quot;&quot;;CONCATENATE(&quot;\SI{1}{&quot;;[.$AB12];&quot;}&quot;))" office:value-type="string" office:string-value="\SI{1}{\sievert}" calcext:value-type="string">
            <text:p>\SI{1}{\sievert}</text:p>
          </table:table-cell>
          <table:table-cell table:style-name="ce8"/>
          <table:table-cell table:style-name="ce48" table:formula="of:=IF([.$W12]=&quot;&quot;;&quot;&quot;;CONCATENATE(&quot;\SI{1}{&quot;;[.$AB12];&quot;}&quot;))" office:value-type="string" office:string-value="\SI{1}{\sievert}" calcext:value-type="string">
            <text:p>\SI{1}{\sievert}</text:p>
          </table:table-cell>
          <table:table-cell table:style-name="ce48" table:formula="of:=IF([.$AA12]=&quot;&quot;;&quot;&quot;;[.$AA12])" office:value-type="string" office:string-value="sievert" calcext:value-type="string">
            <text:p>sievert</text:p>
          </table:table-cell>
          <table:table-cell table:style-name="ce8"/>
          <table:table-cell table:style-name="ce3" table:formula="of:=IF([.$W12]=&quot;&quot;;&quot;&quot;;[.$F12])" office:value-type="string" office:string-value="\SI{1}{\sievert}" calcext:value-type="string">
            <text:p>\SI{1}{\sievert}</text:p>
          </table:table-cell>
          <table:table-cell table:style-name="ce3" table:formula="of:=IF([.W12]=&quot;&quot;;&quot;&quot;;CONCATENATE(&quot;\SI{1}{&quot;;[.$AC12];&quot;}&quot;))" office:value-type="string" office:string-value="\SI{1}{\meter\squared\per\second\squared}" calcext:value-type="string">
            <text:p>\SI{1}{\meter\squared\per\second\squared}</text:p>
          </table:table-cell>
          <table:table-cell table:style-name="ce3"/>
          <table:table-cell table:style-name="ce3" table:formula="of:=IF([.$U12]=&quot;&quot;;&quot;&quot;;[.$U12])" office:value-type="string" office:string-value="$q \cdot D$" calcext:value-type="string">
            <text:p>$q \cdot D$</text:p>
          </table:table-cell>
          <table:table-cell table:style-name="ce7" table:formula="of:=IF([.$W12]=&quot;&quot;;&quot;&quot;;CONCATENATE(&quot;$&quot;;[.$X12];&quot;$&quot;))" office:value-type="string" office:string-value="$H$" calcext:value-type="string">
            <text:p>$H$</text:p>
          </table:table-cell>
          <table:table-cell table:style-name="ce8"/>
          <table:table-cell table:style-name="ce3" table:formula="of:=IF([.W12]=&quot;&quot;;&quot;&quot;;[.$AB12])" office:value-type="string" office:string-value="\sievert" calcext:value-type="string">
            <text:p>\sievert</text:p>
          </table:table-cell>
          <table:table-cell table:style-name="ce7" table:formula="of:=IF([.W1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12]=&quot;&quot;;&quot;&quot;;CONCATENATE(&quot;$&quot;;[.$X12];&quot;$&quot;))" office:value-type="string" office:string-value="$H$" calcext:value-type="string">
            <text:p>$H$</text:p>
          </table:table-cell>
          <table:table-cell table:style-name="ce82" office:value-type="string" calcext:value-type="string">
            <text:p>$q \cdot D$</text:p>
          </table:table-cell>
          <table:table-cell table:style-name="ce58"/>
          <table:table-cell table:style-name="ce26" office:value-type="string" calcext:value-type="string">
            <text:p>equivalent dose</text:p>
          </table:table-cell>
          <table:table-cell office:value-type="string" calcext:value-type="string">
            <text:p>H</text:p>
          </table:table-cell>
          <table:table-cell table:style-name="ce35" office:value-type="string" calcext:value-type="string">
            <text:p>= q D </text:p>
          </table:table-cell>
          <table:table-cell table:style-name="ce40" office:value-type="string" calcext:value-type="string">
            <text:p>1 Sv</text:p>
          </table:table-cell>
          <table:table-cell table:style-name="ce10" office:value-type="string" calcext:value-type="string">
            <text:p>sievert</text:p>
          </table:table-cell>
          <table:table-cell office:value-type="string" calcext:value-type="string">
            <text:p>\sievert</text:p>
          </table:table-cell>
          <table:table-cell office:value-type="string" calcext:value-type="string">
            <text:p>\meter\squared\per\second\squared</text:p>
          </table:table-cell>
          <table:table-cell/>
          <table:table-cell table:style-name="ce25" office:value-type="string" calcext:value-type="string">
            <text:p>Äquivalentdosis</text:p>
          </table:table-cell>
          <table:table-cell table:style-name="ce135"/>
          <table:table-cell table:style-name="ce40" office:value-type="string" calcext:value-type="string">
            <text:p>Sievert</text:p>
          </table:table-cell>
          <table:table-cell office:value-type="string" calcext:value-type="string">
            <text:p>equivalent dose</text:p>
          </table:table-cell>
          <table:table-cell office:value-type="string" calcext:value-type="string">
            <text:p>siever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W13]=&quot;&quot;;&quot;&quot;;[.W13])" office:value-type="string" office:string-value="acceleration" calcext:value-type="string">
            <text:p>acceleration</text:p>
          </table:table-cell>
          <table:table-cell table:style-name="ce7" table:formula="of:=IF([.$W13]=&quot;&quot;;&quot;&quot;;CONCATENATE(&quot;$&quot;;[.$X13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W13]=&quot;&quot;;&quot;&quot;;CONCATENATE(&quot;$&quot;;[.$X13];&quot;$&quot;))" office:value-type="string" office:string-value="$a$" calcext:value-type="string">
            <text:p>$a$</text:p>
          </table:table-cell>
          <table:table-cell table:style-name="ce8" table:formula="of:=IF([.$W13]=&quot;&quot;;&quot;&quot;;CONCATENATE(&quot;\SI{1}{&quot;;[.$AB13];&quot;}&quot;))" office:value-type="string" office:string-value="\SI{1}{\meter\per\second\squared}" calcext:value-type="string">
            <text:p>\SI{1}{\meter\per\second\squared}</text:p>
          </table:table-cell>
          <table:table-cell table:style-name="ce8"/>
          <table:table-cell table:style-name="ce48" table:formula="of:=IF([.$W13]=&quot;&quot;;&quot;&quot;;CONCATENATE(&quot;\SI{1}{&quot;;[.$AB13];&quot;}&quot;))" office:value-type="string" office:string-value="\SI{1}{\meter\per\second\squared}" calcext:value-type="string">
            <text:p>\SI{1}{\meter\per\second\squared}</text:p>
          </table:table-cell>
          <table:table-cell table:style-name="ce48" table:formula="of:=IF([.$AA13]=&quot;&quot;;&quot;&quot;;[.$AA13])">
            <text:p/>
          </table:table-cell>
          <table:table-cell table:style-name="ce8"/>
          <table:table-cell table:style-name="ce3" table:formula="of:=IF([.$W13]=&quot;&quot;;&quot;&quot;;[.$F13])" office:value-type="string" office:string-value="\SI{1}{\meter\per\second\squared}" calcext:value-type="string">
            <text:p>\SI{1}{\meter\per\second\squared}</text:p>
          </table:table-cell>
          <table:table-cell table:style-name="ce65"/>
          <table:table-cell table:style-name="ce3"/>
          <table:table-cell table:style-name="ce3" table:formula="of:=IF([.$U13]=&quot;&quot;;&quot;&quot;;[.$U13])" office:value-type="string" office:string-value="$\frac{\Delta v}{\Delta t}$" calcext:value-type="string">
            <text:p>$\frac{\Delta v}{\Delta t}$</text:p>
          </table:table-cell>
          <table:table-cell table:style-name="ce7" table:formula="of:=IF([.$W13]=&quot;&quot;;&quot;&quot;;CONCATENATE(&quot;$&quot;;[.$X13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W13]=&quot;&quot;;&quot;&quot;;[.$AB13])" office:value-type="string" office:string-value="\meter\per\second\squared" calcext:value-type="string">
            <text:p>\meter\per\second\squared</text:p>
          </table:table-cell>
          <table:table-cell table:style-name="ce7" table:formula="of:=IF([.W1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13]=&quot;&quot;;&quot;&quot;;CONCATENATE(&quot;$&quot;;[.$X13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\frac{\Delta v}{\Delta t}$</text:p>
          </table:table-cell>
          <table:table-cell table:style-name="ce58"/>
          <table:table-cell table:style-name="ce26" office:value-type="string" calcext:value-type="string">
            <text:p>acceleration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dv / dt</text:p>
          </table:table-cell>
          <table:table-cell table:style-name="ce40" office:value-type="string" calcext:value-type="string">
            <text:p>m^2 / s</text:p>
          </table:table-cell>
          <table:table-cell table:style-name="ce10"/>
          <table:table-cell table:number-columns-repeated="2" office:value-type="string" calcext:value-type="string">
            <text:p>\meter\per\second\squared</text:p>
          </table:table-cell>
          <table:table-cell/>
          <table:table-cell table:style-name="ce25" office:value-type="string" calcext:value-type="string">
            <text:p>Beschleunigung</text:p>
          </table:table-cell>
          <table:table-cell table:style-name="ce135"/>
          <table:table-cell table:style-name="ce40"/>
          <table:table-cell office:value-type="string" calcext:value-type="string">
            <text:p>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W14]=&quot;&quot;;&quot;&quot;;[.W14])" office:value-type="string" office:string-value="density" calcext:value-type="string">
            <text:p>density</text:p>
          </table:table-cell>
          <table:table-cell table:style-name="ce7" table:formula="of:=IF([.$W14]=&quot;&quot;;&quot;&quot;;CONCATENATE(&quot;$&quot;;[.$X14];&quot;$&quot;))" office:value-type="string" office:string-value="$\rho$" calcext:value-type="string">
            <text:p>$\rho$</text:p>
          </table:table-cell>
          <table:table-cell table:style-name="ce7"/>
          <table:table-cell table:style-name="ce7" table:formula="of:=IF([.$W14]=&quot;&quot;;&quot;&quot;;CONCATENATE(&quot;$&quot;;[.$X14];&quot;$&quot;))" office:value-type="string" office:string-value="$\rho$" calcext:value-type="string">
            <text:p>$\rho$</text:p>
          </table:table-cell>
          <table:table-cell table:style-name="ce8" table:formula="of:=IF([.$W14]=&quot;&quot;;&quot;&quot;;CONCATENATE(&quot;\SI{1}{&quot;;[.$AB14];&quot;}&quot;))" office:value-type="string" office:string-value="\SI{1}{\kg\per\m\cubed}" calcext:value-type="string">
            <text:p>\SI{1}{\kg\per\m\cubed}</text:p>
          </table:table-cell>
          <table:table-cell table:style-name="ce8"/>
          <table:table-cell table:style-name="ce48" table:formula="of:=IF([.$W14]=&quot;&quot;;&quot;&quot;;CONCATENATE(&quot;\SI{1}{&quot;;[.$AB14];&quot;}&quot;))" office:value-type="string" office:string-value="\SI{1}{\kg\per\m\cubed}" calcext:value-type="string">
            <text:p>\SI{1}{\kg\per\m\cubed}</text:p>
          </table:table-cell>
          <table:table-cell table:style-name="ce48" table:formula="of:=IF([.$AA14]=&quot;&quot;;&quot;&quot;;[.$AA14])">
            <text:p/>
          </table:table-cell>
          <table:table-cell table:style-name="ce8"/>
          <table:table-cell table:style-name="ce10" office:value-type="string" calcext:value-type="string">
            <text:p>\SI{<text:span text:style-name="T1">19.3</text:span>}{\g\per\cm\cubed}</text:p>
          </table:table-cell>
          <table:table-cell table:style-name="ce10" office:value-type="string" calcext:value-type="string">
            <text:p>\SI{<text:span text:style-name="T1">19300</text:span>}{\kg\per\m\cubed}</text:p>
          </table:table-cell>
          <table:table-cell table:style-name="ce3"/>
          <table:table-cell table:style-name="ce3" table:formula="of:=IF([.$U14]=&quot;&quot;;&quot;&quot;;[.$U14])" office:value-type="string" office:string-value="$\frac{m}{V}$" calcext:value-type="string">
            <text:p>$\frac{m}{V}$</text:p>
          </table:table-cell>
          <table:table-cell table:style-name="ce7" table:formula="of:=IF([.$W14]=&quot;&quot;;&quot;&quot;;CONCATENATE(&quot;$&quot;;[.$X14];&quot;$&quot;))" office:value-type="string" office:string-value="$\rho$" calcext:value-type="string">
            <text:p>$\rho$</text:p>
          </table:table-cell>
          <table:table-cell table:style-name="ce8"/>
          <table:table-cell table:style-name="ce3" table:formula="of:=IF([.W14]=&quot;&quot;;&quot;&quot;;[.$AB14])" office:value-type="string" office:string-value="\kg\per\m\cubed" calcext:value-type="string">
            <text:p>\kg\per\m\cubed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W14]=&quot;&quot;;&quot;&quot;;CONCATENATE(&quot;$&quot;;[.$X14];&quot;$&quot;))" office:value-type="string" office:string-value="$\rho$" calcext:value-type="string">
            <text:p>$\rho$</text:p>
          </table:table-cell>
          <table:table-cell table:style-name="ce82" office:value-type="string" calcext:value-type="string">
            <text:p>$\frac{m}{V}$</text:p>
          </table:table-cell>
          <table:table-cell table:style-name="ce58"/>
          <table:table-cell table:style-name="ce26" office:value-type="string" calcext:value-type="string">
            <text:p>density</text:p>
          </table:table-cell>
          <table:table-cell office:value-type="string" calcext:value-type="string">
            <text:p>\rho</text:p>
          </table:table-cell>
          <table:table-cell table:style-name="ce35" office:value-type="string" calcext:value-type="string">
            <text:p>= m / V</text:p>
          </table:table-cell>
          <table:table-cell table:style-name="ce40" office:value-type="string" calcext:value-type="string">
            <text:p>kg / m^3</text:p>
          </table:table-cell>
          <table:table-cell table:style-name="ce10"/>
          <table:table-cell office:value-type="string" calcext:value-type="string">
            <text:p>\kg\per\m\cubed</text:p>
          </table:table-cell>
          <table:table-cell table:number-columns-repeated="2"/>
          <table:table-cell table:style-name="ce25" office:value-type="string" calcext:value-type="string">
            <text:p>Dichte</text:p>
          </table:table-cell>
          <table:table-cell table:style-name="ce135"/>
          <table:table-cell table:style-name="ce40"/>
          <table:table-cell office:value-type="string" calcext:value-type="string">
            <text:p>d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15]=&quot;&quot;;&quot;&quot;;[.W15])" office:value-type="string" office:string-value="angular momentum" calcext:value-type="string">
            <text:p>angular momentum</text:p>
          </table:table-cell>
          <table:table-cell table:style-name="ce7" table:formula="of:=IF([.$W15]=&quot;&quot;;&quot;&quot;;CONCATENATE(&quot;$&quot;;[.$X15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W15]=&quot;&quot;;&quot;&quot;;CONCATENATE(&quot;$&quot;;[.$X15];&quot;$&quot;))" office:value-type="string" office:string-value="$L$" calcext:value-type="string">
            <text:p>$L$</text:p>
          </table:table-cell>
          <table:table-cell table:style-name="ce8" table:formula="of:=IF([.$W15]=&quot;&quot;;&quot;&quot;;CONCATENATE(&quot;\SI{1}{&quot;;[.$AB15];&quot;}&quot;))" office:value-type="string" office:string-value="\SI{1}{\newton\meter\second}" calcext:value-type="string">
            <text:p>\SI{1}{\newton\meter\second}</text:p>
          </table:table-cell>
          <table:table-cell table:style-name="ce8"/>
          <table:table-cell table:style-name="ce48" table:formula="of:=IF([.$W15]=&quot;&quot;;&quot;&quot;;CONCATENATE(&quot;\SI{1}{&quot;;[.$AB15];&quot;}&quot;))" office:value-type="string" office:string-value="\SI{1}{\newton\meter\second}" calcext:value-type="string">
            <text:p>\SI{1}{\newton\meter\second}</text:p>
          </table:table-cell>
          <table:table-cell table:style-name="ce48" table:formula="of:=IF([.$AA15]=&quot;&quot;;&quot;&quot;;[.$AA15])">
            <text:p/>
          </table:table-cell>
          <table:table-cell table:style-name="ce8"/>
          <table:table-cell table:style-name="ce3" table:formula="of:=IF([.$W15]=&quot;&quot;;&quot;&quot;;[.$F15])" office:value-type="string" office:string-value="\SI{1}{\newton\meter\second}" calcext:value-type="string">
            <text:p>\SI{1}{\newton\meter\second}</text:p>
          </table:table-cell>
          <table:table-cell table:style-name="ce3" table:formula="of:=IF([.W15]=&quot;&quot;;&quot;&quot;;CONCATENATE(&quot;\SI{1}{&quot;;[.$AC15];&quot;}&quot;))" office:value-type="string" office:string-value="\SI{1}{\kilogram\meter\squared\per\second}" calcext:value-type="string">
            <text:p>\SI{1}{\kilogram\meter\squared\per\second}</text:p>
          </table:table-cell>
          <table:table-cell table:style-name="ce3"/>
          <table:table-cell table:style-name="ce3" table:formula="of:=IF([.$U15]=&quot;&quot;;&quot;&quot;;[.$U15])" office:value-type="string" office:string-value="$J\cdot\omega$" calcext:value-type="string">
            <text:p>$J\cdot\omega$</text:p>
          </table:table-cell>
          <table:table-cell table:style-name="ce7" table:formula="of:=IF([.$W15]=&quot;&quot;;&quot;&quot;;CONCATENATE(&quot;$&quot;;[.$X15];&quot;$&quot;))" office:value-type="string" office:string-value="$L$" calcext:value-type="string">
            <text:p>$L$</text:p>
          </table:table-cell>
          <table:table-cell table:style-name="ce8"/>
          <table:table-cell table:style-name="ce3" table:formula="of:=IF([.W15]=&quot;&quot;;&quot;&quot;;[.$AB15])" office:value-type="string" office:string-value="\newton\meter\second" calcext:value-type="string">
            <text:p>\newton\meter\second</text:p>
          </table:table-cell>
          <table:table-cell table:style-name="ce7" table:formula="of:=IF([.W1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15]=&quot;&quot;;&quot;&quot;;CONCATENATE(&quot;$&quot;;[.$X15];&quot;$&quot;))" office:value-type="string" office:string-value="$L$" calcext:value-type="string">
            <text:p>$L$</text:p>
          </table:table-cell>
          <table:table-cell table:style-name="ce82" office:value-type="string" calcext:value-type="string">
            <text:p>$J\cdot\omega$</text:p>
          </table:table-cell>
          <table:table-cell table:style-name="ce58"/>
          <table:table-cell table:style-name="ce26" office:value-type="string" calcext:value-type="string">
            <text:p>angular momentum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J omega </text:p>
          </table:table-cell>
          <table:table-cell table:style-name="ce40" office:value-type="string" calcext:value-type="string">
            <text:p>N m s </text:p>
          </table:table-cell>
          <table:table-cell table:style-name="ce10"/>
          <table:table-cell office:value-type="string" calcext:value-type="string">
            <text:p>\newton\meter\second</text:p>
          </table:table-cell>
          <table:table-cell table:style-name="ce44" office:value-type="string" calcext:value-type="string">
            <text:p>\kilogram\meter\squared\per\second</text:p>
          </table:table-cell>
          <table:table-cell/>
          <table:table-cell table:style-name="ce25" office:value-type="string" calcext:value-type="string">
            <text:p>Drehimpuls</text:p>
          </table:table-cell>
          <table:table-cell table:style-name="ce135"/>
          <table:table-cell table:style-name="ce40"/>
          <table:table-cell office:value-type="string" calcext:value-type="string">
            <text:p>angular momentum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16]=&quot;&quot;;&quot;&quot;;[.W16])" office:value-type="string" office:string-value="torque" calcext:value-type="string">
            <text:p>torque</text:p>
          </table:table-cell>
          <table:table-cell table:style-name="ce7" table:formula="of:=IF([.$W16]=&quot;&quot;;&quot;&quot;;CONCATENATE(&quot;$&quot;;[.$X16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W16]=&quot;&quot;;&quot;&quot;;CONCATENATE(&quot;$&quot;;[.$X16];&quot;$&quot;))" office:value-type="string" office:string-value="$M$" calcext:value-type="string">
            <text:p>$M$</text:p>
          </table:table-cell>
          <table:table-cell table:style-name="ce8" table:formula="of:=IF([.$W16]=&quot;&quot;;&quot;&quot;;CONCATENATE(&quot;\SI{1}{&quot;;[.$AB16];&quot;}&quot;))" office:value-type="string" office:string-value="\SI{1}{\newton\meter}" calcext:value-type="string">
            <text:p>\SI{1}{\newton\meter}</text:p>
          </table:table-cell>
          <table:table-cell table:style-name="ce8"/>
          <table:table-cell table:style-name="ce48" table:formula="of:=IF([.$W16]=&quot;&quot;;&quot;&quot;;CONCATENATE(&quot;\SI{1}{&quot;;[.$AB16];&quot;}&quot;))" office:value-type="string" office:string-value="\SI{1}{\newton\meter}" calcext:value-type="string">
            <text:p>\SI{1}{\newton\meter}</text:p>
          </table:table-cell>
          <table:table-cell table:style-name="ce48" table:formula="of:=IF([.$AA16]=&quot;&quot;;&quot;&quot;;[.$AA16])">
            <text:p/>
          </table:table-cell>
          <table:table-cell table:style-name="ce8"/>
          <table:table-cell table:style-name="ce3" table:formula="of:=IF([.$W16]=&quot;&quot;;&quot;&quot;;[.$F16])" office:value-type="string" office:string-value="\SI{1}{\newton\meter}" calcext:value-type="string">
            <text:p>\SI{1}{\newton\meter}</text:p>
          </table:table-cell>
          <table:table-cell table:style-name="ce3" table:formula="of:=IF([.W16]=&quot;&quot;;&quot;&quot;;CONCATENATE(&quot;\SI{1}{&quot;;[.$AC16];&quot;}&quot;))" office:value-type="string" office:string-value="\SI{1}{\kilogram\meter\squared\per\second\squared}" calcext:value-type="string">
            <text:p>\SI{1}{\kilogram\meter\squared\per\second\squared}</text:p>
          </table:table-cell>
          <table:table-cell table:style-name="ce3"/>
          <table:table-cell table:style-name="ce3" table:formula="of:=IF([.$U16]=&quot;&quot;;&quot;&quot;;[.$U16])" office:value-type="string" office:string-value="$r\cdot F$" calcext:value-type="string">
            <text:p>$r\cdot F$</text:p>
          </table:table-cell>
          <table:table-cell table:style-name="ce7" table:formula="of:=IF([.$W16]=&quot;&quot;;&quot;&quot;;CONCATENATE(&quot;$&quot;;[.$X16];&quot;$&quot;))" office:value-type="string" office:string-value="$M$" calcext:value-type="string">
            <text:p>$M$</text:p>
          </table:table-cell>
          <table:table-cell table:style-name="ce8"/>
          <table:table-cell table:style-name="ce3" table:formula="of:=IF([.W16]=&quot;&quot;;&quot;&quot;;[.$AB16])" office:value-type="string" office:string-value="\newton\meter" calcext:value-type="string">
            <text:p>\newton\meter</text:p>
          </table:table-cell>
          <table:table-cell table:style-name="ce7" table:formula="of:=IF([.W1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16]=&quot;&quot;;&quot;&quot;;CONCATENATE(&quot;$&quot;;[.$X16];&quot;$&quot;))" office:value-type="string" office:string-value="$M$" calcext:value-type="string">
            <text:p>$M$</text:p>
          </table:table-cell>
          <table:table-cell table:style-name="ce82" office:value-type="string" calcext:value-type="string">
            <text:p>$r\cdot F$</text:p>
          </table:table-cell>
          <table:table-cell table:style-name="ce58"/>
          <table:table-cell table:style-name="ce26" office:value-type="string" calcext:value-type="string">
            <text:p>torque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= r F </text:p>
          </table:table-cell>
          <table:table-cell table:style-name="ce40" office:value-type="string" calcext:value-type="string">
            <text:p>N m</text:p>
          </table:table-cell>
          <table:table-cell table:style-name="ce10"/>
          <table:table-cell office:value-type="string" calcext:value-type="string">
            <text:p>\newton\meter</text:p>
          </table:table-cell>
          <table:table-cell table:style-name="ce44" office:value-type="string" calcext:value-type="string">
            <text:p>\kilogram\meter\squared\per\second\squared</text:p>
          </table:table-cell>
          <table:table-cell/>
          <table:table-cell table:style-name="ce25" office:value-type="string" calcext:value-type="string">
            <text:p>Drehmoment</text:p>
          </table:table-cell>
          <table:table-cell table:style-name="ce135"/>
          <table:table-cell table:style-name="ce40"/>
          <table:table-cell office:value-type="string" calcext:value-type="string">
            <text:p>torque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W17]=&quot;&quot;;&quot;&quot;;[.W17])" office:value-type="string" office:string-value="pressure" calcext:value-type="string">
            <text:p>pressure</text:p>
          </table:table-cell>
          <table:table-cell table:style-name="ce7" table:formula="of:=IF([.$W17]=&quot;&quot;;&quot;&quot;;CONCATENATE(&quot;$&quot;;[.$X1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W17]=&quot;&quot;;&quot;&quot;;CONCATENATE(&quot;$&quot;;[.$X17];&quot;$&quot;))" office:value-type="string" office:string-value="$p$" calcext:value-type="string">
            <text:p>$p$</text:p>
          </table:table-cell>
          <table:table-cell table:style-name="ce8" table:formula="of:=IF([.$W17]=&quot;&quot;;&quot;&quot;;CONCATENATE(&quot;\SI{1}{&quot;;[.$AB17];&quot;}&quot;))" office:value-type="string" office:string-value="\SI{1}{\pascal}" calcext:value-type="string">
            <text:p>\SI{1}{\pascal}</text:p>
          </table:table-cell>
          <table:table-cell table:style-name="ce8"/>
          <table:table-cell table:style-name="ce48" table:formula="of:=IF([.$W17]=&quot;&quot;;&quot;&quot;;CONCATENATE(&quot;\SI{1}{&quot;;[.$AB17];&quot;}&quot;))" office:value-type="string" office:string-value="\SI{1}{\pascal}" calcext:value-type="string">
            <text:p>\SI{1}{\pascal}</text:p>
          </table:table-cell>
          <table:table-cell table:style-name="ce48" table:formula="of:=IF([.$AA17]=&quot;&quot;;&quot;&quot;;[.$AA17])" office:value-type="string" office:string-value="pascal" calcext:value-type="string">
            <text:p>pascal</text:p>
          </table:table-cell>
          <table:table-cell table:style-name="ce8"/>
          <table:table-cell table:style-name="ce3" table:formula="of:=IF([.$W17]=&quot;&quot;;&quot;&quot;;[.$F17])" office:value-type="string" office:string-value="\SI{1}{\pascal}" calcext:value-type="string">
            <text:p>\SI{1}{\pascal}</text:p>
          </table:table-cell>
          <table:table-cell table:style-name="ce65"/>
          <table:table-cell table:style-name="ce3"/>
          <table:table-cell table:style-name="ce3" table:formula="of:=IF([.$U17]=&quot;&quot;;&quot;&quot;;[.$U17])" office:value-type="string" office:string-value="$\frac{F}{A}$" calcext:value-type="string">
            <text:p>$\frac{F}{A}$</text:p>
          </table:table-cell>
          <table:table-cell table:style-name="ce41"/>
          <table:table-cell table:style-name="ce8"/>
          <table:table-cell table:style-name="ce3" table:formula="of:=IF([.W17]=&quot;&quot;;&quot;&quot;;[.$AB17])" office:value-type="string" office:string-value="\pascal" calcext:value-type="string">
            <text:p>\pascal</text:p>
          </table:table-cell>
          <table:table-cell table:style-name="ce7" table:formula="of:=IF([.W1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17]=&quot;&quot;;&quot;&quot;;CONCATENATE(&quot;$&quot;;[.$X17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\frac{F}{A}$</text:p>
          </table:table-cell>
          <table:table-cell table:style-name="ce58"/>
          <table:table-cell table:style-name="ce26" office:value-type="string" calcext:value-type="string">
            <text:p>pressure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F / A </text:p>
          </table:table-cell>
          <table:table-cell table:style-name="ce40" office:value-type="string" calcext:value-type="string">
            <text:p>N / m^2</text:p>
          </table:table-cell>
          <table:table-cell table:style-name="ce10" office:value-type="string" calcext:value-type="string">
            <text:p>pascal</text:p>
          </table:table-cell>
          <table:table-cell table:style-name="Default" office:value-type="string" calcext:value-type="string">
            <text:p>\pascal</text:p>
          </table:table-cell>
          <table:table-cell table:style-name="ce44" office:value-type="string" calcext:value-type="string">
            <text:p>\newton\per\meter\squared</text:p>
          </table:table-cell>
          <table:table-cell table:style-name="ce46" office:value-type="string" calcext:value-type="string">
            <text:p>\kilogram\per\meter\per\second\squared</text:p>
          </table:table-cell>
          <table:table-cell table:style-name="ce25" office:value-type="string" calcext:value-type="string">
            <text:p>Druck</text:p>
          </table:table-cell>
          <table:table-cell table:style-name="ce135"/>
          <table:table-cell table:style-name="ce40" office:value-type="string" calcext:value-type="string">
            <text:p>Pascal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pascal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18]=&quot;&quot;;&quot;&quot;;[.W18])" office:value-type="string" office:string-value="electric field strength" calcext:value-type="string">
            <text:p>electric field strength</text:p>
          </table:table-cell>
          <table:table-cell table:style-name="ce7" table:formula="of:=IF([.$W18]=&quot;&quot;;&quot;&quot;;CONCATENATE(&quot;$&quot;;[.$X18];&quot;$&quot;))" office:value-type="string" office:string-value="$E$" calcext:value-type="string">
            <text:p>$E$</text:p>
          </table:table-cell>
          <table:table-cell table:style-name="ce50"/>
          <table:table-cell table:style-name="ce7" table:formula="of:=IF([.$W18]=&quot;&quot;;&quot;&quot;;CONCATENATE(&quot;$&quot;;[.$X18];&quot;$&quot;))" office:value-type="string" office:string-value="$E$" calcext:value-type="string">
            <text:p>$E$</text:p>
          </table:table-cell>
          <table:table-cell table:style-name="ce8" table:formula="of:=IF([.$W18]=&quot;&quot;;&quot;&quot;;CONCATENATE(&quot;\SI{1}{&quot;;[.$AB18];&quot;}&quot;))" office:value-type="string" office:string-value="\SI{1}{\volt\per\meter}" calcext:value-type="string">
            <text:p>\SI{1}{\volt\per\meter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style-name="ce48" table:formula="of:=IF([.$W18]=&quot;&quot;;&quot;&quot;;CONCATENATE(&quot;\SI{1}{&quot;;[.$AB18];&quot;}&quot;))" office:value-type="string" office:string-value="\SI{1}{\volt\per\meter}" calcext:value-type="string">
            <text:p>\SI{1}{\volt\per\meter}</text:p>
          </table:table-cell>
          <table:table-cell table:style-name="ce48" table:formula="of:=IF([.$AA18]=&quot;&quot;;&quot;&quot;;[.$AA18])">
            <text:p/>
          </table:table-cell>
          <table:table-cell table:style-name="ce59"/>
          <table:table-cell table:style-name="ce3" table:formula="of:=IF([.$W18]=&quot;&quot;;&quot;&quot;;[.$F18])" office:value-type="string" office:string-value="\SI{1}{\volt\per\meter}" calcext:value-type="string">
            <text:p>\SI{1}{\volt\per\meter}</text:p>
          </table:table-cell>
          <table:table-cell table:style-name="ce65"/>
          <table:table-cell table:style-name="ce3"/>
          <table:table-cell table:style-name="ce3" table:formula="of:=IF([.$U18]=&quot;&quot;;&quot;&quot;;[.$U18])" office:value-type="string" office:string-value="$\frac{F}{Q}$" calcext:value-type="string">
            <text:p>$\frac{F}{Q}$</text:p>
          </table:table-cell>
          <table:table-cell table:style-name="ce7" table:formula="of:=IF([.$W18]=&quot;&quot;;&quot;&quot;;CONCATENATE(&quot;$&quot;;[.$X18];&quot;$&quot;))" office:value-type="string" office:string-value="$E$" calcext:value-type="string">
            <text:p>$E$</text:p>
          </table:table-cell>
          <table:table-cell table:style-name="ce8"/>
          <table:table-cell table:style-name="ce3" table:formula="of:=IF([.W18]=&quot;&quot;;&quot;&quot;;[.$AB18])" office:value-type="string" office:string-value="\volt\per\meter" calcext:value-type="string">
            <text:p>\volt\per\meter</text:p>
          </table:table-cell>
          <table:table-cell table:style-name="ce7" table:formula="of:=IF([.W1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18]=&quot;&quot;;&quot;&quot;;CONCATENATE(&quot;$&quot;;[.$X18];&quot;$&quot;))" office:value-type="string" office:string-value="$E$" calcext:value-type="string">
            <text:p>$E$</text:p>
          </table:table-cell>
          <table:table-cell table:style-name="ce82" office:value-type="string" calcext:value-type="string">
            <text:p>$\frac{F}{Q}$</text:p>
          </table:table-cell>
          <table:table-cell table:style-name="ce58"/>
          <table:table-cell table:style-name="ce26" office:value-type="string" calcext:value-type="string">
            <text:p>electric field strength</text:p>
          </table:table-cell>
          <table:table-cell office:value-type="string" calcext:value-type="string">
            <text:p>E</text:p>
          </table:table-cell>
          <table:table-cell table:style-name="ce35" office:value-type="string" calcext:value-type="string">
            <text:p>= F / Q </text:p>
          </table:table-cell>
          <table:table-cell table:style-name="ce40" office:value-type="string" calcext:value-type="string">
            <text:p>V / m</text:p>
          </table:table-cell>
          <table:table-cell table:style-name="ce10"/>
          <table:table-cell office:value-type="string" calcext:value-type="string">
            <text:p>\volt\per\meter</text:p>
          </table:table-cell>
          <table:table-cell office:value-type="string" calcext:value-type="string">
            <text:p>\newton\per\ampere\per\second</text:p>
          </table:table-cell>
          <table:table-cell/>
          <table:table-cell table:style-name="ce25" office:value-type="string" calcext:value-type="string">
            <text:p>Elektrische Feldstärke</text:p>
          </table:table-cell>
          <table:table-cell table:style-name="ce135"/>
          <table:table-cell table:style-name="ce40"/>
          <table:table-cell office:value-type="string" calcext:value-type="string">
            <text:p>electric field strength</text:p>
          </table:table-cell>
          <table:table-cell table:number-columns-repeated="2"/>
          <table:table-cell table:style-name="ce59" office:value-type="string" calcext:value-type="string">
            <text:p>\footnote{Im folgenden bezeichnet $E$ eine elektrische Feldstärke.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W19]=&quot;&quot;;&quot;&quot;;[.W19])" office:value-type="string" office:string-value="energy (electric)" calcext:value-type="string">
            <text:p>energy (electric)</text:p>
          </table:table-cell>
          <table:table-cell table:style-name="ce7" table:formula="of:=IF([.$W19]=&quot;&quot;;&quot;&quot;;CONCATENATE(&quot;$&quot;;[.$X19];&quot;$&quot;))" office:value-type="string" office:string-value="$E_{\text{el.}}$" calcext:value-type="string">
            <text:p>$E_{\text{el.}}$</text:p>
          </table:table-cell>
          <table:table-cell table:style-name="ce7"/>
          <table:table-cell table:style-name="ce7" table:formula="of:=IF([.$W19]=&quot;&quot;;&quot;&quot;;CONCATENATE(&quot;$&quot;;[.$X19];&quot;$&quot;))" office:value-type="string" office:string-value="$E_{\text{el.}}$" calcext:value-type="string">
            <text:p>$E_{\text{el.}}$</text:p>
          </table:table-cell>
          <table:table-cell table:style-name="ce8" table:formula="of:=IF([.$W19]=&quot;&quot;;&quot;&quot;;CONCATENATE(&quot;\SI{1}{&quot;;[.$AB19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48" table:formula="of:=IF([.$W19]=&quot;&quot;;&quot;&quot;;CONCATENATE(&quot;\SI{1}{&quot;;[.$AB19];&quot;}&quot;))" office:value-type="string" office:string-value="\SI{1}{\joule}" calcext:value-type="string">
            <text:p>\SI{1}{\joule}</text:p>
          </table:table-cell>
          <table:table-cell table:style-name="ce51"/>
          <table:table-cell table:style-name="ce8"/>
          <table:table-cell table:style-name="ce3" table:formula="of:=IF([.$W19]=&quot;&quot;;&quot;&quot;;[.$F19])" office:value-type="string" office:string-value="\SI{1}{\joule}" calcext:value-type="string">
            <text:p>\SI{1}{\joule}</text:p>
          </table:table-cell>
          <table:table-cell table:style-name="ce3" table:formula="of:=IF([.W19]=&quot;&quot;;&quot;&quot;;CONCATENATE(&quot;\SI{1}{&quot;;[.$AC19];&quot;}&quot;))" office:value-type="string" office:string-value="\SI{1}{\volt\ampere\second}" calcext:value-type="string">
            <text:p>\SI{1}{\volt\ampere\second}</text:p>
          </table:table-cell>
          <table:table-cell table:style-name="ce3"/>
          <table:table-cell table:style-name="ce3" table:formula="of:=IF([.$U19]=&quot;&quot;;&quot;&quot;;[.$U19])" office:value-type="string" office:string-value="$Q \cdot V$" calcext:value-type="string">
            <text:p>$Q \cdot V$</text:p>
          </table:table-cell>
          <table:table-cell table:style-name="ce8" table:formula="of:=IF([.$W19]=&quot;&quot;;&quot;&quot;;CONCATENATE(&quot;$&quot;;[.$X19];&quot;$&quot;))" office:value-type="string" office:string-value="$E_{\text{el.}}$" calcext:value-type="string">
            <text:p>$E_{\text{el.}}$</text:p>
          </table:table-cell>
          <table:table-cell table:style-name="ce8"/>
          <table:table-cell table:style-name="ce3" table:formula="of:=IF([.W19]=&quot;&quot;;&quot;&quot;;[.$AB19])" office:value-type="string" office:string-value="\joule" calcext:value-type="string">
            <text:p>\joule</text:p>
          </table:table-cell>
          <table:table-cell table:style-name="ce7" table:formula="of:=IF([.W1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19]=&quot;&quot;;&quot;&quot;;CONCATENATE(&quot;$&quot;;[.$X19];&quot;$&quot;))" office:value-type="string" office:string-value="$E_{\text{el.}}$" calcext:value-type="string">
            <text:p>$E_{\text{el.}}$</text:p>
          </table:table-cell>
          <table:table-cell table:style-name="ce82" office:value-type="string" calcext:value-type="string">
            <text:p>$Q \cdot V$</text:p>
          </table:table-cell>
          <table:table-cell table:style-name="ce58"/>
          <table:table-cell table:style-name="ce26" office:value-type="string" calcext:value-type="string">
            <text:p>energy (electric)</text:p>
          </table:table-cell>
          <table:table-cell office:value-type="string" calcext:value-type="string">
            <text:p>E_{\text{el.}}</text:p>
          </table:table-cell>
          <table:table-cell table:style-name="ce35" office:value-type="string" calcext:value-type="string">
            <text:p>= Q <text:span text:style-name="T3">V</text:span> </text:p>
          </table:table-cell>
          <table:table-cell table:style-name="ce40" office:value-type="string" calcext:value-type="string">
            <text:p>J</text:p>
          </table:table-cell>
          <table:table-cell table:style-name="ce1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volt\ampere\second</text:p>
          </table:table-cell>
          <table:table-cell/>
          <table:table-cell table:style-name="ce25" office:value-type="string" calcext:value-type="string">
            <text:p>Energie (elektr.)</text:p>
          </table:table-cell>
          <table:table-cell table:style-name="ce135" office:value-type="string" calcext:value-type="string">
            <text:p>E = Q/V</text:p>
          </table:table-cell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electric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kilowatt hour</text:p>
          </table:table-cell>
          <table:table-cell table:style-name="ce7" table:number-columns-repeated="3"/>
          <table:table-cell table:style-name="ce8" table:number-columns-repeated="2"/>
          <table:table-cell table:style-name="ce48" table:formula="of:=IF([.$W20]=&quot;&quot;;&quot;&quot;;CONCATENATE(&quot;\SI{1}{&quot;;[.$AB20];&quot;}&quot;))">
            <text:p/>
          </table:table-cell>
          <table:table-cell table:style-name="ce48" table:formula="of:=IF([.$AA20]=&quot;&quot;;&quot;&quot;;[.$AA20])">
            <text:p/>
          </table:table-cell>
          <table:table-cell table:style-name="ce8"/>
          <table:table-cell table:style-name="ce3"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7" table:number-columns-repeated="3"/>
          <table:table-cell table:style-name="ce82"/>
          <table:table-cell table:style-name="ce58"/>
          <table:table-cell table:style-name="ce26"/>
          <table:table-cell/>
          <table:table-cell table:style-name="ce35"/>
          <table:table-cell table:style-name="ce40"/>
          <table:table-cell table:style-name="ce10"/>
          <table:table-cell table:number-columns-repeated="3"/>
          <table:table-cell table:style-name="ce25"/>
          <table:table-cell table:style-name="ce135"/>
          <table:table-cell table:style-name="ce40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gigawatt hour</text:p>
          </table:table-cell>
          <table:table-cell table:style-name="ce7" table:number-columns-repeated="3"/>
          <table:table-cell table:style-name="ce8" table:number-columns-repeated="2"/>
          <table:table-cell table:style-name="ce48" table:formula="of:=IF([.$W21]=&quot;&quot;;&quot;&quot;;CONCATENATE(&quot;\SI{1}{&quot;;[.$AB21];&quot;}&quot;))">
            <text:p/>
          </table:table-cell>
          <table:table-cell table:style-name="ce48" table:formula="of:=IF([.$AA21]=&quot;&quot;;&quot;&quot;;[.$AA21])">
            <text:p/>
          </table:table-cell>
          <table:table-cell table:style-name="ce8"/>
          <table:table-cell table:style-name="ce3" office:value-type="string" calcext:value-type="string">
            <text:p>\SI{<text:span text:style-name="T1">4</text:span>}{\GWh}</text:p>
          </table:table-cell>
          <table:table-cell table:style-name="ce67" office:value-type="string" calcext:value-type="string">
            <text:p>\SI{<text:span text:style-name="T1">1.44</text:span>e13}{\joule}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3"/>
          <table:table-cell table:style-name="ce7" table:number-columns-repeated="3"/>
          <table:table-cell table:style-name="ce82"/>
          <table:table-cell table:style-name="ce58"/>
          <table:table-cell table:style-name="ce26"/>
          <table:table-cell/>
          <table:table-cell table:style-name="ce35"/>
          <table:table-cell table:style-name="ce40"/>
          <table:table-cell table:style-name="ce10"/>
          <table:table-cell table:number-columns-repeated="3"/>
          <table:table-cell table:style-name="ce25"/>
          <table:table-cell table:style-name="ce135"/>
          <table:table-cell table:style-name="ce40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W22]=&quot;&quot;;&quot;&quot;;[.W22])" office:value-type="string" office:string-value="power (electric)" calcext:value-type="string">
            <text:p>power (electric)</text:p>
          </table:table-cell>
          <table:table-cell table:style-name="ce7" table:formula="of:=IF([.$W22]=&quot;&quot;;&quot;&quot;;CONCATENATE(&quot;$&quot;;[.$X22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W22]=&quot;&quot;;&quot;&quot;;CONCATENATE(&quot;$&quot;;[.$X22];&quot;$&quot;))" office:value-type="string" office:string-value="$P$" calcext:value-type="string">
            <text:p>$P$</text:p>
          </table:table-cell>
          <table:table-cell table:style-name="ce8" table:formula="of:=IF([.$W22]=&quot;&quot;;&quot;&quot;;CONCATENATE(&quot;\SI{1}{&quot;;[.$AB22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48" table:formula="of:=IF([.$W22]=&quot;&quot;;&quot;&quot;;CONCATENATE(&quot;\SI{1}{&quot;;[.$AB22];&quot;}&quot;))" office:value-type="string" office:string-value="\SI{1}{\watt}" calcext:value-type="string">
            <text:p>\SI{1}{\watt}</text:p>
          </table:table-cell>
          <table:table-cell table:style-name="ce51"/>
          <table:table-cell table:style-name="ce8"/>
          <table:table-cell table:style-name="ce3" table:formula="of:=IF([.$W22]=&quot;&quot;;&quot;&quot;;[.$F22])" office:value-type="string" office:string-value="\SI{1}{\watt}" calcext:value-type="string">
            <text:p>\SI{1}{\watt}</text:p>
          </table:table-cell>
          <table:table-cell table:style-name="ce3" table:formula="of:=IF([.W22]=&quot;&quot;;&quot;&quot;;CONCATENATE(&quot;\SI{1}{&quot;;[.$AC22];&quot;}&quot;))" office:value-type="string" office:string-value="\SI{1}{\volt\ampere}" calcext:value-type="string">
            <text:p>\SI{1}{\volt\ampere}</text:p>
          </table:table-cell>
          <table:table-cell table:style-name="ce3"/>
          <table:table-cell table:style-name="ce3" table:formula="of:=IF([.$U22]=&quot;&quot;;&quot;&quot;;[.$U22])" office:value-type="string" office:string-value="$V\cdot I$" calcext:value-type="string">
            <text:p>$V\cdot I$</text:p>
          </table:table-cell>
          <table:table-cell table:style-name="ce7" table:formula="of:=IF([.$W22]=&quot;&quot;;&quot;&quot;;CONCATENATE(&quot;$&quot;;[.$X22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W22]=&quot;&quot;;&quot;&quot;;[.$AB22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W22]=&quot;&quot;;&quot;&quot;;CONCATENATE(&quot;$&quot;;[.$X22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V\cdot I$</text:p>
          </table:table-cell>
          <table:table-cell table:style-name="ce58"/>
          <table:table-cell table:style-name="ce26" office:value-type="string" calcext:value-type="string">
            <text:p>power (electric)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<text:span text:style-name="T3">V</text:span> I </text:p>
          </table:table-cell>
          <table:table-cell table:style-name="ce40" office:value-type="string" calcext:value-type="string">
            <text:p>W</text:p>
          </table:table-cell>
          <table:table-cell table:style-name="ce10" office:value-type="string" calcext:value-type="string">
            <text:p>watt</text:p>
          </table:table-cell>
          <table:table-cell office:value-type="string" calcext:value-type="string">
            <text:p>\watt</text:p>
          </table:table-cell>
          <table:table-cell office:value-type="string" calcext:value-type="string">
            <text:p>\volt\ampere</text:p>
          </table:table-cell>
          <table:table-cell/>
          <table:table-cell table:style-name="ce25" office:value-type="string" calcext:value-type="string">
            <text:p>Leistung (elektr.)</text:p>
          </table:table-cell>
          <table:table-cell table:style-name="ce135"/>
          <table:table-cell table:style-name="ce40" office:value-type="string" calcext:value-type="string">
            <text:p>Watt</text:p>
          </table:table-cell>
          <table:table-cell office:value-type="string" calcext:value-type="string">
            <text:p>power (electric)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W23]=&quot;&quot;;&quot;&quot;;[.W23])" office:value-type="string" office:string-value="area" calcext:value-type="string">
            <text:p>area</text:p>
          </table:table-cell>
          <table:table-cell table:style-name="ce7" table:formula="of:=IF([.$W23]=&quot;&quot;;&quot;&quot;;CONCATENATE(&quot;$&quot;;[.$X23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W23]=&quot;&quot;;&quot;&quot;;CONCATENATE(&quot;$&quot;;[.$X23];&quot;$&quot;))" office:value-type="string" office:string-value="$A$" calcext:value-type="string">
            <text:p>$A$</text:p>
          </table:table-cell>
          <table:table-cell table:style-name="ce8" table:formula="of:=IF([.$W23]=&quot;&quot;;&quot;&quot;;CONCATENATE(&quot;\SI{1}{&quot;;[.$AB23];&quot;}&quot;))" office:value-type="string" office:string-value="\SI{1}{\meter\squared}" calcext:value-type="string">
            <text:p>\SI{1}{\meter\squared}</text:p>
          </table:table-cell>
          <table:table-cell table:style-name="ce8"/>
          <table:table-cell table:style-name="ce48" table:formula="of:=IF([.$W23]=&quot;&quot;;&quot;&quot;;CONCATENATE(&quot;\SI{1}{&quot;;[.$AB23];&quot;}&quot;))" office:value-type="string" office:string-value="\SI{1}{\meter\squared}" calcext:value-type="string">
            <text:p>\SI{1}{\meter\squared}</text:p>
          </table:table-cell>
          <table:table-cell table:style-name="ce48" table:formula="of:=IF([.$AA23]=&quot;&quot;;&quot;&quot;;[.$AA23])" office:value-type="string" office:string-value="square metre" calcext:value-type="string">
            <text:p>square metre</text:p>
          </table:table-cell>
          <table:table-cell table:style-name="ce8"/>
          <table:table-cell table:style-name="ce10" office:value-type="string" calcext:value-type="string">
            <text:p>\SI{<text:span text:style-name="T1">6.5</text:span>}{\deci\m\squared}</text:p>
          </table:table-cell>
          <table:table-cell table:style-name="ce10" office:value-type="string" calcext:value-type="string">
            <text:p>\SI{<text:span text:style-name="T1">0.065</text:span>}{\m\squared}</text:p>
          </table:table-cell>
          <table:table-cell table:style-name="ce3"/>
          <table:table-cell table:style-name="ce3" table:formula="of:=IF([.$U23]=&quot;&quot;;&quot;&quot;;[.$U23])" office:value-type="string" office:string-value="$l\cdot w$" calcext:value-type="string">
            <text:p>$l\cdot w$</text:p>
          </table:table-cell>
          <table:table-cell table:style-name="ce7" table:formula="of:=IF([.$W23]=&quot;&quot;;&quot;&quot;;CONCATENATE(&quot;$&quot;;[.$X23];&quot;$&quot;))" office:value-type="string" office:string-value="$A$" calcext:value-type="string">
            <text:p>$A$</text:p>
          </table:table-cell>
          <table:table-cell table:style-name="ce8"/>
          <table:table-cell table:style-name="ce3" table:formula="of:=IF([.W23]=&quot;&quot;;&quot;&quot;;[.$AB23])" office:value-type="string" office:string-value="\meter\squared" calcext:value-type="string">
            <text:p>\meter\squared</text:p>
          </table:table-cell>
          <table:table-cell table:style-name="ce7" table:formula="of:=IF([.W2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23]=&quot;&quot;;&quot;&quot;;CONCATENATE(&quot;$&quot;;[.$X23];&quot;$&quot;))" office:value-type="string" office:string-value="$A$" calcext:value-type="string">
            <text:p>$A$</text:p>
          </table:table-cell>
          <table:table-cell table:style-name="ce82" office:value-type="string" calcext:value-type="string">
            <text:p>$l\cdot w$</text:p>
          </table:table-cell>
          <table:table-cell table:style-name="ce58"/>
          <table:table-cell table:style-name="ce26" office:value-type="string" calcext:value-type="string">
            <text:p>area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l * w </text:p>
          </table:table-cell>
          <table:table-cell table:style-name="ce40" office:value-type="string" calcext:value-type="string">
            <text:p>m^2 </text:p>
          </table:table-cell>
          <table:table-cell table:style-name="ce10" office:value-type="string" calcext:value-type="string">
            <text:p>square metre</text:p>
          </table:table-cell>
          <table:table-cell office:value-type="string" calcext:value-type="string">
            <text:p>\meter\squared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</text:p>
          </table:table-cell>
          <table:table-cell table:style-name="ce135" office:value-type="string" calcext:value-type="string">
            <text:p>A =l*w</text:p>
          </table:table-cell>
          <table:table-cell table:style-name="ce40" office:value-type="string" calcext:value-type="string">
            <text:p>Quadratmet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quare met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24]=&quot;&quot;;&quot;&quot;;[.W24])" office:value-type="string" office:string-value="area in are" calcext:value-type="string">
            <text:p>area in are</text:p>
          </table:table-cell>
          <table:table-cell table:style-name="ce41" table:number-columns-repeated="3"/>
          <table:table-cell table:style-name="ce9" table:number-columns-repeated="2"/>
          <table:table-cell table:style-name="ce48" table:formula="of:=IF([.$W24]=&quot;&quot;;&quot;&quot;;CONCATENATE(&quot;\SI{1}{&quot;;[.$AB24];&quot;}&quot;))" office:value-type="string" office:string-value="\SI{1}{are}" calcext:value-type="string">
            <text:p>\SI{1}{are}</text:p>
          </table:table-cell>
          <table:table-cell table:style-name="ce48" table:formula="of:=IF([.$AA24]=&quot;&quot;;&quot;&quot;;[.$AA24])">
            <text:p/>
          </table:table-cell>
          <table:table-cell table:style-name="ce9"/>
          <table:table-cell table:style-name="ce10" office:value-type="string" calcext:value-type="string">
            <text:p>\SI{<text:span text:style-name="T1">0.65</text:span>}{a}</text:p>
          </table:table-cell>
          <table:table-cell table:style-name="ce10" office:value-type="string" calcext:value-type="string">
            <text:p>\SI{<text:span text:style-name="T1">65</text:span>}{\m\squared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 table:style-name="ce3" table:formula="of:=IF([.$U24]=&quot;&quot;;&quot;&quot;;[.$U24])" office:value-type="string" office:string-value="$\SI{100}{\m\squared}$" calcext:value-type="string">
            <text:p>$\SI{100}{\m\squared}$</text:p>
          </table:table-cell>
          <table:table-cell table:style-name="ce7" table:formula="of:=IF([.$W24]=&quot;&quot;;&quot;&quot;;CONCATENATE(&quot;$&quot;;[.$X24];&quot;$&quot;))" office:value-type="string" office:string-value="$\SI{1}{a}$" calcext:value-type="string">
            <text:p>$\SI{1}{a}$</text:p>
          </table:table-cell>
          <table:table-cell table:style-name="ce8"/>
          <table:table-cell table:style-name="ce3" table:formula="of:=IF([.W24]=&quot;&quot;;&quot;&quot;;[.$AB24])" office:value-type="string" office:string-value="are" calcext:value-type="string">
            <text:p>are</text:p>
          </table:table-cell>
          <table:table-cell table:style-name="ce41"/>
          <table:table-cell table:style-name="ce7"/>
          <table:table-cell table:style-name="ce41" office:value-type="string" calcext:value-type="string">
            <text:p>$\SI{1}{a}$</text:p>
          </table:table-cell>
          <table:table-cell table:style-name="ce82" office:value-type="string" calcext:value-type="string">
            <text:p>$\SI{100}{\m\squared}$</text:p>
          </table:table-cell>
          <table:table-cell table:style-name="ce58"/>
          <table:table-cell table:style-name="ce26" office:value-type="string" calcext:value-type="string">
            <text:p>area in are</text:p>
          </table:table-cell>
          <table:table-cell office:value-type="string" calcext:value-type="string">
            <text:p>\SI{1}{a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10"/>
          <table:table-cell office:value-type="string" calcext:value-type="string">
            <text:p>are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Ar</text:p>
          </table:table-cell>
          <table:table-cell table:style-name="ce135"/>
          <table:table-cell table:style-name="ce40"/>
          <table:table-cell office:value-type="string" calcext:value-type="string">
            <text:p>area in are</text:p>
          </table:table-cell>
          <table:table-cell table:number-columns-repeated="5"/>
          <table:table-cell table:style-name="ce69" office:value-type="string" calcext:value-type="string">
            <text:p>\footnote{Im Folgenden bezeichnet a die Maßeinheit einer Fläche.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25]=&quot;&quot;;&quot;&quot;;[.W25])" office:value-type="string" office:string-value="area in hectare" calcext:value-type="string">
            <text:p>area in hectare</text:p>
          </table:table-cell>
          <table:table-cell table:style-name="ce41" table:number-columns-repeated="3"/>
          <table:table-cell table:style-name="ce9" table:number-columns-repeated="2"/>
          <table:table-cell table:style-name="ce48" table:formula="of:=IF([.$W25]=&quot;&quot;;&quot;&quot;;CONCATENATE(&quot;\SI{1}{&quot;;[.$AB25];&quot;}&quot;))" office:value-type="string" office:string-value="\SI{1}{\hectare}" calcext:value-type="string">
            <text:p>\SI{1}{\hectare}</text:p>
          </table:table-cell>
          <table:table-cell table:style-name="ce48" table:formula="of:=IF([.$AA25]=&quot;&quot;;&quot;&quot;;[.$AA25])" office:value-type="string" office:string-value="are" calcext:value-type="string">
            <text:p>are</text:p>
          </table:table-cell>
          <table:table-cell table:style-name="ce9"/>
          <table:table-cell table:style-name="ce10" office:value-type="string" calcext:value-type="string">
            <text:p>\SI{<text:span text:style-name="T1">0.35</text:span>}{\hectare}</text:p>
          </table:table-cell>
          <table:table-cell table:style-name="ce10" office:value-type="string" calcext:value-type="string">
            <text:p>\SI{<text:span text:style-name="T1">3500</text:span>}{\m\squared}</text:p>
          </table:table-cell>
          <table:table-cell table:style-name="ce3"/>
          <table:table-cell table:style-name="ce3" table:formula="of:=IF([.$U25]=&quot;&quot;;&quot;&quot;;[.$U25])" office:value-type="string" office:string-value="$\SI{10000}{\m\squared}$" calcext:value-type="string">
            <text:p>$\SI{10000}{\m\squared}$</text:p>
          </table:table-cell>
          <table:table-cell table:style-name="ce8" table:formula="of:=IF([.$W25]=&quot;&quot;;&quot;&quot;;CONCATENATE(&quot;$&quot;;[.$X25];&quot;$&quot;))" office:value-type="string" office:string-value="$\SI{1}{\hectare}$" calcext:value-type="string">
            <text:p>$\SI{1}{\hectare}$</text:p>
          </table:table-cell>
          <table:table-cell table:style-name="ce8"/>
          <table:table-cell table:style-name="ce3" table:formula="of:=IF([.W25]=&quot;&quot;;&quot;&quot;;[.$AB25])" office:value-type="string" office:string-value="\hectare" calcext:value-type="string">
            <text:p>\hectare</text:p>
          </table:table-cell>
          <table:table-cell table:style-name="ce41"/>
          <table:table-cell table:style-name="ce7"/>
          <table:table-cell table:style-name="ce41" office:value-type="string" calcext:value-type="string">
            <text:p>\SI{1}{\hectare}</text:p>
          </table:table-cell>
          <table:table-cell table:style-name="ce82" office:value-type="string" calcext:value-type="string">
            <text:p>$\SI{10000}{\m\squared}$</text:p>
          </table:table-cell>
          <table:table-cell table:style-name="ce58"/>
          <table:table-cell table:style-name="ce26" office:value-type="string" calcext:value-type="string">
            <text:p>area in hectare</text:p>
          </table:table-cell>
          <table:table-cell office:value-type="string" calcext:value-type="string">
            <text:p>\SI{1}{\hectare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10" office:value-type="string" calcext:value-type="string">
            <text:p>are</text:p>
          </table:table-cell>
          <table:table-cell office:value-type="string" calcext:value-type="string">
            <text:p>\hectare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Hektar</text:p>
          </table:table-cell>
          <table:table-cell table:style-name="ce135"/>
          <table:table-cell table:style-name="ce40" office:value-type="string" calcext:value-type="string">
            <text:p>Ar</text:p>
          </table:table-cell>
          <table:table-cell office:value-type="string" calcext:value-type="string">
            <text:p>area in hectare</text:p>
          </table:table-cell>
          <table:table-cell office:value-type="string" calcext:value-type="string">
            <text:p>a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W26]=&quot;&quot;;&quot;&quot;;[.W26])" office:value-type="string" office:string-value="frequency" calcext:value-type="string">
            <text:p>frequency</text:p>
          </table:table-cell>
          <table:table-cell table:style-name="ce7" table:formula="of:=IF([.$W26]=&quot;&quot;;&quot;&quot;;CONCATENATE(&quot;$&quot;;[.$X26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W26]=&quot;&quot;;&quot;&quot;;CONCATENATE(&quot;$&quot;;[.$X26];&quot;$&quot;))" office:value-type="string" office:string-value="$f$" calcext:value-type="string">
            <text:p>$f$</text:p>
          </table:table-cell>
          <table:table-cell table:style-name="ce8" table:formula="of:=IF([.$W26]=&quot;&quot;;&quot;&quot;;CONCATENATE(&quot;\SI{1}{&quot;;[.$AB26];&quot;}&quot;))" office:value-type="string" office:string-value="\SI{1}{\hertz}" calcext:value-type="string">
            <text:p>\SI{1}{\hertz}</text:p>
          </table:table-cell>
          <table:table-cell table:style-name="ce8"/>
          <table:table-cell table:style-name="ce48" table:formula="of:=IF([.$W26]=&quot;&quot;;&quot;&quot;;CONCATENATE(&quot;\SI{1}{&quot;;[.$AB26];&quot;}&quot;))" office:value-type="string" office:string-value="\SI{1}{\hertz}" calcext:value-type="string">
            <text:p>\SI{1}{\hertz}</text:p>
          </table:table-cell>
          <table:table-cell table:style-name="ce48" table:formula="of:=IF([.$AA26]=&quot;&quot;;&quot;&quot;;[.$AA26])" office:value-type="string" office:string-value="hectare" calcext:value-type="string">
            <text:p>hectare</text:p>
          </table:table-cell>
          <table:table-cell table:style-name="ce8"/>
          <table:table-cell table:style-name="ce3" table:formula="of:=IF([.$W26]=&quot;&quot;;&quot;&quot;;[.$F26])" office:value-type="string" office:string-value="\SI{1}{\hertz}" calcext:value-type="string">
            <text:p>\SI{1}{\hertz}</text:p>
          </table:table-cell>
          <table:table-cell table:style-name="ce10" table:formula="of:=IF([.W26]=&quot;&quot;;&quot;&quot;;CONCATENATE(&quot;\si{&quot;;[.$AC26];&quot;}&quot;))" office:value-type="string" office:string-value="\si{\per\second}" calcext:value-type="string">
            <text:p>\si{\per\second}</text:p>
          </table:table-cell>
          <table:table-cell table:style-name="ce3"/>
          <table:table-cell table:style-name="ce3" table:formula="of:=IF([.$U26]=&quot;&quot;;&quot;&quot;;[.$U26])" office:value-type="string" office:string-value="$\frac{N}{t}$" calcext:value-type="string">
            <text:p>$\frac{N}{t}$</text:p>
          </table:table-cell>
          <table:table-cell table:style-name="ce7" table:formula="of:=IF([.$W26]=&quot;&quot;;&quot;&quot;;CONCATENATE(&quot;$&quot;;[.$X26];&quot;$&quot;))" office:value-type="string" office:string-value="$f$" calcext:value-type="string">
            <text:p>$f$</text:p>
          </table:table-cell>
          <table:table-cell table:style-name="ce54" office:value-type="string" calcext:value-type="string">
            <text:p>\footnote{In the following expression the symbol $N$ denotes a dimensionless number.}</text:p>
          </table:table-cell>
          <table:table-cell table:style-name="ce3" table:formula="of:=IF([.W26]=&quot;&quot;;&quot;&quot;;[.$AB26])" office:value-type="string" office:string-value="\hertz" calcext:value-type="string">
            <text:p>\hertz</text:p>
          </table:table-cell>
          <table:table-cell table:style-name="ce41"/>
          <table:table-cell table:style-name="ce7"/>
          <table:table-cell table:style-name="ce7" table:formula="of:=IF([.$W26]=&quot;&quot;;&quot;&quot;;CONCATENATE(&quot;$&quot;;[.$X26];&quot;$&quot;))" office:value-type="string" office:string-value="$f$" calcext:value-type="string">
            <text:p>$f$</text:p>
          </table:table-cell>
          <table:table-cell table:style-name="ce82" office:value-type="string" calcext:value-type="string">
            <text:p>$\frac{N}{t}$</text:p>
          </table:table-cell>
          <table:table-cell table:style-name="ce58"/>
          <table:table-cell table:style-name="ce26" office:value-type="string" calcext:value-type="string">
            <text:p>frequency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N / t </text:p>
          </table:table-cell>
          <table:table-cell table:style-name="ce40" office:value-type="string" calcext:value-type="string">
            <text:p>Hz</text:p>
          </table:table-cell>
          <table:table-cell table:style-name="ce10" office:value-type="string" calcext:value-type="string">
            <text:p>hectare</text:p>
          </table:table-cell>
          <table:table-cell office:value-type="string" calcext:value-type="string">
            <text:p>\hertz</text:p>
          </table:table-cell>
          <table:table-cell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Frequenz</text:p>
          </table:table-cell>
          <table:table-cell table:style-name="ce135"/>
          <table:table-cell table:style-name="ce40" office:value-type="string" calcext:value-type="string">
            <text:p>Hertz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ectare</text:p>
          </table:table-cell>
          <table:table-cell table:number-columns-repeated="7"/>
          <table:table-cell table:style-name="ce54" office:value-type="string" calcext:value-type="string">
            <text:p>\footnote{Im folgenden Ausdruck bezeichnet die Größe $N$ eine Anzahl.}</text:p>
          </table:table-cell>
          <table:table-cell table:style-name="ce54" office:value-type="string" calcext:value-type="string">
            <text:p>\footnote{In the following expression the symbol $N$ denotes a dimensionless number..}</text:p>
          </table:table-cell>
          <table:table-cell table:number-columns-repeated="985"/>
        </table:table-row>
        <table:table-row table:style-name="ro2">
          <table:table-cell/>
          <table:table-cell table:style-name="ce3" table:formula="of:=IF([.$W27]=&quot;&quot;;&quot;&quot;;[.W27])" office:value-type="string" office:string-value="velocity" calcext:value-type="string">
            <text:p>velocity</text:p>
          </table:table-cell>
          <table:table-cell table:style-name="ce7" table:formula="of:=IF([.$W27]=&quot;&quot;;&quot;&quot;;CONCATENATE(&quot;$&quot;;[.$X27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W27]=&quot;&quot;;&quot;&quot;;CONCATENATE(&quot;$&quot;;[.$X27];&quot;$&quot;))" office:value-type="string" office:string-value="$v$" calcext:value-type="string">
            <text:p>$v$</text:p>
          </table:table-cell>
          <table:table-cell table:style-name="ce8" table:formula="of:=IF([.$W27]=&quot;&quot;;&quot;&quot;;CONCATENATE(&quot;\SI{1}{&quot;;[.$AB27];&quot;}&quot;))" office:value-type="string" office:string-value="\SI{1}{\meter\per\second}" calcext:value-type="string">
            <text:p>\SI{1}{\meter\per\second}</text:p>
          </table:table-cell>
          <table:table-cell table:style-name="ce8"/>
          <table:table-cell table:style-name="ce48" table:formula="of:=IF([.$W27]=&quot;&quot;;&quot;&quot;;CONCATENATE(&quot;\SI{1}{&quot;;[.$AB27];&quot;}&quot;))" office:value-type="string" office:string-value="\SI{1}{\meter\per\second}" calcext:value-type="string">
            <text:p>\SI{1}{\meter\per\second}</text:p>
          </table:table-cell>
          <table:table-cell table:style-name="ce48" table:formula="of:=IF([.$AA27]=&quot;&quot;;&quot;&quot;;[.$AA27])">
            <text:p/>
          </table:table-cell>
          <table:table-cell table:style-name="ce8"/>
          <table:table-cell table:style-name="ce10" office:value-type="string" calcext:value-type="string">
            <text:p>\SI{<text:span text:style-name="T1">54</text:span>}{\km\per\hour}</text:p>
          </table:table-cell>
          <table:table-cell table:style-name="ce3" office:value-type="string" calcext:value-type="string">
            <text:p>\SI{<text:span text:style-name="T1">15</text:span>}{\m\per\s}</text:p>
          </table:table-cell>
          <table:table-cell table:style-name="ce3"/>
          <table:table-cell table:style-name="ce3" table:formula="of:=IF([.$U27]=&quot;&quot;;&quot;&quot;;[.$U27])" office:value-type="string" office:string-value="$\frac{\Delta s}{\Delta t}$" calcext:value-type="string">
            <text:p>$\frac{\Delta s}{\Delta t}$</text:p>
          </table:table-cell>
          <table:table-cell table:style-name="ce7" table:formula="of:=IF([.$W27]=&quot;&quot;;&quot;&quot;;CONCATENATE(&quot;$&quot;;[.$X27];&quot;$&quot;))" office:value-type="string" office:string-value="$v$" calcext:value-type="string">
            <text:p>$v$</text:p>
          </table:table-cell>
          <table:table-cell table:style-name="ce8"/>
          <table:table-cell table:style-name="ce3" table:formula="of:=IF([.W27]=&quot;&quot;;&quot;&quot;;[.$AB27])" office:value-type="string" office:string-value="\meter\per\second" calcext:value-type="string">
            <text:p>\meter\per\second</text:p>
          </table:table-cell>
          <table:table-cell table:style-name="ce7" table:formula="of:=IF([.W2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27]=&quot;&quot;;&quot;&quot;;CONCATENATE(&quot;$&quot;;[.$X27];&quot;$&quot;))" office:value-type="string" office:string-value="$v$" calcext:value-type="string">
            <text:p>$v$</text:p>
          </table:table-cell>
          <table:table-cell table:style-name="ce82" office:value-type="string" calcext:value-type="string">
            <text:p>$\frac{\Delta s}{\Delta t}$</text:p>
          </table:table-cell>
          <table:table-cell table:style-name="ce58"/>
          <table:table-cell table:style-name="ce26" office:value-type="string" calcext:value-type="string">
            <text:p>velocity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ds/ dt </text:p>
          </table:table-cell>
          <table:table-cell table:style-name="ce40" office:value-type="string" calcext:value-type="string">
            <text:p>m/s</text:p>
          </table:table-cell>
          <table:table-cell table:style-name="ce10"/>
          <table:table-cell table:number-columns-repeated="2" office:value-type="string" calcext:value-type="string">
            <text:p>\meter\per\second</text:p>
          </table:table-cell>
          <table:table-cell/>
          <table:table-cell table:style-name="ce25" office:value-type="string" calcext:value-type="string">
            <text:p>Geschwindigkeit</text:p>
          </table:table-cell>
          <table:table-cell table:style-name="ce135"/>
          <table:table-cell table:style-name="ce40"/>
          <table:table-cell office:value-type="string" calcext:value-type="string">
            <text:p>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28]=&quot;&quot;;&quot;&quot;;[.W28])" office:value-type="string" office:string-value="gravitational field strength" calcext:value-type="string">
            <text:p>gravitational field strength</text:p>
          </table:table-cell>
          <table:table-cell table:style-name="ce7" table:formula="of:=IF([.$W28]=&quot;&quot;;&quot;&quot;;CONCATENATE(&quot;$&quot;;[.$X28];&quot;$&quot;))" office:value-type="string" office:string-value="$g$" calcext:value-type="string">
            <text:p>$g$</text:p>
          </table:table-cell>
          <table:table-cell table:style-name="ce7"/>
          <table:table-cell table:style-name="ce7" table:formula="of:=IF([.$W28]=&quot;&quot;;&quot;&quot;;CONCATENATE(&quot;$&quot;;[.$X28];&quot;$&quot;))" office:value-type="string" office:string-value="$g$" calcext:value-type="string">
            <text:p>$g$</text:p>
          </table:table-cell>
          <table:table-cell table:style-name="ce8" table:formula="of:=IF([.$W28]=&quot;&quot;;&quot;&quot;;CONCATENATE(&quot;\SI{1}{&quot;;[.$AB28];&quot;}&quot;))" office:value-type="string" office:string-value="\SI{1}{\newton\per\kg}" calcext:value-type="string">
            <text:p>\SI{1}{\newton\per\kg}</text:p>
          </table:table-cell>
          <table:table-cell table:style-name="ce8"/>
          <table:table-cell table:style-name="ce48" table:formula="of:=IF([.$W28]=&quot;&quot;;&quot;&quot;;CONCATENATE(&quot;\SI{1}{&quot;;[.$AB28];&quot;}&quot;))" office:value-type="string" office:string-value="\SI{1}{\newton\per\kg}" calcext:value-type="string">
            <text:p>\SI{1}{\newton\per\kg}</text:p>
          </table:table-cell>
          <table:table-cell table:style-name="ce48" table:formula="of:=IF([.$AA28]=&quot;&quot;;&quot;&quot;;[.$AA28])">
            <text:p/>
          </table:table-cell>
          <table:table-cell table:style-name="ce8"/>
          <table:table-cell table:style-name="ce3" table:formula="of:=IF([.$W28]=&quot;&quot;;&quot;&quot;;[.$F28])" office:value-type="string" office:string-value="\SI{1}{\newton\per\kg}" calcext:value-type="string">
            <text:p>\SI{1}{\newton\per\kg}</text:p>
          </table:table-cell>
          <table:table-cell table:style-name="ce3" table:formula="of:=IF([.W28]=&quot;&quot;;&quot;&quot;;CONCATENATE(&quot;\SI{1}{&quot;;[.$AC28];&quot;}&quot;))" office:value-type="string" office:string-value="\SI{1}{\m\per\s\squared}" calcext:value-type="string">
            <text:p>\SI{1}{\m\per\s\squared}</text:p>
          </table:table-cell>
          <table:table-cell table:style-name="ce3"/>
          <table:table-cell table:style-name="ce3" table:formula="of:=IF([.$U28]=&quot;&quot;;&quot;&quot;;[.$U28])" office:value-type="string" office:string-value="$\frac{F}{m}$" calcext:value-type="string">
            <text:p>$\frac{F}{m}$</text:p>
          </table:table-cell>
          <table:table-cell table:style-name="ce7" table:formula="of:=IF([.$W28]=&quot;&quot;;&quot;&quot;;CONCATENATE(&quot;$&quot;;[.$X28];&quot;$&quot;))" office:value-type="string" office:string-value="$g$" calcext:value-type="string">
            <text:p>$g$</text:p>
          </table:table-cell>
          <table:table-cell table:style-name="ce8"/>
          <table:table-cell table:style-name="ce3" table:formula="of:=IF([.W28]=&quot;&quot;;&quot;&quot;;[.$AB28])" office:value-type="string" office:string-value="\newton\per\kg" calcext:value-type="string">
            <text:p>\newton\per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W28]=&quot;&quot;;&quot;&quot;;CONCATENATE(&quot;$&quot;;[.$X28];&quot;$&quot;))" office:value-type="string" office:string-value="$g$" calcext:value-type="string">
            <text:p>$g$</text:p>
          </table:table-cell>
          <table:table-cell table:style-name="ce82" office:value-type="string" calcext:value-type="string">
            <text:p>$\frac{F}{m}$</text:p>
          </table:table-cell>
          <table:table-cell table:style-name="ce58"/>
          <table:table-cell table:style-name="ce26" office:value-type="string" calcext:value-type="string">
            <text:p>gravitational field strength</text:p>
          </table:table-cell>
          <table:table-cell office:value-type="string" calcext:value-type="string">
            <text:p>g</text:p>
          </table:table-cell>
          <table:table-cell table:style-name="ce35" office:value-type="string" calcext:value-type="string">
            <text:p>= F/m</text:p>
          </table:table-cell>
          <table:table-cell table:style-name="ce40" office:value-type="string" calcext:value-type="string">
            <text:p>N/kg</text:p>
          </table:table-cell>
          <table:table-cell table:style-name="ce10"/>
          <table:table-cell office:value-type="string" calcext:value-type="string">
            <text:p>\newton\per\kg</text:p>
          </table:table-cell>
          <table:table-cell office:value-type="string" calcext:value-type="string">
            <text:p>\m\per\s\squared</text:p>
          </table:table-cell>
          <table:table-cell/>
          <table:table-cell table:style-name="ce25" office:value-type="string" calcext:value-type="string">
            <text:p>Gravitationsfeldstärke</text:p>
          </table:table-cell>
          <table:table-cell table:style-name="ce135"/>
          <table:table-cell table:style-name="ce40"/>
          <table:table-cell office:value-type="string" calcext:value-type="string">
            <text:p>gravitational field str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29]=&quot;&quot;;&quot;&quot;;[.W29])" office:value-type="string" office:string-value="momentum" calcext:value-type="string">
            <text:p>momentum</text:p>
          </table:table-cell>
          <table:table-cell table:style-name="ce7" table:formula="of:=IF([.$W29]=&quot;&quot;;&quot;&quot;;CONCATENATE(&quot;$&quot;;[.$X29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W29]=&quot;&quot;;&quot;&quot;;CONCATENATE(&quot;$&quot;;[.$X29];&quot;$&quot;))" office:value-type="string" office:string-value="$p$" calcext:value-type="string">
            <text:p>$p$</text:p>
          </table:table-cell>
          <table:table-cell table:style-name="ce8" table:formula="of:=IF([.$W29]=&quot;&quot;;&quot;&quot;;CONCATENATE(&quot;\SI{1}{&quot;;[.$AB29];&quot;}&quot;))" office:value-type="string" office:string-value="\SI{1}{\huygens}" calcext:value-type="string">
            <text:p>\SI{1}{\huygens}</text:p>
          </table:table-cell>
          <table:table-cell table:style-name="ce8"/>
          <table:table-cell table:style-name="ce48" table:formula="of:=IF([.$W29]=&quot;&quot;;&quot;&quot;;CONCATENATE(&quot;\SI{1}{&quot;;[.$AB29];&quot;}&quot;))" office:value-type="string" office:string-value="\SI{1}{\huygens}" calcext:value-type="string">
            <text:p>\SI{1}{\huygens}</text:p>
          </table:table-cell>
          <table:table-cell table:style-name="ce48" table:formula="of:=IF([.$AA29]=&quot;&quot;;&quot;&quot;;[.$AA29])" office:value-type="string" office:string-value="huygens" calcext:value-type="string">
            <text:p>huygens</text:p>
          </table:table-cell>
          <table:table-cell table:style-name="ce8"/>
          <table:table-cell table:style-name="ce3" table:formula="of:=IF([.$W29]=&quot;&quot;;&quot;&quot;;[.$F29])" office:value-type="string" office:string-value="\SI{1}{\huygens}" calcext:value-type="string">
            <text:p>\SI{1}{\huygens}</text:p>
          </table:table-cell>
          <table:table-cell table:style-name="ce3" table:formula="of:=IF([.W29]=&quot;&quot;;&quot;&quot;;CONCATENATE(&quot;\SI{1}{&quot;;[.$AC29];&quot;}&quot;))" office:value-type="string" office:string-value="\SI{1}{\kilogram\meter\per\second}" calcext:value-type="string">
            <text:p>\SI{1}{\kilogram\meter\per\second}</text:p>
          </table:table-cell>
          <table:table-cell table:style-name="ce3"/>
          <table:table-cell table:style-name="ce3" table:formula="of:=IF([.$U29]=&quot;&quot;;&quot;&quot;;[.$U29])" office:value-type="string" office:string-value="$m \cdot v$" calcext:value-type="string">
            <text:p>$m \cdot v$</text:p>
          </table:table-cell>
          <table:table-cell table:style-name="ce7" table:formula="of:=IF([.$W29]=&quot;&quot;;&quot;&quot;;CONCATENATE(&quot;$&quot;;[.$X29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W29]=&quot;&quot;;&quot;&quot;;[.$AB29])" office:value-type="string" office:string-value="\huygens" calcext:value-type="string">
            <text:p>\huygens</text:p>
          </table:table-cell>
          <table:table-cell table:style-name="ce7" table:formula="of:=IF([.W2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29]=&quot;&quot;;&quot;&quot;;CONCATENATE(&quot;$&quot;;[.$X29];&quot;$&quot;))" office:value-type="string" office:string-value="$p$" calcext:value-type="string">
            <text:p>$p$</text:p>
          </table:table-cell>
          <table:table-cell table:style-name="ce82" office:value-type="string" calcext:value-type="string">
            <text:p>$m \cdot v$</text:p>
          </table:table-cell>
          <table:table-cell table:style-name="ce58"/>
          <table:table-cell table:style-name="ce26" office:value-type="string" calcext:value-type="string">
            <text:p>momentum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m v </text:p>
          </table:table-cell>
          <table:table-cell table:style-name="ce41" office:value-type="string" calcext:value-type="string">
            <text:p>Hy</text:p>
          </table:table-cell>
          <table:table-cell table:style-name="ce10" office:value-type="string" calcext:value-type="string">
            <text:p>huygens</text:p>
          </table:table-cell>
          <table:table-cell office:value-type="string" calcext:value-type="string">
            <text:p>\huygens</text:p>
          </table:table-cell>
          <table:table-cell table:style-name="ce44" office:value-type="string" calcext:value-type="string">
            <text:p>\kilogram\meter\per\second</text:p>
          </table:table-cell>
          <table:table-cell/>
          <table:table-cell table:style-name="ce25" office:value-type="string" calcext:value-type="string">
            <text:p>Impuls</text:p>
          </table:table-cell>
          <table:table-cell table:style-name="ce135"/>
          <table:table-cell table:style-name="ce41" office:value-type="string" calcext:value-type="string">
            <text:p>Huygens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huygens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30]=&quot;&quot;;&quot;&quot;;[.W30])" office:value-type="string" office:string-value="induced e.m.f." calcext:value-type="string">
            <text:p>induced e.m.f.</text:p>
          </table:table-cell>
          <table:table-cell table:style-name="ce7" table:formula="of:=IF([.$W30]=&quot;&quot;;&quot;&quot;;CONCATENATE(&quot;$&quot;;[.$X30];&quot;$&quot;))" office:value-type="string" office:string-value="$\mathcal{E}$" calcext:value-type="string">
            <text:p>$\mathcal{E}$</text:p>
          </table:table-cell>
          <table:table-cell table:style-name="ce7"/>
          <table:table-cell table:style-name="ce7" table:formula="of:=IF([.$W30]=&quot;&quot;;&quot;&quot;;CONCATENATE(&quot;$&quot;;[.$X30];&quot;$&quot;))" office:value-type="string" office:string-value="$\mathcal{E}$" calcext:value-type="string">
            <text:p>$\mathcal{E}$</text:p>
          </table:table-cell>
          <table:table-cell table:style-name="ce8" table:formula="of:=IF([.$W30]=&quot;&quot;;&quot;&quot;;CONCATENATE(&quot;\SI{1}{&quot;;[.$AB30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W30]=&quot;&quot;;&quot;&quot;;CONCATENATE(&quot;\SI{1}{&quot;;[.$AB30];&quot;}&quot;))" office:value-type="string" office:string-value="\SI{1}{\volt}" calcext:value-type="string">
            <text:p>\SI{1}{\volt}</text:p>
          </table:table-cell>
          <table:table-cell table:style-name="ce51"/>
          <table:table-cell table:style-name="ce8"/>
          <table:table-cell table:style-name="ce3" table:formula="of:=IF([.$W30]=&quot;&quot;;&quot;&quot;;[.$F30])" office:value-type="string" office:string-value="\SI{1}{\volt}" calcext:value-type="string">
            <text:p>\SI{1}{\volt}</text:p>
          </table:table-cell>
          <table:table-cell table:style-name="ce65"/>
          <table:table-cell table:style-name="ce3"/>
          <table:table-cell table:style-name="ce3" table:formula="of:=IF([.$U30]=&quot;&quot;;&quot;&quot;;[.$U30])" office:value-type="string" office:string-value="$-N\,\frac{\Delta \Phi}{\Delta t}$" calcext:value-type="string">
            <text:p>$-N\,\frac{\Delta \Phi}{\Delta t}$</text:p>
          </table:table-cell>
          <table:table-cell table:style-name="ce72" table:formula="of:=IF([.$W30]=&quot;&quot;;&quot;&quot;;CONCATENATE(&quot;$&quot;;[.$X30];&quot;$&quot;))" office:value-type="string" office:string-value="$\mathcal{E}$" calcext:value-type="string">
            <text:p>$\mathcal{E}$</text:p>
          </table:table-cell>
          <table:table-cell table:style-name="ce8"/>
          <table:table-cell table:style-name="ce3" table:formula="of:=IF([.W30]=&quot;&quot;;&quot;&quot;;[.$AB30])" office:value-type="string" office:string-value="\volt" calcext:value-type="string">
            <text:p>\volt</text:p>
          </table:table-cell>
          <table:table-cell table:style-name="ce7" table:formula="of:=IF([.W3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30]=&quot;&quot;;&quot;&quot;;CONCATENATE(&quot;$&quot;;[.$X30];&quot;$&quot;))" office:value-type="string" office:string-value="$\mathcal{E}$" calcext:value-type="string">
            <text:p>$\mathcal{E}$</text:p>
          </table:table-cell>
          <table:table-cell table:style-name="ce82" office:value-type="string" calcext:value-type="string">
            <text:p>$-N\,\frac{\Delta \Phi}{\Delta t}$</text:p>
          </table:table-cell>
          <table:table-cell table:style-name="ce58"/>
          <table:table-cell table:style-name="ce26" office:value-type="string" calcext:value-type="string">
            <text:p>induced e.m.f.</text:p>
          </table:table-cell>
          <table:table-cell office:value-type="string" calcext:value-type="string">
            <text:p>\mathcal{E}</text:p>
          </table:table-cell>
          <table:table-cell table:style-name="ce35" office:value-type="string" calcext:value-type="string">
            <text:p>= -N d Phi / dt</text:p>
          </table:table-cell>
          <table:table-cell table:style-name="ce41" office:value-type="string" calcext:value-type="string">
            <text:p>V</text:p>
          </table:table-cell>
          <table:table-cell table:style-name="ce1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table:style-name="ce44" office:value-type="string" calcext:value-type="string">
            <text:p>\newton\m\per\ampere\per\s</text:p>
          </table:table-cell>
          <table:table-cell/>
          <table:table-cell table:style-name="ce25"/>
          <table:table-cell table:style-name="ce135"/>
          <table:table-cell table:style-name="ce41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31]=&quot;&quot;;&quot;&quot;;[.W31])" office:value-type="string" office:string-value="inductance" calcext:value-type="string">
            <text:p>inductance</text:p>
          </table:table-cell>
          <table:table-cell table:style-name="ce7" table:formula="of:=IF([.$W31]=&quot;&quot;;&quot;&quot;;CONCATENATE(&quot;$&quot;;[.$X31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W31]=&quot;&quot;;&quot;&quot;;CONCATENATE(&quot;$&quot;;[.$X31];&quot;$&quot;))" office:value-type="string" office:string-value="$L$" calcext:value-type="string">
            <text:p>$L$</text:p>
          </table:table-cell>
          <table:table-cell table:style-name="ce8" table:formula="of:=IF([.$W31]=&quot;&quot;;&quot;&quot;;CONCATENATE(&quot;\SI{1}{&quot;;[.$AB31];&quot;}&quot;))" office:value-type="string" office:string-value="\SI{1}{\henry}" calcext:value-type="string">
            <text:p>\SI{1}{\henry}</text:p>
          </table:table-cell>
          <table:table-cell table:style-name="ce8"/>
          <table:table-cell table:style-name="ce48" table:formula="of:=IF([.$W31]=&quot;&quot;;&quot;&quot;;CONCATENATE(&quot;\SI{1}{&quot;;[.$AB31];&quot;}&quot;))" office:value-type="string" office:string-value="\SI{1}{\henry}" calcext:value-type="string">
            <text:p>\SI{1}{\henry}</text:p>
          </table:table-cell>
          <table:table-cell table:style-name="ce48" table:formula="of:=IF([.$AA31]=&quot;&quot;;&quot;&quot;;[.$AA31])" office:value-type="string" office:string-value="henry" calcext:value-type="string">
            <text:p>henry</text:p>
          </table:table-cell>
          <table:table-cell table:style-name="ce8"/>
          <table:table-cell table:style-name="ce3" table:formula="of:=IF([.$W31]=&quot;&quot;;&quot;&quot;;[.$F31])" office:value-type="string" office:string-value="\SI{1}{\henry}" calcext:value-type="string">
            <text:p>\SI{1}{\henry}</text:p>
          </table:table-cell>
          <table:table-cell table:style-name="ce3" table:formula="of:=IF([.W31]=&quot;&quot;;&quot;&quot;;CONCATENATE(&quot;\SI{1}{&quot;;[.$AC31];&quot;}&quot;))" office:value-type="string" office:string-value="\SI{1}{\volt\second\per\ampere}" calcext:value-type="string">
            <text:p>\SI{1}{\volt\second\per\ampere}</text:p>
          </table:table-cell>
          <table:table-cell table:style-name="ce3"/>
          <table:table-cell table:style-name="ce10" office:value-type="string" calcext:value-type="string">
            <text:p>$U_L / \left(\frac{\Delta I}{\Delta t}\right)$</text:p>
          </table:table-cell>
          <table:table-cell table:style-name="ce7" table:formula="of:=IF([.$W31]=&quot;&quot;;&quot;&quot;;CONCATENATE(&quot;$&quot;;[.$X31];&quot;$&quot;))" office:value-type="string" office:string-value="$L$" calcext:value-type="string">
            <text:p>$L$</text:p>
          </table:table-cell>
          <table:table-cell table:style-name="ce8"/>
          <table:table-cell table:style-name="ce3" table:formula="of:=IF([.W31]=&quot;&quot;;&quot;&quot;;[.$AB31])" office:value-type="string" office:string-value="\henry" calcext:value-type="string">
            <text:p>\henry</text:p>
          </table:table-cell>
          <table:table-cell table:style-name="ce7" table:formula="of:=IF([.W3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31]=&quot;&quot;;&quot;&quot;;CONCATENATE(&quot;$&quot;;[.$X31];&quot;$&quot;))" office:value-type="string" office:string-value="$L$" calcext:value-type="string">
            <text:p>$L$</text:p>
          </table:table-cell>
          <table:table-cell table:style-name="ce85"/>
          <table:table-cell table:style-name="ce58"/>
          <table:table-cell table:style-name="ce26" office:value-type="string" calcext:value-type="string">
            <text:p>inductance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<text:span text:style-name="T3">V</text:span> / (dI/dt) </text:p>
          </table:table-cell>
          <table:table-cell table:style-name="ce41" office:value-type="string" calcext:value-type="string">
            <text:p>H </text:p>
          </table:table-cell>
          <table:table-cell table:style-name="ce10" office:value-type="string" calcext:value-type="string">
            <text:p>henry</text:p>
          </table:table-cell>
          <table:table-cell office:value-type="string" calcext:value-type="string">
            <text:p>\henry</text:p>
          </table:table-cell>
          <table:table-cell table:style-name="ce44" office:value-type="string" calcext:value-type="string">
            <text:p>\volt\second\per\ampere</text:p>
          </table:table-cell>
          <table:table-cell/>
          <table:table-cell table:style-name="ce25" office:value-type="string" calcext:value-type="string">
            <text:p>Induktivität</text:p>
          </table:table-cell>
          <table:table-cell table:style-name="ce135"/>
          <table:table-cell table:style-name="ce41" office:value-type="string" calcext:value-type="string">
            <text:p>Henry</text:p>
          </table:table-cell>
          <table:table-cell office:value-type="string" calcext:value-type="string">
            <text:p>inductivity</text:p>
          </table:table-cell>
          <table:table-cell office:value-type="string" calcext:value-type="string">
            <text:p>henry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32]=&quot;&quot;;&quot;&quot;;[.W32])" office:value-type="string" office:string-value="intensity" calcext:value-type="string">
            <text:p>intensity</text:p>
          </table:table-cell>
          <table:table-cell table:style-name="ce7" table:formula="of:=IF([.$W32]=&quot;&quot;;&quot;&quot;;CONCATENATE(&quot;$&quot;;[.$X32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W32]=&quot;&quot;;&quot;&quot;;CONCATENATE(&quot;$&quot;;[.$X32];&quot;$&quot;))" office:value-type="string" office:string-value="$I$" calcext:value-type="string">
            <text:p>$I$</text:p>
          </table:table-cell>
          <table:table-cell table:style-name="ce8" table:formula="of:=IF([.$W32]=&quot;&quot;;&quot;&quot;;CONCATENATE(&quot;\SI{1}{&quot;;[.$AB32];&quot;}&quot;))" office:value-type="string" office:string-value="\SI{1}{\watt\per\meter\squared}" calcext:value-type="string">
            <text:p>\SI{1}{\watt\per\meter\squared}</text:p>
          </table:table-cell>
          <table:table-cell table:style-name="ce8"/>
          <table:table-cell table:style-name="ce48" table:formula="of:=IF([.$W32]=&quot;&quot;;&quot;&quot;;CONCATENATE(&quot;\SI{1}{&quot;;[.$AB32];&quot;}&quot;))" office:value-type="string" office:string-value="\SI{1}{\watt\per\meter\squared}" calcext:value-type="string">
            <text:p>\SI{1}{\watt\per\meter\squared}</text:p>
          </table:table-cell>
          <table:table-cell table:style-name="ce48" table:formula="of:=IF([.$AA32]=&quot;&quot;;&quot;&quot;;[.$AA32])">
            <text:p/>
          </table:table-cell>
          <table:table-cell table:style-name="ce8"/>
          <table:table-cell table:style-name="ce3" table:formula="of:=IF([.$W32]=&quot;&quot;;&quot;&quot;;[.$F32])" office:value-type="string" office:string-value="\SI{1}{\watt\per\meter\squared}" calcext:value-type="string">
            <text:p>\SI{1}{\watt\per\meter\squared}</text:p>
          </table:table-cell>
          <table:table-cell table:style-name="ce3" table:formula="of:=IF([.W32]=&quot;&quot;;&quot;&quot;;CONCATENATE(&quot;\SI{1}{&quot;;[.$AC32];&quot;}&quot;))" office:value-type="string" office:string-value="\SI{1}{\kilogram\per\second\cubed}" calcext:value-type="string">
            <text:p>\SI{1}{\kilogram\per\second\cubed}</text:p>
          </table:table-cell>
          <table:table-cell table:style-name="ce3"/>
          <table:table-cell table:style-name="ce3" table:formula="of:=IF([.$U32]=&quot;&quot;;&quot;&quot;;[.$U32])" office:value-type="string" office:string-value="$\frac{\Delta E}{A\,\Delta t}$" calcext:value-type="string">
            <text:p>$\frac{\Delta E}{A\,\Delta t}$</text:p>
          </table:table-cell>
          <table:table-cell table:style-name="ce7" table:formula="of:=IF([.$W32]=&quot;&quot;;&quot;&quot;;CONCATENATE(&quot;$&quot;;[.$X32];&quot;$&quot;))" office:value-type="string" office:string-value="$I$" calcext:value-type="string">
            <text:p>$I$</text:p>
          </table:table-cell>
          <table:table-cell table:style-name="ce8"/>
          <table:table-cell table:style-name="ce3" table:formula="of:=IF([.W32]=&quot;&quot;;&quot;&quot;;[.$AB32])" office:value-type="string" office:string-value="\watt\per\meter\squared" calcext:value-type="string">
            <text:p>\watt\per\meter\squared</text:p>
          </table:table-cell>
          <table:table-cell table:style-name="ce7" table:formula="of:=IF([.W3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32]=&quot;&quot;;&quot;&quot;;CONCATENATE(&quot;$&quot;;[.$X32];&quot;$&quot;))" office:value-type="string" office:string-value="$I$" calcext:value-type="string">
            <text:p>$I$</text:p>
          </table:table-cell>
          <table:table-cell table:style-name="ce82" office:value-type="string" calcext:value-type="string">
            <text:p>$\frac{\Delta E}{A\,\Delta t}$</text:p>
          </table:table-cell>
          <table:table-cell table:style-name="ce58"/>
          <table:table-cell table:style-name="ce26" office:value-type="string" calcext:value-type="string">
            <text:p>intensity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<text:span text:style-name="T3">E</text:span>/dt 1/A </text:p>
          </table:table-cell>
          <table:table-cell table:style-name="ce41" office:value-type="string" calcext:value-type="string">
            <text:p>1 W/m^2</text:p>
          </table:table-cell>
          <table:table-cell table:style-name="ce10"/>
          <table:table-cell office:value-type="string" calcext:value-type="string">
            <text:p>\watt\per\meter\squared</text:p>
          </table:table-cell>
          <table:table-cell table:style-name="ce44" office:value-type="string" calcext:value-type="string">
            <text:p>\kilogram\per\second\cubed</text:p>
          </table:table-cell>
          <table:table-cell/>
          <table:table-cell table:style-name="ce25" office:value-type="string" calcext:value-type="string">
            <text:p>Intensität</text:p>
          </table:table-cell>
          <table:table-cell table:style-name="ce135"/>
          <table:table-cell table:style-name="ce41"/>
          <table:table-cell office:value-type="string" calcext:value-type="string">
            <text:p>int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W33]=&quot;&quot;;&quot;&quot;;[.W33])" office:value-type="string" office:string-value="capacitance" calcext:value-type="string">
            <text:p>capacitance</text:p>
          </table:table-cell>
          <table:table-cell table:style-name="ce7" table:formula="of:=IF([.$W33]=&quot;&quot;;&quot;&quot;;CONCATENATE(&quot;$&quot;;[.$X33];&quot;$&quot;))" office:value-type="string" office:string-value="$C$" calcext:value-type="string">
            <text:p>$C$</text:p>
          </table:table-cell>
          <table:table-cell table:style-name="ce7"/>
          <table:table-cell table:style-name="ce7" table:formula="of:=IF([.$W33]=&quot;&quot;;&quot;&quot;;CONCATENATE(&quot;$&quot;;[.$X33];&quot;$&quot;))" office:value-type="string" office:string-value="$C$" calcext:value-type="string">
            <text:p>$C$</text:p>
          </table:table-cell>
          <table:table-cell table:style-name="ce8" table:formula="of:=IF([.$W33]=&quot;&quot;;&quot;&quot;;CONCATENATE(&quot;\SI{1}{&quot;;[.$AB33];&quot;}&quot;))" office:value-type="string" office:string-value="\SI{1}{\farad}" calcext:value-type="string">
            <text:p>\SI{1}{\farad}</text:p>
          </table:table-cell>
          <table:table-cell table:style-name="ce8"/>
          <table:table-cell table:style-name="ce48" table:formula="of:=IF([.$W33]=&quot;&quot;;&quot;&quot;;CONCATENATE(&quot;\SI{1}{&quot;;[.$AB33];&quot;}&quot;))" office:value-type="string" office:string-value="\SI{1}{\farad}" calcext:value-type="string">
            <text:p>\SI{1}{\farad}</text:p>
          </table:table-cell>
          <table:table-cell table:style-name="ce48" table:formula="of:=IF([.$AA33]=&quot;&quot;;&quot;&quot;;[.$AA33])" office:value-type="string" office:string-value="farad" calcext:value-type="string">
            <text:p>farad</text:p>
          </table:table-cell>
          <table:table-cell table:style-name="ce8"/>
          <table:table-cell table:style-name="ce3" table:formula="of:=IF([.$W33]=&quot;&quot;;&quot;&quot;;[.$F33])" office:value-type="string" office:string-value="\SI{1}{\farad}" calcext:value-type="string">
            <text:p>\SI{1}{\farad}</text:p>
          </table:table-cell>
          <table:table-cell table:style-name="ce3" table:formula="of:=IF([.W33]=&quot;&quot;;&quot;&quot;;CONCATENATE(&quot;\SI{1}{&quot;;[.$AC33];&quot;}&quot;))" office:value-type="string" office:string-value="\SI{1}{\ampere\second\per\volt}" calcext:value-type="string">
            <text:p>\SI{1}{\ampere\second\per\volt}</text:p>
          </table:table-cell>
          <table:table-cell table:style-name="ce3"/>
          <table:table-cell table:style-name="ce3" table:formula="of:=IF([.$U33]=&quot;&quot;;&quot;&quot;;[.$U33])" office:value-type="string" office:string-value="$\frac{Q}{V}$" calcext:value-type="string">
            <text:p>$\frac{Q}{V}$</text:p>
          </table:table-cell>
          <table:table-cell table:style-name="ce7" table:formula="of:=IF([.$W33]=&quot;&quot;;&quot;&quot;;CONCATENATE(&quot;$&quot;;[.$X33];&quot;$&quot;))" office:value-type="string" office:string-value="$C$" calcext:value-type="string">
            <text:p>$C$</text:p>
          </table:table-cell>
          <table:table-cell table:style-name="ce8"/>
          <table:table-cell table:style-name="ce3" table:formula="of:=IF([.W33]=&quot;&quot;;&quot;&quot;;[.$AB33])" office:value-type="string" office:string-value="\farad" calcext:value-type="string">
            <text:p>\farad</text:p>
          </table:table-cell>
          <table:table-cell table:style-name="ce7" table:formula="of:=IF([.W3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33]=&quot;&quot;;&quot;&quot;;CONCATENATE(&quot;$&quot;;[.$X33];&quot;$&quot;))" office:value-type="string" office:string-value="$C$" calcext:value-type="string">
            <text:p>$C$</text:p>
          </table:table-cell>
          <table:table-cell table:style-name="ce82" office:value-type="string" calcext:value-type="string">
            <text:p>$\frac{Q}{V}$</text:p>
          </table:table-cell>
          <table:table-cell table:style-name="ce58"/>
          <table:table-cell table:style-name="ce26" office:value-type="string" calcext:value-type="string">
            <text:p>capacitance</text:p>
          </table:table-cell>
          <table:table-cell office:value-type="string" calcext:value-type="string">
            <text:p>C</text:p>
          </table:table-cell>
          <table:table-cell table:style-name="ce35" office:value-type="string" calcext:value-type="string">
            <text:p>= Q / <text:span text:style-name="T3">V</text:span> </text:p>
          </table:table-cell>
          <table:table-cell table:style-name="ce40" office:value-type="string" calcext:value-type="string">
            <text:p>F</text:p>
          </table:table-cell>
          <table:table-cell table:style-name="ce10" office:value-type="string" calcext:value-type="string">
            <text:p>farad</text:p>
          </table:table-cell>
          <table:table-cell office:value-type="string" calcext:value-type="string">
            <text:p>\farad</text:p>
          </table:table-cell>
          <table:table-cell office:value-type="string" calcext:value-type="string">
            <text:p>\ampere\second\per\volt</text:p>
          </table:table-cell>
          <table:table-cell/>
          <table:table-cell table:style-name="ce25" office:value-type="string" calcext:value-type="string">
            <text:p>Kapazität</text:p>
          </table:table-cell>
          <table:table-cell table:style-name="ce135"/>
          <table:table-cell table:style-name="ce40" office:value-type="string" calcext:value-type="string">
            <text:p>Farad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fara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W34]=&quot;&quot;;&quot;&quot;;[.W34])" office:value-type="string" office:string-value="force" calcext:value-type="string">
            <text:p>force</text:p>
          </table:table-cell>
          <table:table-cell table:style-name="ce7" table:formula="of:=IF([.$W34]=&quot;&quot;;&quot;&quot;;CONCATENATE(&quot;$&quot;;[.$X34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W34]=&quot;&quot;;&quot;&quot;;CONCATENATE(&quot;$&quot;;[.$X34];&quot;$&quot;))" office:value-type="string" office:string-value="$F$" calcext:value-type="string">
            <text:p>$F$</text:p>
          </table:table-cell>
          <table:table-cell table:style-name="ce8" table:formula="of:=IF([.$W34]=&quot;&quot;;&quot;&quot;;CONCATENATE(&quot;\SI{1}{&quot;;[.$AB34];&quot;}&quot;))" office:value-type="string" office:string-value="\SI{1}{\newton}" calcext:value-type="string">
            <text:p>\SI{1}{\newton}</text:p>
          </table:table-cell>
          <table:table-cell table:style-name="ce8"/>
          <table:table-cell table:style-name="ce48" table:formula="of:=IF([.$W34]=&quot;&quot;;&quot;&quot;;CONCATENATE(&quot;\SI{1}{&quot;;[.$AB34];&quot;}&quot;))" office:value-type="string" office:string-value="\SI{1}{\newton}" calcext:value-type="string">
            <text:p>\SI{1}{\newton}</text:p>
          </table:table-cell>
          <table:table-cell table:style-name="ce48" table:formula="of:=IF([.$AA34]=&quot;&quot;;&quot;&quot;;[.$AA34])" office:value-type="string" office:string-value="newton" calcext:value-type="string">
            <text:p>newton</text:p>
          </table:table-cell>
          <table:table-cell table:style-name="ce8"/>
          <table:table-cell table:style-name="ce3" table:formula="of:=IF([.$W34]=&quot;&quot;;&quot;&quot;;[.$F34])" office:value-type="string" office:string-value="\SI{1}{\newton}" calcext:value-type="string">
            <text:p>\SI{1}{\newton}</text:p>
          </table:table-cell>
          <table:table-cell table:style-name="ce3" table:formula="of:=IF([.W34]=&quot;&quot;;&quot;&quot;;CONCATENATE(&quot;\SI{1}{&quot;;[.$AC34];&quot;}&quot;))" office:value-type="string" office:string-value="\SI{1}{\kg\m\per\s\squared}" calcext:value-type="string">
            <text:p>\SI{1}{\kg\m\per\s\squared}</text:p>
          </table:table-cell>
          <table:table-cell table:style-name="ce3"/>
          <table:table-cell table:style-name="ce3" table:formula="of:=IF([.$U34]=&quot;&quot;;&quot;&quot;;[.$U34])" office:value-type="string" office:string-value="$m\cdot a$" calcext:value-type="string">
            <text:p>$m\cdot a$</text:p>
          </table:table-cell>
          <table:table-cell table:style-name="ce7" table:formula="of:=IF([.$W34]=&quot;&quot;;&quot;&quot;;CONCATENATE(&quot;$&quot;;[.$X34];&quot;$&quot;))" office:value-type="string" office:string-value="$F$" calcext:value-type="string">
            <text:p>$F$</text:p>
          </table:table-cell>
          <table:table-cell table:style-name="ce8"/>
          <table:table-cell table:style-name="ce3" table:formula="of:=IF([.W34]=&quot;&quot;;&quot;&quot;;[.$AB34])" office:value-type="string" office:string-value="\newton" calcext:value-type="string">
            <text:p>\newton</text:p>
          </table:table-cell>
          <table:table-cell table:style-name="ce7" table:formula="of:=IF([.W3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34]=&quot;&quot;;&quot;&quot;;CONCATENATE(&quot;$&quot;;[.$X34];&quot;$&quot;))" office:value-type="string" office:string-value="$F$" calcext:value-type="string">
            <text:p>$F$</text:p>
          </table:table-cell>
          <table:table-cell table:style-name="ce82" office:value-type="string" calcext:value-type="string">
            <text:p>$m\cdot a$</text:p>
          </table:table-cell>
          <table:table-cell table:style-name="ce58"/>
          <table:table-cell table:style-name="ce26" office:value-type="string" calcext:value-type="string">
            <text:p>force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ma</text:p>
          </table:table-cell>
          <table:table-cell table:style-name="ce40" office:value-type="string" calcext:value-type="string">
            <text:p>N</text:p>
          </table:table-cell>
          <table:table-cell table:style-name="ce10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5" office:value-type="string" calcext:value-type="string">
            <text:p>Kraft</text:p>
          </table:table-cell>
          <table:table-cell table:style-name="ce135"/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35]=&quot;&quot;;&quot;&quot;;[.W35])" office:value-type="string" office:string-value="angular frequency" calcext:value-type="string">
            <text:p>angular frequency</text:p>
          </table:table-cell>
          <table:table-cell table:style-name="ce7" table:formula="of:=IF([.$W35]=&quot;&quot;;&quot;&quot;;CONCATENATE(&quot;$&quot;;[.$X35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W35]=&quot;&quot;;&quot;&quot;;CONCATENATE(&quot;$&quot;;[.$X35];&quot;$&quot;))" office:value-type="string" office:string-value="$\omega$" calcext:value-type="string">
            <text:p>$\omega$</text:p>
          </table:table-cell>
          <table:table-cell table:style-name="ce9" table:formula="of:=IF([.$W35]=&quot;&quot;;&quot;&quot;;CONCATENATE(&quot;\si{&quot;;[.$AB35];&quot;}&quot;))" office:value-type="string" office:string-value="\si{\per\s}" calcext:value-type="string">
            <text:p>\si{\per\s}</text:p>
          </table:table-cell>
          <table:table-cell table:style-name="ce8"/>
          <table:table-cell table:style-name="ce48" table:formula="of:=IF([.$W35]=&quot;&quot;;&quot;&quot;;CONCATENATE(&quot;\SI{1}{&quot;;[.$AB35];&quot;}&quot;))" office:value-type="string" office:string-value="\SI{1}{\per\s}" calcext:value-type="string">
            <text:p>\SI{1}{\per\s}</text:p>
          </table:table-cell>
          <table:table-cell table:style-name="ce48" table:formula="of:=IF([.$AA35]=&quot;&quot;;&quot;&quot;;[.$AA35])">
            <text:p/>
          </table:table-cell>
          <table:table-cell table:style-name="ce8"/>
          <table:table-cell table:style-name="ce3" table:formula="of:=IF([.$W35]=&quot;&quot;;&quot;&quot;;[.$F35])" office:value-type="string" office:string-value="\si{\per\s}" calcext:value-type="string">
            <text:p>\si{\per\s}</text:p>
          </table:table-cell>
          <table:table-cell table:style-name="ce65"/>
          <table:table-cell table:style-name="ce3"/>
          <table:table-cell table:style-name="ce3" table:formula="of:=IF([.$U35]=&quot;&quot;;&quot;&quot;;[.$U35])" office:value-type="string" office:string-value="$\frac{2\pi}{T}$" calcext:value-type="string">
            <text:p>$\frac{2\pi}{T}$</text:p>
          </table:table-cell>
          <table:table-cell table:style-name="ce7" table:formula="of:=IF([.$W35]=&quot;&quot;;&quot;&quot;;CONCATENATE(&quot;$&quot;;[.$X35];&quot;$&quot;))" office:value-type="string" office:string-value="$\omega$" calcext:value-type="string">
            <text:p>$\omega$</text:p>
          </table:table-cell>
          <table:table-cell table:style-name="ce8"/>
          <table:table-cell table:style-name="ce3" table:formula="of:=IF([.W35]=&quot;&quot;;&quot;&quot;;[.$AB35])" office:value-type="string" office:string-value="\per\s" calcext:value-type="string">
            <text:p>\per\s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W35]=&quot;&quot;;&quot;&quot;;CONCATENATE(&quot;$&quot;;[.$X35];&quot;$&quot;))" office:value-type="string" office:string-value="$\omega$" calcext:value-type="string">
            <text:p>$\omega$</text:p>
          </table:table-cell>
          <table:table-cell table:style-name="ce82" office:value-type="string" calcext:value-type="string">
            <text:p>$\frac{2\pi}{T}$</text:p>
          </table:table-cell>
          <table:table-cell table:style-name="ce58"/>
          <table:table-cell table:style-name="ce26" office:value-type="string" calcext:value-type="string">
            <text:p>angular frequenc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2pi / T </text:p>
          </table:table-cell>
          <table:table-cell table:style-name="ce40" office:value-type="string" calcext:value-type="string">
            <text:p>1 / s </text:p>
          </table:table-cell>
          <table:table-cell table:style-name="ce10"/>
          <table:table-cell office:value-type="string" calcext:value-type="string">
            <text:p>\per\s</text:p>
          </table:table-cell>
          <table:table-cell table:number-columns-repeated="2"/>
          <table:table-cell table:style-name="ce25" office:value-type="string" calcext:value-type="string">
            <text:p>Kreisfrequenz</text:p>
          </table:table-cell>
          <table:table-cell table:style-name="ce135"/>
          <table:table-cell table:style-name="ce40"/>
          <table:table-cell office:value-type="string" calcext:value-type="string">
            <text:p>angular frequenc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36]=&quot;&quot;;&quot;&quot;;[.W36])" office:value-type="string" office:string-value="charge" calcext:value-type="string">
            <text:p>charge</text:p>
          </table:table-cell>
          <table:table-cell table:style-name="ce7" table:formula="of:=IF([.$W36]=&quot;&quot;;&quot;&quot;;CONCATENATE(&quot;$&quot;;[.$X36];&quot;$&quot;))" office:value-type="string" office:string-value="$Q$" calcext:value-type="string">
            <text:p>$Q$</text:p>
          </table:table-cell>
          <table:table-cell table:style-name="ce7"/>
          <table:table-cell table:style-name="ce7" table:formula="of:=IF([.$W36]=&quot;&quot;;&quot;&quot;;CONCATENATE(&quot;$&quot;;[.$X36];&quot;$&quot;))" office:value-type="string" office:string-value="$Q$" calcext:value-type="string">
            <text:p>$Q$</text:p>
          </table:table-cell>
          <table:table-cell table:style-name="ce8" table:formula="of:=IF([.$W36]=&quot;&quot;;&quot;&quot;;CONCATENATE(&quot;\SI{1}{&quot;;[.$AB36];&quot;}&quot;))" office:value-type="string" office:string-value="\SI{1}{\coulomb}" calcext:value-type="string">
            <text:p>\SI{1}{\coulomb}</text:p>
          </table:table-cell>
          <table:table-cell table:style-name="ce8"/>
          <table:table-cell table:style-name="ce48" table:formula="of:=IF([.$W36]=&quot;&quot;;&quot;&quot;;CONCATENATE(&quot;\SI{1}{&quot;;[.$AB36];&quot;}&quot;))" office:value-type="string" office:string-value="\SI{1}{\coulomb}" calcext:value-type="string">
            <text:p>\SI{1}{\coulomb}</text:p>
          </table:table-cell>
          <table:table-cell table:style-name="ce48" table:formula="of:=IF([.$AA36]=&quot;&quot;;&quot;&quot;;[.$AA36])" office:value-type="string" office:string-value="coulomb" calcext:value-type="string">
            <text:p>coulomb</text:p>
          </table:table-cell>
          <table:table-cell table:style-name="ce8"/>
          <table:table-cell table:style-name="ce3" table:formula="of:=IF([.$W36]=&quot;&quot;;&quot;&quot;;[.$F36])" office:value-type="string" office:string-value="\SI{1}{\coulomb}" calcext:value-type="string">
            <text:p>\SI{1}{\coulomb}</text:p>
          </table:table-cell>
          <table:table-cell table:style-name="ce3" table:formula="of:=IF([.W36]=&quot;&quot;;&quot;&quot;;CONCATENATE(&quot;\SI{1}{&quot;;[.$AC36];&quot;}&quot;))" office:value-type="string" office:string-value="\SI{1}{\ampere\second}" calcext:value-type="string">
            <text:p>\SI{1}{\ampere\second}</text:p>
          </table:table-cell>
          <table:table-cell table:style-name="ce3"/>
          <table:table-cell table:style-name="ce3" table:formula="of:=IF([.$U36]=&quot;&quot;;&quot;&quot;;[.$U36])" office:value-type="string" office:string-value="$I\cdot t$" calcext:value-type="string">
            <text:p>$I\cdot t$</text:p>
          </table:table-cell>
          <table:table-cell table:style-name="ce7" table:formula="of:=IF([.$W36]=&quot;&quot;;&quot;&quot;;CONCATENATE(&quot;$&quot;;[.$X36];&quot;$&quot;))" office:value-type="string" office:string-value="$Q$" calcext:value-type="string">
            <text:p>$Q$</text:p>
          </table:table-cell>
          <table:table-cell table:style-name="ce8"/>
          <table:table-cell table:style-name="ce3" table:formula="of:=IF([.W36]=&quot;&quot;;&quot;&quot;;[.$AB36])" office:value-type="string" office:string-value="\coulomb" calcext:value-type="string">
            <text:p>\coulomb</text:p>
          </table:table-cell>
          <table:table-cell table:style-name="ce7" table:formula="of:=IF([.W3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36]=&quot;&quot;;&quot;&quot;;CONCATENATE(&quot;$&quot;;[.$X36];&quot;$&quot;))" office:value-type="string" office:string-value="$Q$" calcext:value-type="string">
            <text:p>$Q$</text:p>
          </table:table-cell>
          <table:table-cell table:style-name="ce82" office:value-type="string" calcext:value-type="string">
            <text:p>$I\cdot t$</text:p>
          </table:table-cell>
          <table:table-cell table:style-name="ce58"/>
          <table:table-cell table:style-name="ce26" office:value-type="string" calcext:value-type="string">
            <text:p>charge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= I t </text:p>
          </table:table-cell>
          <table:table-cell table:style-name="ce40" office:value-type="string" calcext:value-type="string">
            <text:p>C</text:p>
          </table:table-cell>
          <table:table-cell table:style-name="ce10" office:value-type="string" calcext:value-type="string">
            <text:p>coulomb</text:p>
          </table:table-cell>
          <table:table-cell office:value-type="string" calcext:value-type="string">
            <text:p>\coulomb</text:p>
          </table:table-cell>
          <table:table-cell office:value-type="string" calcext:value-type="string">
            <text:p>\ampere\second</text:p>
          </table:table-cell>
          <table:table-cell/>
          <table:table-cell table:style-name="ce25" office:value-type="string" calcext:value-type="string">
            <text:p>Ladung</text:p>
          </table:table-cell>
          <table:table-cell table:style-name="ce135"/>
          <table:table-cell table:style-name="ce40" office:value-type="string" calcext:value-type="string">
            <text:p>Coulomb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ulomb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W37]=&quot;&quot;;&quot;&quot;;[.W37])" office:value-type="string" office:string-value="power" calcext:value-type="string">
            <text:p>power</text:p>
          </table:table-cell>
          <table:table-cell table:style-name="ce7" table:formula="of:=IF([.$W37]=&quot;&quot;;&quot;&quot;;CONCATENATE(&quot;$&quot;;[.$X3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W37]=&quot;&quot;;&quot;&quot;;CONCATENATE(&quot;$&quot;;[.$X37];&quot;$&quot;))" office:value-type="string" office:string-value="$P$" calcext:value-type="string">
            <text:p>$P$</text:p>
          </table:table-cell>
          <table:table-cell table:style-name="ce8" table:formula="of:=IF([.$W37]=&quot;&quot;;&quot;&quot;;CONCATENATE(&quot;\SI{1}{&quot;;[.$AB37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48" table:formula="of:=IF([.$W37]=&quot;&quot;;&quot;&quot;;CONCATENATE(&quot;\SI{1}{&quot;;[.$AB37];&quot;}&quot;))" office:value-type="string" office:string-value="\SI{1}{\watt}" calcext:value-type="string">
            <text:p>\SI{1}{\watt}</text:p>
          </table:table-cell>
          <table:table-cell table:style-name="ce48" table:formula="of:=IF([.$AA37]=&quot;&quot;;&quot;&quot;;[.$AA37])" office:value-type="string" office:string-value="watt" calcext:value-type="string">
            <text:p>watt</text:p>
          </table:table-cell>
          <table:table-cell table:style-name="ce8"/>
          <table:table-cell table:style-name="ce3" table:formula="of:=IF([.$W37]=&quot;&quot;;&quot;&quot;;[.$F37])" office:value-type="string" office:string-value="\SI{1}{\watt}" calcext:value-type="string">
            <text:p>\SI{1}{\watt}</text:p>
          </table:table-cell>
          <table:table-cell table:style-name="ce3" table:formula="of:=IF([.W37]=&quot;&quot;;&quot;&quot;;CONCATENATE(&quot;\SI{1}{&quot;;[.$AC37];&quot;}&quot;))" office:value-type="string" office:string-value="\SI{1}{\newton\meter\per\second}" calcext:value-type="string">
            <text:p>\SI{1}{\newton\meter\per\second}</text:p>
          </table:table-cell>
          <table:table-cell table:style-name="ce3"/>
          <table:table-cell table:style-name="ce3" table:formula="of:=IF([.$U37]=&quot;&quot;;&quot;&quot;;[.$U37])" office:value-type="string" office:string-value="$\frac{E}{t}$" calcext:value-type="string">
            <text:p>$\frac{E}{t}$</text:p>
          </table:table-cell>
          <table:table-cell table:style-name="ce7" table:formula="of:=IF([.$W37]=&quot;&quot;;&quot;&quot;;CONCATENATE(&quot;$&quot;;[.$X37];&quot;$&quot;))" office:value-type="string" office:string-value="$P$" calcext:value-type="string">
            <text:p>$P$</text:p>
          </table:table-cell>
          <table:table-cell table:style-name="ce8"/>
          <table:table-cell table:style-name="ce3" table:formula="of:=IF([.W37]=&quot;&quot;;&quot;&quot;;[.$AB37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W37]=&quot;&quot;;&quot;&quot;;CONCATENATE(&quot;$&quot;;[.$X37];&quot;$&quot;))" office:value-type="string" office:string-value="$P$" calcext:value-type="string">
            <text:p>$P$</text:p>
          </table:table-cell>
          <table:table-cell table:style-name="ce55" office:value-type="string" calcext:value-type="string">
            <text:p>$\frac{E}{t}$</text:p>
          </table:table-cell>
          <table:table-cell table:style-name="Default"/>
          <table:table-cell table:style-name="ce26" office:value-type="string" calcext:value-type="string">
            <text:p>power</text:p>
          </table:table-cell>
          <table:table-cell table:style-name="ce75" office:value-type="string" calcext:value-type="string">
            <text:p>P</text:p>
          </table:table-cell>
          <table:table-cell table:style-name="ce36" office:value-type="string" calcext:value-type="string">
            <text:p>= <text:span text:style-name="T3">E</text:span> / t 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watt</text:p>
          </table:table-cell>
          <table:table-cell table:style-name="Default" office:value-type="string" calcext:value-type="string">
            <text:p>\watt</text:p>
          </table:table-cell>
          <table:table-cell table:style-name="Default" office:value-type="string" calcext:value-type="string">
            <text:p>\newton\meter\per\second</text:p>
          </table:table-cell>
          <table:table-cell/>
          <table:table-cell table:style-name="ce26" office:value-type="string" calcext:value-type="string">
            <text:p>Leistung</text:p>
          </table:table-cell>
          <table:table-cell/>
          <table:table-cell table:style-name="ce41" office:value-type="string" calcext:value-type="string">
            <text:p>Wat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38]=&quot;&quot;;&quot;&quot;;[.W38])" office:value-type="string" office:string-value="magnetic field strength" calcext:value-type="string">
            <text:p>magnetic field strength</text:p>
          </table:table-cell>
          <table:table-cell table:style-name="ce7" table:formula="of:=IF([.$W38]=&quot;&quot;;&quot;&quot;;CONCATENATE(&quot;$&quot;;[.$X38];&quot;$&quot;))" office:value-type="string" office:string-value="$B$" calcext:value-type="string">
            <text:p>$B$</text:p>
          </table:table-cell>
          <table:table-cell table:style-name="ce7"/>
          <table:table-cell table:style-name="ce7" table:formula="of:=IF([.$W38]=&quot;&quot;;&quot;&quot;;CONCATENATE(&quot;$&quot;;[.$X38];&quot;$&quot;))" office:value-type="string" office:string-value="$B$" calcext:value-type="string">
            <text:p>$B$</text:p>
          </table:table-cell>
          <table:table-cell table:style-name="ce8" table:formula="of:=IF([.$W38]=&quot;&quot;;&quot;&quot;;CONCATENATE(&quot;\SI{1}{&quot;;[.$AB38];&quot;}&quot;))" office:value-type="string" office:string-value="\SI{1}{\tesla}" calcext:value-type="string">
            <text:p>\SI{1}{\tesla}</text:p>
          </table:table-cell>
          <table:table-cell table:style-name="ce8"/>
          <table:table-cell table:style-name="ce48" table:formula="of:=IF([.$W38]=&quot;&quot;;&quot;&quot;;CONCATENATE(&quot;\SI{1}{&quot;;[.$AB38];&quot;}&quot;))" office:value-type="string" office:string-value="\SI{1}{\tesla}" calcext:value-type="string">
            <text:p>\SI{1}{\tesla}</text:p>
          </table:table-cell>
          <table:table-cell table:style-name="ce48" table:formula="of:=IF([.$AA38]=&quot;&quot;;&quot;&quot;;[.$AA38])" office:value-type="string" office:string-value="tesla" calcext:value-type="string">
            <text:p>tesla</text:p>
          </table:table-cell>
          <table:table-cell table:style-name="ce8"/>
          <table:table-cell table:style-name="ce3" table:formula="of:=IF([.$W38]=&quot;&quot;;&quot;&quot;;[.$F38])" office:value-type="string" office:string-value="\SI{1}{\tesla}" calcext:value-type="string">
            <text:p>\SI{1}{\tesla}</text:p>
          </table:table-cell>
          <table:table-cell table:style-name="ce3" table:formula="of:=IF([.W38]=&quot;&quot;;&quot;&quot;;CONCATENATE(&quot;\SI{1}{&quot;;[.$AC38];&quot;}&quot;))" office:value-type="string" office:string-value="\SI{1}{\volt\second\per\meter\squared}" calcext:value-type="string">
            <text:p>\SI{1}{\volt\second\per\meter\squared}</text:p>
          </table:table-cell>
          <table:table-cell table:style-name="ce3"/>
          <table:table-cell table:style-name="ce3" table:formula="of:=IF([.$U38]=&quot;&quot;;&quot;&quot;;[.$U38])" office:value-type="string" office:string-value="$\frac{F}{Is}$" calcext:value-type="string">
            <text:p>$\frac{F}{Is}$</text:p>
          </table:table-cell>
          <table:table-cell table:style-name="ce7" table:formula="of:=IF([.$W38]=&quot;&quot;;&quot;&quot;;CONCATENATE(&quot;$&quot;;[.$X38];&quot;$&quot;))" office:value-type="string" office:string-value="$B$" calcext:value-type="string">
            <text:p>$B$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style-name="ce3" table:formula="of:=IF([.W38]=&quot;&quot;;&quot;&quot;;[.$AB38])" office:value-type="string" office:string-value="\tesla" calcext:value-type="string">
            <text:p>\tesla</text:p>
          </table:table-cell>
          <table:table-cell table:style-name="ce7" table:formula="of:=IF([.W3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38]=&quot;&quot;;&quot;&quot;;CONCATENATE(&quot;$&quot;;[.$X38];&quot;$&quot;))" office:value-type="string" office:string-value="$B$" calcext:value-type="string">
            <text:p>$B$</text:p>
          </table:table-cell>
          <table:table-cell table:style-name="ce82" office:value-type="string" calcext:value-type="string">
            <text:p>$\frac{F}{Is}$</text:p>
          </table:table-cell>
          <table:table-cell table:style-name="ce58"/>
          <table:table-cell table:style-name="ce26" office:value-type="string" calcext:value-type="string">
            <text:p>magnetic field strength</text:p>
          </table:table-cell>
          <table:table-cell office:value-type="string" calcext:value-type="string">
            <text:p>B</text:p>
          </table:table-cell>
          <table:table-cell table:style-name="ce35" office:value-type="string" calcext:value-type="string">
            <text:p>= F/I s</text:p>
          </table:table-cell>
          <table:table-cell table:style-name="ce40" office:value-type="string" calcext:value-type="string">
            <text:p>T</text:p>
          </table:table-cell>
          <table:table-cell table:style-name="ce10" office:value-type="string" calcext:value-type="string">
            <text:p>tesla</text:p>
          </table:table-cell>
          <table:table-cell office:value-type="string" calcext:value-type="string">
            <text:p>\tesla</text:p>
          </table:table-cell>
          <table:table-cell office:value-type="string" calcext:value-type="string">
            <text:p>\volt\second\per\meter\squared</text:p>
          </table:table-cell>
          <table:table-cell/>
          <table:table-cell table:style-name="ce25" office:value-type="string" calcext:value-type="string">
            <text:p>Magnetische Feldstärke</text:p>
          </table:table-cell>
          <table:table-cell table:style-name="ce135"/>
          <table:table-cell table:style-name="ce40" office:value-type="string" calcext:value-type="string">
            <text:p>Tesla</text:p>
          </table:table-cell>
          <table:table-cell office:value-type="string" calcext:value-type="string">
            <text:p>magnetic field strength</text:p>
          </table:table-cell>
          <table:table-cell office:value-type="string" calcext:value-type="string">
            <text:p>tesla</text:p>
          </table:table-cell>
          <table:table-cell table:number-columns-repeated="7"/>
          <table:table-cell table:style-name="ce54" office:value-type="string" calcext:value-type="string">
            <text:p>\footnote{Im folgenden ist mit $I$ eine Stromstärke bezeichnet.}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39]=&quot;&quot;;&quot;&quot;;[.W39])" office:value-type="string" office:string-value="magnetic flux" calcext:value-type="string">
            <text:p>magnetic flux</text:p>
          </table:table-cell>
          <table:table-cell table:style-name="ce7" table:formula="of:=IF([.$W39]=&quot;&quot;;&quot;&quot;;CONCATENATE(&quot;$&quot;;[.$X39];&quot;$&quot;))" office:value-type="string" office:string-value="$\Phi$" calcext:value-type="string">
            <text:p>$\Phi$</text:p>
          </table:table-cell>
          <table:table-cell table:style-name="ce7"/>
          <table:table-cell table:style-name="ce7" table:formula="of:=IF([.$W39]=&quot;&quot;;&quot;&quot;;CONCATENATE(&quot;$&quot;;[.$X39];&quot;$&quot;))" office:value-type="string" office:string-value="$\Phi$" calcext:value-type="string">
            <text:p>$\Phi$</text:p>
          </table:table-cell>
          <table:table-cell table:style-name="ce8" table:formula="of:=IF([.$W39]=&quot;&quot;;&quot;&quot;;CONCATENATE(&quot;\SI{1}{&quot;;[.$AB39];&quot;}&quot;))" office:value-type="string" office:string-value="\SI{1}{\weber}" calcext:value-type="string">
            <text:p>\SI{1}{\weber}</text:p>
          </table:table-cell>
          <table:table-cell table:style-name="ce8"/>
          <table:table-cell table:style-name="ce48" table:formula="of:=IF([.$W39]=&quot;&quot;;&quot;&quot;;CONCATENATE(&quot;\SI{1}{&quot;;[.$AB39];&quot;}&quot;))" office:value-type="string" office:string-value="\SI{1}{\weber}" calcext:value-type="string">
            <text:p>\SI{1}{\weber}</text:p>
          </table:table-cell>
          <table:table-cell table:style-name="ce48" table:formula="of:=IF([.$AA39]=&quot;&quot;;&quot;&quot;;[.$AA39])" office:value-type="string" office:string-value="weber" calcext:value-type="string">
            <text:p>weber</text:p>
          </table:table-cell>
          <table:table-cell table:style-name="ce8"/>
          <table:table-cell table:style-name="ce3" table:formula="of:=IF([.$W39]=&quot;&quot;;&quot;&quot;;[.$F39])" office:value-type="string" office:string-value="\SI{1}{\weber}" calcext:value-type="string">
            <text:p>\SI{1}{\weber}</text:p>
          </table:table-cell>
          <table:table-cell table:style-name="ce3" table:formula="of:=IF([.W39]=&quot;&quot;;&quot;&quot;;CONCATENATE(&quot;\SI{1}{&quot;;[.$AC39];&quot;}&quot;))" office:value-type="string" office:string-value="\SI{1}{\volt\second}" calcext:value-type="string">
            <text:p>\SI{1}{\volt\second}</text:p>
          </table:table-cell>
          <table:table-cell table:style-name="ce3"/>
          <table:table-cell table:style-name="ce3" table:formula="of:=IF([.$U39]=&quot;&quot;;&quot;&quot;;[.$U39])" office:value-type="string" office:string-value="$B\cdot A$" calcext:value-type="string">
            <text:p>$B\cdot A$</text:p>
          </table:table-cell>
          <table:table-cell table:style-name="ce7" table:formula="of:=IF([.$W39]=&quot;&quot;;&quot;&quot;;CONCATENATE(&quot;$&quot;;[.$X39];&quot;$&quot;))" office:value-type="string" office:string-value="$\Phi$" calcext:value-type="string">
            <text:p>$\Phi$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style-name="ce3" table:formula="of:=IF([.W39]=&quot;&quot;;&quot;&quot;;[.$AB39])" office:value-type="string" office:string-value="\weber" calcext:value-type="string">
            <text:p>\weber</text:p>
          </table:table-cell>
          <table:table-cell table:style-name="ce7" table:formula="of:=IF([.W3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39]=&quot;&quot;;&quot;&quot;;CONCATENATE(&quot;$&quot;;[.$X39];&quot;$&quot;))" office:value-type="string" office:string-value="$\Phi$" calcext:value-type="string">
            <text:p>$\Phi$</text:p>
          </table:table-cell>
          <table:table-cell table:style-name="ce82" office:value-type="string" calcext:value-type="string">
            <text:p>$B\cdot A$</text:p>
          </table:table-cell>
          <table:table-cell table:style-name="ce58"/>
          <table:table-cell table:style-name="ce26" office:value-type="string" calcext:value-type="string">
            <text:p>magnetic flux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B A </text:p>
          </table:table-cell>
          <table:table-cell table:style-name="ce40" office:value-type="string" calcext:value-type="string">
            <text:p>Wb</text:p>
          </table:table-cell>
          <table:table-cell table:style-name="ce10" office:value-type="string" calcext:value-type="string">
            <text:p>weber</text:p>
          </table:table-cell>
          <table:table-cell office:value-type="string" calcext:value-type="string">
            <text:p>\weber</text:p>
          </table:table-cell>
          <table:table-cell office:value-type="string" calcext:value-type="string">
            <text:p>\volt\second</text:p>
          </table:table-cell>
          <table:table-cell/>
          <table:table-cell table:style-name="ce25" office:value-type="string" calcext:value-type="string">
            <text:p>Magnetischer Fluss</text:p>
          </table:table-cell>
          <table:table-cell table:style-name="ce135"/>
          <table:table-cell table:style-name="ce40" office:value-type="string" calcext:value-type="string">
            <text:p>Weber</text:p>
          </table:table-cell>
          <table:table-cell office:value-type="string" calcext:value-type="string">
            <text:p>magnetic flux</text:p>
          </table:table-cell>
          <table:table-cell office:value-type="string" calcext:value-type="string">
            <text:p>weber</text:p>
          </table:table-cell>
          <table:table-cell table:number-columns-repeated="7"/>
          <table:table-cell table:style-name="ce54" office:value-type="string" calcext:value-type="string">
            <text:p>\footnote{Im folgenden ist mit $B$ eine magnetische Feldstärke bezeichnet.}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number-columns-repeated="985"/>
        </table:table-row>
        <table:table-row table:style-name="ro1">
          <table:table-cell/>
          <table:table-cell table:style-name="ce3" table:formula="of:=IF([.$W40]=&quot;&quot;;&quot;&quot;;[.W40])" office:value-type="string" office:string-value="mass" calcext:value-type="string">
            <text:p>mass</text:p>
          </table:table-cell>
          <table:table-cell table:style-name="ce7" table:formula="of:=IF([.$W40]=&quot;&quot;;&quot;&quot;;CONCATENATE(&quot;$&quot;;[.$X40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W40]=&quot;&quot;;&quot;&quot;;CONCATENATE(&quot;$&quot;;[.$X40];&quot;$&quot;))" office:value-type="string" office:string-value="$m$" calcext:value-type="string">
            <text:p>$m$</text:p>
          </table:table-cell>
          <table:table-cell table:style-name="ce8" table:formula="of:=IF([.$W40]=&quot;&quot;;&quot;&quot;;CONCATENATE(&quot;\SI{1}{&quot;;[.$AB40];&quot;}&quot;))" office:value-type="string" office:string-value="\SI{1}{\kg}" calcext:value-type="string">
            <text:p>\SI{1}{\kg}</text:p>
          </table:table-cell>
          <table:table-cell table:style-name="ce8"/>
          <table:table-cell table:style-name="ce48" table:formula="of:=IF([.$W40]=&quot;&quot;;&quot;&quot;;CONCATENATE(&quot;\SI{1}{&quot;;[.$AB40];&quot;}&quot;))" office:value-type="string" office:string-value="\SI{1}{\kg}" calcext:value-type="string">
            <text:p>\SI{1}{\kg}</text:p>
          </table:table-cell>
          <table:table-cell table:style-name="ce48" table:formula="of:=IF([.$AA40]=&quot;&quot;;&quot;&quot;;[.$AA40])" office:value-type="string" office:string-value="kilogram" calcext:value-type="string">
            <text:p>kilogram</text:p>
          </table:table-cell>
          <table:table-cell table:style-name="ce8"/>
          <table:table-cell table:style-name="ce3" office:value-type="string" calcext:value-type="string">
            <text:p>\SI{<text:span text:style-name="T1">150</text:span>}<text:span text:style-name="T2">{\gram}</text:span></text:p>
          </table:table-cell>
          <table:table-cell table:style-name="ce3" office:value-type="string" calcext:value-type="string">
            <text:p>\SI{<text:span text:style-name="T1">0.15</text:span>}{\kg}</text:p>
          </table:table-cell>
          <table:table-cell table:style-name="ce3"/>
          <table:table-cell table:style-name="ce3" table:formula="of:=IF([.$U40]=&quot;&quot;;&quot;&quot;;[.$U40])">
            <text:p/>
          </table:table-cell>
          <table:table-cell table:style-name="ce7"/>
          <table:table-cell table:style-name="ce74"/>
          <table:table-cell table:style-name="ce3" table:formula="of:=IF([.W40]=&quot;&quot;;&quot;&quot;;[.$AB40])" office:value-type="string" office:string-value="\kg" calcext:value-type="string">
            <text:p>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W40]=&quot;&quot;;&quot;&quot;;CONCATENATE(&quot;$&quot;;[.$X40];&quot;$&quot;))" office:value-type="string" office:string-value="$m$" calcext:value-type="string">
            <text:p>$m$</text:p>
          </table:table-cell>
          <table:table-cell table:style-name="ce85"/>
          <table:table-cell table:style-name="ce58"/>
          <table:table-cell table:style-name="ce26" office:value-type="string" calcext:value-type="string">
            <text:p>mass</text:p>
          </table:table-cell>
          <table:table-cell office:value-type="string" calcext:value-type="string">
            <text:p>m</text:p>
          </table:table-cell>
          <table:table-cell table:style-name="ce35"/>
          <table:table-cell table:style-name="ce40" office:value-type="string" calcext:value-type="string">
            <text:p>kg</text:p>
          </table:table-cell>
          <table:table-cell table:style-name="ce10" office:value-type="string" calcext:value-type="string">
            <text:p>kilogram</text:p>
          </table:table-cell>
          <table:table-cell office:value-type="string" calcext:value-type="string">
            <text:p>\kg</text:p>
          </table:table-cell>
          <table:table-cell table:number-columns-repeated="2"/>
          <table:table-cell table:style-name="ce25" office:value-type="string" calcext:value-type="string">
            <text:p>Masse</text:p>
          </table:table-cell>
          <table:table-cell table:style-name="ce135"/>
          <table:table-cell table:style-name="ce40" office:value-type="string" calcext:value-type="string">
            <text:p>Kilogramm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table:number-columns-repeated="7"/>
          <table:table-cell table:style-name="ce74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41]=&quot;&quot;;&quot;&quot;;[.W41])" office:value-type="string" office:string-value="energy (mechanical)" calcext:value-type="string">
            <text:p>energy (mechanical)</text:p>
          </table:table-cell>
          <table:table-cell table:style-name="ce7" table:formula="of:=IF([.$W41]=&quot;&quot;;&quot;&quot;;CONCATENATE(&quot;$&quot;;[.$X41];&quot;$&quot;))" office:value-type="string" office:string-value="$E_{\text{me.}}$" calcext:value-type="string">
            <text:p>$E_{\text{me.}}$</text:p>
          </table:table-cell>
          <table:table-cell table:style-name="ce7"/>
          <table:table-cell table:style-name="ce7" table:formula="of:=IF([.$W41]=&quot;&quot;;&quot;&quot;;CONCATENATE(&quot;$&quot;;[.$X41];&quot;$&quot;))" office:value-type="string" office:string-value="$E_{\text{me.}}$" calcext:value-type="string">
            <text:p>$E_{\text{me.}}$</text:p>
          </table:table-cell>
          <table:table-cell table:style-name="ce8" table:formula="of:=IF([.$W41]=&quot;&quot;;&quot;&quot;;CONCATENATE(&quot;\SI{1}{&quot;;[.$AB41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48" table:formula="of:=IF([.$W41]=&quot;&quot;;&quot;&quot;;CONCATENATE(&quot;\SI{1}{&quot;;[.$AB41];&quot;}&quot;))" office:value-type="string" office:string-value="\SI{1}{\joule}" calcext:value-type="string">
            <text:p>\SI{1}{\joule}</text:p>
          </table:table-cell>
          <table:table-cell table:style-name="ce48" table:formula="of:=IF([.$AA41]=&quot;&quot;;&quot;&quot;;[.$AA41])" office:value-type="string" office:string-value="joule" calcext:value-type="string">
            <text:p>joule</text:p>
          </table:table-cell>
          <table:table-cell table:style-name="ce8"/>
          <table:table-cell table:style-name="ce3" table:formula="of:=IF([.$W41]=&quot;&quot;;&quot;&quot;;[.$F41])" office:value-type="string" office:string-value="\SI{1}{\joule}" calcext:value-type="string">
            <text:p>\SI{1}{\joule}</text:p>
          </table:table-cell>
          <table:table-cell table:style-name="ce3" table:formula="of:=IF([.W41]=&quot;&quot;;&quot;&quot;;CONCATENATE(&quot;\SI{1}{&quot;;[.$AC41];&quot;}&quot;))" office:value-type="string" office:string-value="\SI{1}{\newton\meter}" calcext:value-type="string">
            <text:p>\SI{1}{\newton\meter}</text:p>
          </table:table-cell>
          <table:table-cell table:style-name="ce3"/>
          <table:table-cell table:style-name="ce3" table:formula="of:=IF([.$U41]=&quot;&quot;;&quot;&quot;;[.$U41])" office:value-type="string" office:string-value="$F \times s$" calcext:value-type="string">
            <text:p>$F \times s$</text:p>
          </table:table-cell>
          <table:table-cell table:style-name="ce8" table:formula="of:=IF([.$W41]=&quot;&quot;;&quot;&quot;;CONCATENATE(&quot;$&quot;;[.$X41];&quot;$&quot;))" office:value-type="string" office:string-value="$E_{\text{me.}}$" calcext:value-type="string">
            <text:p>$E_{\text{me.}}$</text:p>
          </table:table-cell>
          <table:table-cell table:style-name="ce8"/>
          <table:table-cell table:style-name="ce3" table:formula="of:=IF([.W41]=&quot;&quot;;&quot;&quot;;[.$AB41])" office:value-type="string" office:string-value="\joule" calcext:value-type="string">
            <text:p>\joule</text:p>
          </table:table-cell>
          <table:table-cell table:style-name="ce7" table:formula="of:=IF([.W4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41]=&quot;&quot;;&quot;&quot;;CONCATENATE(&quot;$&quot;;[.$X41];&quot;$&quot;))" office:value-type="string" office:string-value="$E_{\text{me.}}$" calcext:value-type="string">
            <text:p>$E_{\text{me.}}$</text:p>
          </table:table-cell>
          <table:table-cell table:style-name="ce82" office:value-type="string" calcext:value-type="string">
            <text:p>$F \times s$</text:p>
          </table:table-cell>
          <table:table-cell table:style-name="ce58"/>
          <table:table-cell table:style-name="ce26" office:value-type="string" calcext:value-type="string">
            <text:p>energy (mechanical)</text:p>
          </table:table-cell>
          <table:table-cell office:value-type="string" calcext:value-type="string">
            <text:p><text:span text:style-name="T3">E</text:span>_{\text{me.}}</text:p>
          </table:table-cell>
          <table:table-cell table:style-name="ce35" office:value-type="string" calcext:value-type="string">
            <text:p>= F s </text:p>
          </table:table-cell>
          <table:table-cell table:style-name="ce40" office:value-type="string" calcext:value-type="string">
            <text:p>J</text:p>
          </table:table-cell>
          <table:table-cell table:style-name="ce10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newton\meter</text:p>
          </table:table-cell>
          <table:table-cell/>
          <table:table-cell table:style-name="ce25" office:value-type="string" calcext:value-type="string">
            <text:p>Energie (mechanisch)</text:p>
          </table:table-cell>
          <table:table-cell table:style-name="ce135"/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mechanical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42]=&quot;&quot;;&quot;&quot;;[.W42])" office:value-type="string" office:string-value="period" calcext:value-type="string">
            <text:p>period</text:p>
          </table:table-cell>
          <table:table-cell table:style-name="ce7" table:formula="of:=IF([.$W42]=&quot;&quot;;&quot;&quot;;CONCATENATE(&quot;$&quot;;[.$X42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W42]=&quot;&quot;;&quot;&quot;;CONCATENATE(&quot;$&quot;;[.$X42];&quot;$&quot;))" office:value-type="string" office:string-value="$T$" calcext:value-type="string">
            <text:p>$T$</text:p>
          </table:table-cell>
          <table:table-cell table:style-name="ce8" table:formula="of:=IF([.$W42]=&quot;&quot;;&quot;&quot;;CONCATENATE(&quot;\SI{1}{&quot;;[.$AB42];&quot;}&quot;))" office:value-type="string" office:string-value="\SI{1}{\s}" calcext:value-type="string">
            <text:p>\SI{1}{\s}</text:p>
          </table:table-cell>
          <table:table-cell table:style-name="ce8"/>
          <table:table-cell table:style-name="ce48" table:formula="of:=IF([.$W42]=&quot;&quot;;&quot;&quot;;CONCATENATE(&quot;\SI{1}{&quot;;[.$AB42];&quot;}&quot;))" office:value-type="string" office:string-value="\SI{1}{\s}" calcext:value-type="string">
            <text:p>\SI{1}{\s}</text:p>
          </table:table-cell>
          <table:table-cell table:style-name="ce48" table:formula="of:=IF([.$AA42]=&quot;&quot;;&quot;&quot;;[.$AA42])" office:value-type="string" office:string-value="second" calcext:value-type="string">
            <text:p>second</text:p>
          </table:table-cell>
          <table:table-cell table:style-name="ce8"/>
          <table:table-cell table:style-name="ce10" office:value-type="string" calcext:value-type="string">
            <text:p>\SI{<text:span text:style-name="T1">14</text:span>}{\minute}</text:p>
          </table:table-cell>
          <table:table-cell table:style-name="ce10" office:value-type="string" calcext:value-type="string">
            <text:p>\SI{<text:span text:style-name="T1">840</text:span>}{\s}</text:p>
          </table:table-cell>
          <table:table-cell table:style-name="ce3"/>
          <table:table-cell table:style-name="ce3" table:formula="of:=IF([.$U42]=&quot;&quot;;&quot;&quot;;[.$U42])" office:value-type="string" office:string-value="$\frac{1}{f}$" calcext:value-type="string">
            <text:p>$\frac{1}{f}$</text:p>
          </table:table-cell>
          <table:table-cell table:style-name="ce7" table:formula="of:=IF([.$W42]=&quot;&quot;;&quot;&quot;;CONCATENATE(&quot;$&quot;;[.$X42];&quot;$&quot;))" office:value-type="string" office:string-value="$T$" calcext:value-type="string">
            <text:p>$T$</text:p>
          </table:table-cell>
          <table:table-cell table:style-name="ce8"/>
          <table:table-cell table:style-name="ce3" table:formula="of:=IF([.W42]=&quot;&quot;;&quot;&quot;;[.$AB42])" office:value-type="string" office:string-value="\s" calcext:value-type="string">
            <text:p>\s</text:p>
          </table:table-cell>
          <table:table-cell table:style-name="ce41"/>
          <table:table-cell table:style-name="ce7"/>
          <table:table-cell table:style-name="ce7" table:formula="of:=IF([.$W42]=&quot;&quot;;&quot;&quot;;CONCATENATE(&quot;$&quot;;[.$X42];&quot;$&quot;))" office:value-type="string" office:string-value="$T$" calcext:value-type="string">
            <text:p>$T$</text:p>
          </table:table-cell>
          <table:table-cell table:style-name="ce82" office:value-type="string" calcext:value-type="string">
            <text:p>$\frac{1}{f}$</text:p>
          </table:table-cell>
          <table:table-cell table:style-name="ce58"/>
          <table:table-cell table:style-name="ce26" office:value-type="string" calcext:value-type="string">
            <text:p>period</text:p>
          </table:table-cell>
          <table:table-cell office:value-type="string" calcext:value-type="string">
            <text:p>T</text:p>
          </table:table-cell>
          <table:table-cell table:style-name="ce35" office:value-type="string" calcext:value-type="string">
            <text:p>= 1 / f</text:p>
          </table:table-cell>
          <table:table-cell table:style-name="ce40" office:value-type="string" calcext:value-type="string">
            <text:p>s</text:p>
          </table:table-cell>
          <table:table-cell table:style-name="ce10" office:value-type="string" calcext:value-type="string">
            <text:p>second</text:p>
          </table:table-cell>
          <table:table-cell office:value-type="string" calcext:value-type="string">
            <text:p>\s</text:p>
          </table:table-cell>
          <table:table-cell table:number-columns-repeated="2"/>
          <table:table-cell table:style-name="ce25" office:value-type="string" calcext:value-type="string">
            <text:p>Periodendauer</text:p>
          </table:table-cell>
          <table:table-cell table:style-name="ce135"/>
          <table:table-cell table:style-name="ce40" office:value-type="string" calcext:value-type="string">
            <text:p>Sek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secon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43]=&quot;&quot;;&quot;&quot;;[.W43])" office:value-type="string" office:string-value="potential (electric)" calcext:value-type="string">
            <text:p>potential (electric)</text:p>
          </table:table-cell>
          <table:table-cell table:style-name="ce7" table:formula="of:=IF([.$W43]=&quot;&quot;;&quot;&quot;;CONCATENATE(&quot;$&quot;;[.$X43];&quot;$&quot;))" office:value-type="string" office:string-value="$\varphi$" calcext:value-type="string">
            <text:p>$\varphi$</text:p>
          </table:table-cell>
          <table:table-cell table:style-name="ce7"/>
          <table:table-cell table:style-name="ce7" table:formula="of:=IF([.$W43]=&quot;&quot;;&quot;&quot;;CONCATENATE(&quot;$&quot;;[.$X43];&quot;$&quot;))" office:value-type="string" office:string-value="$\varphi$" calcext:value-type="string">
            <text:p>$\varphi$</text:p>
          </table:table-cell>
          <table:table-cell table:style-name="ce8" table:formula="of:=IF([.$W43]=&quot;&quot;;&quot;&quot;;CONCATENATE(&quot;\SI{1}{&quot;;[.$AB43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W43]=&quot;&quot;;&quot;&quot;;CONCATENATE(&quot;\SI{1}{&quot;;[.$AB43];&quot;}&quot;))" office:value-type="string" office:string-value="\SI{1}{\volt}" calcext:value-type="string">
            <text:p>\SI{1}{\volt}</text:p>
          </table:table-cell>
          <table:table-cell table:style-name="ce48" table:formula="of:=IF([.$AA43]=&quot;&quot;;&quot;&quot;;[.$AA43])" office:value-type="string" office:string-value="volt" calcext:value-type="string">
            <text:p>volt</text:p>
          </table:table-cell>
          <table:table-cell table:style-name="ce8"/>
          <table:table-cell table:style-name="ce3" table:formula="of:=IF([.$W43]=&quot;&quot;;&quot;&quot;;[.$F43])" office:value-type="string" office:string-value="\SI{1}{\volt}" calcext:value-type="string">
            <text:p>\SI{1}{\volt}</text:p>
          </table:table-cell>
          <table:table-cell table:style-name="ce10" table:number-columns-repeated="2"/>
          <table:table-cell table:style-name="ce3" table:formula="of:=IF([.$U43]=&quot;&quot;;&quot;&quot;;[.$U43])" office:value-type="string" office:string-value="$\frac{E}{Q}$" calcext:value-type="string">
            <text:p>$\frac{E}{Q}$</text:p>
          </table:table-cell>
          <table:table-cell table:style-name="ce7" table:formula="of:=IF([.$W43]=&quot;&quot;;&quot;&quot;;CONCATENATE(&quot;$&quot;;[.$X43];&quot;$&quot;))" office:value-type="string" office:string-value="$\varphi$" calcext:value-type="string">
            <text:p>$\varphi$</text:p>
          </table:table-cell>
          <table:table-cell table:style-name="ce8"/>
          <table:table-cell table:style-name="ce3" table:formula="of:=IF([.W43]=&quot;&quot;;&quot;&quot;;[.$AB43])" office:value-type="string" office:string-value="\volt" calcext:value-type="string">
            <text:p>\volt</text:p>
          </table:table-cell>
          <table:table-cell table:style-name="ce7" table:formula="of:=IF([.W4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43]=&quot;&quot;;&quot;&quot;;CONCATENATE(&quot;$&quot;;[.$X43];&quot;$&quot;))" office:value-type="string" office:string-value="$\varphi$" calcext:value-type="string">
            <text:p>$\varphi$</text:p>
          </table:table-cell>
          <table:table-cell table:style-name="ce82" office:value-type="string" calcext:value-type="string">
            <text:p>$\frac{E}{Q}$</text:p>
          </table:table-cell>
          <table:table-cell table:style-name="ce58"/>
          <table:table-cell table:style-name="ce26" office:value-type="string" calcext:value-type="string">
            <text:p>potential (electric)</text:p>
          </table:table-cell>
          <table:table-cell office:value-type="string" calcext:value-type="string">
            <text:p>\varphi</text:p>
          </table:table-cell>
          <table:table-cell table:style-name="ce35" office:value-type="string" calcext:value-type="string">
            <text:p>= E / Q </text:p>
          </table:table-cell>
          <table:table-cell table:style-name="ce40" office:value-type="string" calcext:value-type="string">
            <text:p>V</text:p>
          </table:table-cell>
          <table:table-cell table:style-name="ce1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5" office:value-type="string" calcext:value-type="string">
            <text:p>Potenzial</text:p>
          </table:table-cell>
          <table:table-cell table:style-name="ce135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potential (electric)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W44]=&quot;&quot;;&quot;&quot;;[.W44])" office:value-type="string" office:string-value="percent" calcext:value-type="string">
            <text:p>percent</text:p>
          </table:table-cell>
          <table:table-cell table:style-name="ce7" table:formula="of:=IF([.$W44]=&quot;&quot;;&quot;&quot;;CONCATENATE(&quot;$&quot;;[.$X44];&quot;$&quot;))" office:value-type="string" office:string-value="$\SI{1}{\percent}$" calcext:value-type="string">
            <text:p>$\SI{1}{\percent}$</text:p>
          </table:table-cell>
          <table:table-cell table:style-name="ce7"/>
          <table:table-cell table:style-name="ce7" table:formula="of:=IF([.$W44]=&quot;&quot;;&quot;&quot;;CONCATENATE(&quot;$&quot;;[.$X44];&quot;$&quot;))" office:value-type="string" office:string-value="$\SI{1}{\percent}$" calcext:value-type="string">
            <text:p>$\SI{1}{\percent}$</text:p>
          </table:table-cell>
          <table:table-cell table:style-name="ce9"/>
          <table:table-cell table:style-name="ce8"/>
          <table:table-cell table:style-name="ce48" table:formula="of:=IF([.$W44]=&quot;&quot;;&quot;&quot;;CONCATENATE(&quot;\SI{1}{&quot;;[.$AB44];&quot;}&quot;))" office:value-type="string" office:string-value="\SI{1}{\percent}" calcext:value-type="string">
            <text:p>\SI{1}{\percent}</text:p>
          </table:table-cell>
          <table:table-cell table:style-name="ce48" table:formula="of:=IF([.$AA44]=&quot;&quot;;&quot;&quot;;[.$AA44])" office:value-type="string" office:string-value="percent" calcext:value-type="string">
            <text:p>percent</text:p>
          </table:table-cell>
          <table:table-cell table:style-name="ce8"/>
          <table:table-cell table:style-name="ce10" office:value-type="string" calcext:value-type="string">
            <text:p>\SI{<text:span text:style-name="T3">2.5</text:span>}{\percent}</text:p>
          </table:table-cell>
          <table:table-cell table:style-name="ce10" office:value-type="string" calcext:value-type="string">
            <text:p>\num{<text:span text:style-name="T3">0.025</text:span>}</text:p>
          </table:table-cell>
          <table:table-cell table:style-name="ce10"/>
          <table:table-cell table:style-name="ce3" table:formula="of:=IF([.$U44]=&quot;&quot;;&quot;&quot;;[.$U44])" office:value-type="string" office:string-value="$\frac{1}{100}$" calcext:value-type="string">
            <text:p>$\frac{1}{100}$</text:p>
          </table:table-cell>
          <table:table-cell table:style-name="ce41"/>
          <table:table-cell table:style-name="ce8"/>
          <table:table-cell table:style-name="ce3" table:formula="of:=IF([.W44]=&quot;&quot;;&quot;&quot;;[.$AB44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W44]=&quot;&quot;;&quot;&quot;;CONCATENATE(&quot;$&quot;;[.$X44];&quot;$&quot;))" office:value-type="string" office:string-value="$\SI{1}{\percent}$" calcext:value-type="string">
            <text:p>$\SI{1}{\percent}$</text:p>
          </table:table-cell>
          <table:table-cell table:style-name="ce88" office:value-type="string" calcext:value-type="string">
            <text:p>$\frac{1}{100}$</text:p>
          </table:table-cell>
          <table:table-cell table:style-name="ce58"/>
          <table:table-cell table:style-name="ce26" office:value-type="string" calcext:value-type="string">
            <text:p>percent</text:p>
          </table:table-cell>
          <table:table-cell office:value-type="string" calcext:value-type="string">
            <text:p>\SI{1}{\percent}</text:p>
          </table:table-cell>
          <table:table-cell table:style-name="ce35"/>
          <table:table-cell table:style-name="ce40" office:value-type="string" calcext:value-type="string">
            <text:p>%</text:p>
          </table:table-cell>
          <table:table-cell table:style-name="ce10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number-columns-repeated="2"/>
          <table:table-cell table:style-name="ce25" office:value-type="string" calcext:value-type="string">
            <text:p>Prozent</text:p>
          </table:table-cell>
          <table:table-cell table:style-name="ce135"/>
          <table:table-cell table:style-name="ce40" office:value-type="string" calcext:value-type="string">
            <text:p>Prozent</text:p>
          </table:table-cell>
          <table:table-cell table:number-columns-repeated="2"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45]=&quot;&quot;;&quot;&quot;;[.W45])" office:value-type="string" office:string-value="permille" calcext:value-type="string">
            <text:p>permille</text:p>
          </table:table-cell>
          <table:table-cell table:style-name="ce7" table:formula="of:=IF([.$W45]=&quot;&quot;;&quot;&quot;;CONCATENATE(&quot;$&quot;;[.$X45];&quot;$&quot;))" office:value-type="string" office:string-value="$\SI{1}{\permille}$" calcext:value-type="string">
            <text:p>$\SI{1}{\permille}$</text:p>
          </table:table-cell>
          <table:table-cell table:style-name="ce7"/>
          <table:table-cell table:style-name="ce7" table:formula="of:=IF([.$W45]=&quot;&quot;;&quot;&quot;;CONCATENATE(&quot;$&quot;;[.$X45];&quot;$&quot;))" office:value-type="string" office:string-value="$\SI{1}{\permille}$" calcext:value-type="string">
            <text:p>$\SI{1}{\permille}$</text:p>
          </table:table-cell>
          <table:table-cell table:style-name="ce9"/>
          <table:table-cell table:style-name="ce8"/>
          <table:table-cell table:style-name="ce48" table:formula="of:=IF([.$W45]=&quot;&quot;;&quot;&quot;;CONCATENATE(&quot;\SI{1}{&quot;;[.$AB45];&quot;}&quot;))" office:value-type="string" office:string-value="\SI{1}{\permille}" calcext:value-type="string">
            <text:p>\SI{1}{\permille}</text:p>
          </table:table-cell>
          <table:table-cell table:style-name="ce48" table:formula="of:=IF([.$AA45]=&quot;&quot;;&quot;&quot;;[.$AA45])" office:value-type="string" office:string-value="permille" calcext:value-type="string">
            <text:p>permille</text:p>
          </table:table-cell>
          <table:table-cell table:style-name="ce8"/>
          <table:table-cell table:style-name="ce10" office:value-type="string" calcext:value-type="string">
            <text:p>\SI{<text:span text:style-name="T3">45</text:span>}{\permille}</text:p>
          </table:table-cell>
          <table:table-cell table:style-name="ce10" office:value-type="string" calcext:value-type="string">
            <text:p>\num{<text:span text:style-name="T3">0.045</text:span>}</text:p>
          </table:table-cell>
          <table:table-cell table:style-name="ce10"/>
          <table:table-cell table:style-name="ce3" table:formula="of:=IF([.$U45]=&quot;&quot;;&quot;&quot;;[.$U45])" office:value-type="string" office:string-value="$\frac{1}{1000}$" calcext:value-type="string">
            <text:p>$\frac{1}{1000}$</text:p>
          </table:table-cell>
          <table:table-cell table:style-name="ce41"/>
          <table:table-cell table:style-name="ce8"/>
          <table:table-cell table:style-name="ce3" table:formula="of:=IF([.W45]=&quot;&quot;;&quot;&quot;;[.$AB45])" office:value-type="string" office:string-value="\permille" calcext:value-type="string">
            <text:p>\permille</text:p>
          </table:table-cell>
          <table:table-cell table:style-name="ce41"/>
          <table:table-cell table:style-name="ce7"/>
          <table:table-cell table:style-name="ce7" table:formula="of:=IF([.$W45]=&quot;&quot;;&quot;&quot;;CONCATENATE(&quot;$&quot;;[.$X45];&quot;$&quot;))" office:value-type="string" office:string-value="$\SI{1}{\permille}$" calcext:value-type="string">
            <text:p>$\SI{1}{\permille}$</text:p>
          </table:table-cell>
          <table:table-cell table:style-name="ce88" office:value-type="string" calcext:value-type="string">
            <text:p>$\frac{1}{1000}$</text:p>
          </table:table-cell>
          <table:table-cell table:style-name="ce58"/>
          <table:table-cell table:style-name="ce26" office:value-type="string" calcext:value-type="string">
            <text:p>permille</text:p>
          </table:table-cell>
          <table:table-cell office:value-type="string" calcext:value-type="string">
            <text:p>\SI{1}{\permille}</text:p>
          </table:table-cell>
          <table:table-cell table:style-name="ce35"/>
          <table:table-cell table:style-name="ce40" office:value-type="string" calcext:value-type="string">
            <text:p>‰</text:p>
          </table:table-cell>
          <table:table-cell table:style-name="ce10" office:value-type="string" calcext:value-type="string">
            <text:p>permille</text:p>
          </table:table-cell>
          <table:table-cell office:value-type="string" calcext:value-type="string">
            <text:p>\permille</text:p>
          </table:table-cell>
          <table:table-cell table:number-columns-repeated="2"/>
          <table:table-cell table:style-name="ce25" office:value-type="string" calcext:value-type="string">
            <text:p>Promille</text:p>
          </table:table-cell>
          <table:table-cell table:style-name="ce135"/>
          <table:table-cell table:style-name="ce40" office:value-type="string" calcext:value-type="string">
            <text:p>Promille</text:p>
          </table:table-cell>
          <table:table-cell table:number-columns-repeated="2" office:value-type="string" calcext:value-type="string">
            <text:p>permil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W46]=&quot;&quot;;&quot;&quot;;[.W46])" office:value-type="string" office:string-value="voltage" calcext:value-type="string">
            <text:p>voltage</text:p>
          </table:table-cell>
          <table:table-cell table:style-name="ce7" table:formula="of:=IF([.$W46]=&quot;&quot;;&quot;&quot;;CONCATENATE(&quot;$&quot;;[.$X46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W46]=&quot;&quot;;&quot;&quot;;CONCATENATE(&quot;$&quot;;[.$X46];&quot;$&quot;))" office:value-type="string" office:string-value="$V$" calcext:value-type="string">
            <text:p>$V$</text:p>
          </table:table-cell>
          <table:table-cell table:style-name="ce8" table:formula="of:=IF([.$W46]=&quot;&quot;;&quot;&quot;;CONCATENATE(&quot;\SI{1}{&quot;;[.$AB46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W46]=&quot;&quot;;&quot;&quot;;CONCATENATE(&quot;\SI{1}{&quot;;[.$AB46];&quot;}&quot;))" office:value-type="string" office:string-value="\SI{1}{\volt}" calcext:value-type="string">
            <text:p>\SI{1}{\volt}</text:p>
          </table:table-cell>
          <table:table-cell table:style-name="ce51"/>
          <table:table-cell table:style-name="ce8"/>
          <table:table-cell table:style-name="ce3" table:formula="of:=IF([.$W46]=&quot;&quot;;&quot;&quot;;[.$F46])" office:value-type="string" office:string-value="\SI{1}{\volt}" calcext:value-type="string">
            <text:p>\SI{1}{\volt}</text:p>
          </table:table-cell>
          <table:table-cell table:style-name="ce10" table:number-columns-repeated="2"/>
          <table:table-cell table:style-name="ce3" table:formula="of:=IF([.$U46]=&quot;&quot;;&quot;&quot;;[.$U46])" office:value-type="string" office:string-value="$\Delta\varphi$" calcext:value-type="string">
            <text:p>$\Delta\varphi$</text:p>
          </table:table-cell>
          <table:table-cell table:style-name="ce7" table:formula="of:=IF([.$W46]=&quot;&quot;;&quot;&quot;;CONCATENATE(&quot;$&quot;;[.$X46];&quot;$&quot;))" office:value-type="string" office:string-value="$V$" calcext:value-type="string">
            <text:p>$V$</text:p>
          </table:table-cell>
          <table:table-cell table:style-name="ce8"/>
          <table:table-cell table:style-name="ce3" table:formula="of:=IF([.W46]=&quot;&quot;;&quot;&quot;;[.$AB46])" office:value-type="string" office:string-value="\volt" calcext:value-type="string">
            <text:p>\volt</text:p>
          </table:table-cell>
          <table:table-cell table:style-name="ce7" table:formula="of:=IF([.W4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46]=&quot;&quot;;&quot;&quot;;CONCATENATE(&quot;$&quot;;[.$X46];&quot;$&quot;))" office:value-type="string" office:string-value="$V$" calcext:value-type="string">
            <text:p>$V$</text:p>
          </table:table-cell>
          <table:table-cell table:style-name="ce44" office:value-type="string" calcext:value-type="string">
            <text:p>$\Delta\varphi$</text:p>
          </table:table-cell>
          <table:table-cell/>
          <table:table-cell table:style-name="ce26" office:value-type="string" calcext:value-type="string">
            <text:p>voltage</text:p>
          </table:table-cell>
          <table:table-cell table:style-name="ce110" office:value-type="string" calcext:value-type="string">
            <text:p>V</text:p>
          </table:table-cell>
          <table:table-cell table:style-name="ce35" office:value-type="string" calcext:value-type="string">
            <text:p>= D \phi </text:p>
          </table:table-cell>
          <table:table-cell table:style-name="ce40" office:value-type="string" calcext:value-type="string">
            <text:p>V</text:p>
          </table:table-cell>
          <table:table-cell table:style-name="ce10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7" office:value-type="string" calcext:value-type="string">
            <text:p>Spannung</text:p>
          </table:table-cell>
          <table:table-cell table:style-name="ce137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W47]=&quot;&quot;;&quot;&quot;;[.W47])" office:value-type="string" office:string-value="current" calcext:value-type="string">
            <text:p>current</text:p>
          </table:table-cell>
          <table:table-cell table:style-name="ce7" table:formula="of:=IF([.$W47]=&quot;&quot;;&quot;&quot;;CONCATENATE(&quot;$&quot;;[.$X47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W47]=&quot;&quot;;&quot;&quot;;CONCATENATE(&quot;$&quot;;[.$X47];&quot;$&quot;))" office:value-type="string" office:string-value="$I$" calcext:value-type="string">
            <text:p>$I$</text:p>
          </table:table-cell>
          <table:table-cell table:style-name="ce8" table:formula="of:=IF([.$W47]=&quot;&quot;;&quot;&quot;;CONCATENATE(&quot;\SI{1}{&quot;;[.$AB47];&quot;}&quot;))" office:value-type="string" office:string-value="\SI{1}{\ampere}" calcext:value-type="string">
            <text:p>\SI{1}{\ampere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style-name="ce48" table:formula="of:=IF([.$W47]=&quot;&quot;;&quot;&quot;;CONCATENATE(&quot;\SI{1}{&quot;;[.$AB47];&quot;}&quot;))" office:value-type="string" office:string-value="\SI{1}{\ampere}" calcext:value-type="string">
            <text:p>\SI{1}{\ampere}</text:p>
          </table:table-cell>
          <table:table-cell table:style-name="ce48" table:formula="of:=IF([.$AA47]=&quot;&quot;;&quot;&quot;;[.$AA47])" office:value-type="string" office:string-value="ampere" calcext:value-type="string">
            <text:p>ampere</text:p>
          </table:table-cell>
          <table:table-cell table:style-name="ce74"/>
          <table:table-cell table:style-name="ce3" table:formula="of:=IF([.$W47]=&quot;&quot;;&quot;&quot;;[.$F47])" office:value-type="string" office:string-value="\SI{1}{\ampere}" calcext:value-type="string">
            <text:p>\SI{1}{\ampere}</text:p>
          </table:table-cell>
          <table:table-cell table:style-name="ce10" table:number-columns-repeated="2"/>
          <table:table-cell table:style-name="ce10" table:formula="of:=IF([.$U47]=&quot;&quot;;&quot;&quot;;[.$U47])">
            <text:p/>
          </table:table-cell>
          <table:table-cell table:style-name="ce41"/>
          <table:table-cell table:style-name="ce8"/>
          <table:table-cell table:style-name="ce3" table:formula="of:=IF([.W47]=&quot;&quot;;&quot;&quot;;[.$AB47])" office:value-type="string" office:string-value="\ampere" calcext:value-type="string">
            <text:p>\ampere</text:p>
          </table:table-cell>
          <table:table-cell table:style-name="ce7" table:formula="of:=IF([.W4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47]=&quot;&quot;;&quot;&quot;;CONCATENATE(&quot;$&quot;;[.$X47];&quot;$&quot;))" office:value-type="string" office:string-value="$I$" calcext:value-type="string">
            <text:p>$I$</text:p>
          </table:table-cell>
          <table:table-cell table:style-name="ce87"/>
          <table:table-cell/>
          <table:table-cell table:style-name="ce26" office:value-type="string" calcext:value-type="string">
            <text:p>current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Q / dt </text:p>
          </table:table-cell>
          <table:table-cell table:style-name="ce40" office:value-type="string" calcext:value-type="string">
            <text:p>A</text:p>
          </table:table-cell>
          <table:table-cell table:style-name="ce10" office:value-type="string" calcext:value-type="string">
            <text:p>ampere</text:p>
          </table:table-cell>
          <table:table-cell office:value-type="string" calcext:value-type="string">
            <text:p>\ampere</text:p>
          </table:table-cell>
          <table:table-cell table:number-columns-repeated="2"/>
          <table:table-cell table:style-name="ce27" office:value-type="string" calcext:value-type="string">
            <text:p>Stromstärke</text:p>
          </table:table-cell>
          <table:table-cell table:style-name="ce137"/>
          <table:table-cell table:style-name="ce40" office:value-type="string" calcext:value-type="string">
            <text:p>Ampe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mpere</text:p>
          </table:table-cell>
          <table:table-cell/>
          <table:table-cell table:style-name="ce74" office:value-type="string" calcext:value-type="string">
            <text:p>\footnote{Im folgenden bezeichnet $I$ eine Stromstärke.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W48]=&quot;&quot;;&quot;&quot;;[.W48])" office:value-type="string" office:string-value="flow rate" calcext:value-type="string">
            <text:p>flow rate</text:p>
          </table:table-cell>
          <table:table-cell table:style-name="ce7" table:formula="of:=IF([.$W48]=&quot;&quot;;&quot;&quot;;CONCATENATE(&quot;$&quot;;[.$X48];&quot;$&quot;))" office:value-type="string" office:string-value="$\dot{V}$" calcext:value-type="string">
            <text:p>$\dot{V}$</text:p>
          </table:table-cell>
          <table:table-cell table:style-name="ce7"/>
          <table:table-cell table:style-name="ce7" table:formula="of:=IF([.$W48]=&quot;&quot;;&quot;&quot;;CONCATENATE(&quot;$&quot;;[.$X48];&quot;$&quot;))" office:value-type="string" office:string-value="$\dot{V}$" calcext:value-type="string">
            <text:p>$\dot{V}$</text:p>
          </table:table-cell>
          <table:table-cell table:style-name="ce8" table:formula="of:=IF([.$W48]=&quot;&quot;;&quot;&quot;;CONCATENATE(&quot;\SI{1}{&quot;;[.$AB48];&quot;}&quot;))" office:value-type="string" office:string-value="\SI{1}{\meter\cubed\per\second}" calcext:value-type="string">
            <text:p>\SI{1}{\meter\cubed\per\second}</text:p>
          </table:table-cell>
          <table:table-cell table:style-name="ce8"/>
          <table:table-cell table:style-name="ce48" table:formula="of:=IF([.$W48]=&quot;&quot;;&quot;&quot;;CONCATENATE(&quot;\SI{1}{&quot;;[.$AB48];&quot;}&quot;))" office:value-type="string" office:string-value="\SI{1}{\meter\cubed\per\second}" calcext:value-type="string">
            <text:p>\SI{1}{\meter\cubed\per\second}</text:p>
          </table:table-cell>
          <table:table-cell table:style-name="ce48" table:formula="of:=IF([.$AA48]=&quot;&quot;;&quot;&quot;;[.$AA48])">
            <text:p/>
          </table:table-cell>
          <table:table-cell table:style-name="ce8"/>
          <table:table-cell table:style-name="ce10" office:value-type="string" calcext:value-type="string">
            <text:p>\SI{<text:span text:style-name="T1">180</text:span>}{\litre\per\minute}</text:p>
          </table:table-cell>
          <table:table-cell table:style-name="ce10" office:value-type="string" calcext:value-type="string">
            <text:p>\SI{<text:span text:style-name="T1">0.003</text:span>}{\m\cubed\per\s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U48]=&quot;&quot;;&quot;&quot;;[.$U48])" office:value-type="string" office:string-value="$\frac{\Delta V}{\Delta t}$" calcext:value-type="string">
            <text:p>$\frac{\Delta V}{\Delta t}$</text:p>
          </table:table-cell>
          <table:table-cell table:style-name="ce7" table:formula="of:=IF([.$W48]=&quot;&quot;;&quot;&quot;;CONCATENATE(&quot;$&quot;;[.$X48];&quot;$&quot;))" office:value-type="string" office:string-value="$\dot{V}$" calcext:value-type="string">
            <text:p>$\dot{V}$</text:p>
          </table:table-cell>
          <table:table-cell table:style-name="ce8"/>
          <table:table-cell table:style-name="ce3" table:formula="of:=IF([.W48]=&quot;&quot;;&quot;&quot;;[.$AB48])" office:value-type="string" office:string-value="\meter\cubed\per\second" calcext:value-type="string">
            <text:p>\meter\cubed\per\second</text:p>
          </table:table-cell>
          <table:table-cell table:style-name="ce7" table:formula="of:=IF([.W4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48]=&quot;&quot;;&quot;&quot;;CONCATENATE(&quot;$&quot;;[.$X48];&quot;$&quot;))" office:value-type="string" office:string-value="$\dot{V}$" calcext:value-type="string">
            <text:p>$\dot{V}$</text:p>
          </table:table-cell>
          <table:table-cell table:style-name="ce44" office:value-type="string" calcext:value-type="string">
            <text:p>$\frac{\Delta V}{\Delta t}$</text:p>
          </table:table-cell>
          <table:table-cell/>
          <table:table-cell table:style-name="ce26" office:value-type="string" calcext:value-type="string">
            <text:p>flow rate</text:p>
          </table:table-cell>
          <table:table-cell office:value-type="string" calcext:value-type="string">
            <text:p>\dot{V}</text:p>
          </table:table-cell>
          <table:table-cell table:style-name="ce35" office:value-type="string" calcext:value-type="string">
            <text:p>= dV / dt </text:p>
          </table:table-cell>
          <table:table-cell table:style-name="ce40" office:value-type="string" calcext:value-type="string">
            <text:p>m^3 / s </text:p>
          </table:table-cell>
          <table:table-cell table:style-name="ce10"/>
          <table:table-cell office:value-type="string" calcext:value-type="string">
            <text:p>\meter\cubed\per\second</text:p>
          </table:table-cell>
          <table:table-cell table:style-name="ce44" office:value-type="string" calcext:value-type="string">
            <text:p>\meter\cubed\per\second</text:p>
          </table:table-cell>
          <table:table-cell/>
          <table:table-cell table:style-name="ce27" office:value-type="string" calcext:value-type="string">
            <text:p>Wasserstromstärke</text:p>
          </table:table-cell>
          <table:table-cell table:style-name="ce137"/>
          <table:table-cell table:style-name="ce40"/>
          <table:table-cell office:value-type="string" calcext:value-type="string">
            <text:p>flow rate</text:p>
          </table:table-cell>
          <table:table-cell table:number-columns-repeated="5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W49]=&quot;&quot;;&quot;&quot;;[.W49])" office:value-type="string" office:string-value="temperature" calcext:value-type="string">
            <text:p>temperature</text:p>
          </table:table-cell>
          <table:table-cell table:style-name="ce7" table:formula="of:=IF([.$W49]=&quot;&quot;;&quot;&quot;;CONCATENATE(&quot;$&quot;;[.$X49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W49]=&quot;&quot;;&quot;&quot;;CONCATENATE(&quot;$&quot;;[.$X49];&quot;$&quot;))" office:value-type="string" office:string-value="$T$" calcext:value-type="string">
            <text:p>$T$</text:p>
          </table:table-cell>
          <table:table-cell table:style-name="ce50" table:formula="of:=IF([.$W49]=&quot;&quot;;&quot;&quot;;CONCATENATE(&quot;\SI{1}{&quot;;[.$AB49];&quot;}&quot;))" office:value-type="string" office:string-value="\SI{1}{\kelvin}" calcext:value-type="string">
            <text:p>\SI{1}{\kelvin}</text:p>
          </table:table-cell>
          <table:table-cell table:style-name="ce8"/>
          <table:table-cell table:style-name="ce48" table:formula="of:=IF([.$W49]=&quot;&quot;;&quot;&quot;;CONCATENATE(&quot;\SI{1}{&quot;;[.$AB49];&quot;}&quot;))" office:value-type="string" office:string-value="\SI{1}{\kelvin}" calcext:value-type="string">
            <text:p>\SI{1}{\kelvin}</text:p>
          </table:table-cell>
          <table:table-cell table:style-name="ce48" table:formula="of:=IF([.$AA49]=&quot;&quot;;&quot;&quot;;[.$AA49])" office:value-type="string" office:string-value="kelvin" calcext:value-type="string">
            <text:p>kelvin</text:p>
          </table:table-cell>
          <table:table-cell table:style-name="ce8"/>
          <table:table-cell table:style-name="ce10" office:value-type="string" calcext:value-type="string">
            <text:p>\SI{<text:span text:style-name="T1">-73</text:span>}{\celsius}</text:p>
          </table:table-cell>
          <table:table-cell table:style-name="ce10" office:value-type="string" calcext:value-type="string">
            <text:p>\SI{<text:span text:style-name="T1">200</text:span>}{\kelvin}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3" table:formula="of:=IF([.W49]=&quot;&quot;;&quot;&quot;;[.$AB49])" office:value-type="string" office:string-value="\kelvin" calcext:value-type="string">
            <text:p>\kelvin</text:p>
          </table:table-cell>
          <table:table-cell table:style-name="ce7" office:value-type="string" calcext:value-type="string">
            <text:p>xxx</text:p>
          </table:table-cell>
          <table:table-cell table:style-name="ce7" table:number-columns-repeated="2"/>
          <table:table-cell table:style-name="ce87"/>
          <table:table-cell/>
          <table:table-cell table:style-name="ce26" office:value-type="string" calcext:value-type="string">
            <text:p>temperature</text:p>
          </table:table-cell>
          <table:table-cell office:value-type="string" calcext:value-type="string">
            <text:p>T</text:p>
          </table:table-cell>
          <table:table-cell table:style-name="ce35"/>
          <table:table-cell table:style-name="ce40" office:value-type="string" calcext:value-type="string">
            <text:p>K</text:p>
          </table:table-cell>
          <table:table-cell table:style-name="ce10" office:value-type="string" calcext:value-type="string">
            <text:p>kelvin</text:p>
          </table:table-cell>
          <table:table-cell office:value-type="string" calcext:value-type="string">
            <text:p>\kelvin</text:p>
          </table:table-cell>
          <table:table-cell table:style-name="ce44" office:value-type="string" calcext:value-type="string">
            <text:p>\celsius</text:p>
          </table:table-cell>
          <table:table-cell/>
          <table:table-cell table:style-name="ce27" office:value-type="string" calcext:value-type="string">
            <text:p>Temperatur</text:p>
          </table:table-cell>
          <table:table-cell table:style-name="ce137"/>
          <table:table-cell table:style-name="ce40" office:value-type="string" calcext:value-type="string">
            <text:p>Kelvin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kelvi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50]=&quot;&quot;;&quot;&quot;;[.W50])" office:value-type="string" office:string-value="moment of inertia" calcext:value-type="string">
            <text:p>moment of inertia</text:p>
          </table:table-cell>
          <table:table-cell table:style-name="ce7" table:formula="of:=IF([.$W50]=&quot;&quot;;&quot;&quot;;CONCATENATE(&quot;$&quot;;[.$X50];&quot;$&quot;))" office:value-type="string" office:string-value="$J$" calcext:value-type="string">
            <text:p>$J$</text:p>
          </table:table-cell>
          <table:table-cell table:style-name="ce7"/>
          <table:table-cell table:style-name="ce7" table:formula="of:=IF([.$W50]=&quot;&quot;;&quot;&quot;;CONCATENATE(&quot;$&quot;;[.$X50];&quot;$&quot;))" office:value-type="string" office:string-value="$J$" calcext:value-type="string">
            <text:p>$J$</text:p>
          </table:table-cell>
          <table:table-cell table:style-name="ce8" table:formula="of:=IF([.$W50]=&quot;&quot;;&quot;&quot;;CONCATENATE(&quot;\SI{1}{&quot;;[.$AB50];&quot;}&quot;))" office:value-type="string" office:string-value="\SI{1}{\newton\meter\second\squared}" calcext:value-type="string">
            <text:p>\SI{1}{\newton\meter\second\squared}</text:p>
          </table:table-cell>
          <table:table-cell table:style-name="ce8"/>
          <table:table-cell table:style-name="ce48" table:formula="of:=IF([.$W50]=&quot;&quot;;&quot;&quot;;CONCATENATE(&quot;\SI{1}{&quot;;[.$AB50];&quot;}&quot;))" office:value-type="string" office:string-value="\SI{1}{\newton\meter\second\squared}" calcext:value-type="string">
            <text:p>\SI{1}{\newton\meter\second\squared}</text:p>
          </table:table-cell>
          <table:table-cell table:style-name="ce48" table:formula="of:=IF([.$AA50]=&quot;&quot;;&quot;&quot;;[.$AA50])">
            <text:p/>
          </table:table-cell>
          <table:table-cell table:style-name="ce8"/>
          <table:table-cell table:style-name="ce3" table:formula="of:=IF([.$W50]=&quot;&quot;;&quot;&quot;;[.$F50])" office:value-type="string" office:string-value="\SI{1}{\newton\meter\second\squared}" calcext:value-type="string">
            <text:p>\SI{1}{\newton\meter\second\squared}</text:p>
          </table:table-cell>
          <table:table-cell table:style-name="ce3" table:formula="of:=IF([.W50]=&quot;&quot;;&quot;&quot;;CONCATENATE(&quot;\SI{1}{&quot;;[.$AC50];&quot;}&quot;))" office:value-type="string" office:string-value="\SI{1}{\kilogram\meter\squared}" calcext:value-type="string">
            <text:p>\SI{1}{\kilogram\meter\squared}</text:p>
          </table:table-cell>
          <table:table-cell table:style-name="ce3"/>
          <table:table-cell table:style-name="ce3" table:formula="of:=IF([.$U50]=&quot;&quot;;&quot;&quot;;[.$U50])" office:value-type="string" office:string-value="$\frac{M}{\alpha}$" calcext:value-type="string">
            <text:p>$\frac{M}{\alpha}$</text:p>
          </table:table-cell>
          <table:table-cell table:style-name="ce7" table:formula="of:=IF([.$W50]=&quot;&quot;;&quot;&quot;;CONCATENATE(&quot;$&quot;;[.$X50];&quot;$&quot;))" office:value-type="string" office:string-value="$J$" calcext:value-type="string">
            <text:p>$J$</text:p>
          </table:table-cell>
          <table:table-cell table:style-name="ce8"/>
          <table:table-cell table:style-name="ce3" table:formula="of:=IF([.W50]=&quot;&quot;;&quot;&quot;;[.$AB50])" office:value-type="string" office:string-value="\newton\meter\second\squared" calcext:value-type="string">
            <text:p>\newton\meter\second\squared</text:p>
          </table:table-cell>
          <table:table-cell table:style-name="ce7" table:formula="of:=IF([.W5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50]=&quot;&quot;;&quot;&quot;;CONCATENATE(&quot;$&quot;;[.$X50];&quot;$&quot;))" office:value-type="string" office:string-value="$J$" calcext:value-type="string">
            <text:p>$J$</text:p>
          </table:table-cell>
          <table:table-cell table:style-name="ce82" office:value-type="string" calcext:value-type="string">
            <text:p>$\frac{M}{\alpha}$</text:p>
          </table:table-cell>
          <table:table-cell table:style-name="ce58"/>
          <table:table-cell table:style-name="ce26" office:value-type="string" calcext:value-type="string">
            <text:p>moment of inertia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= M / alpha </text:p>
          </table:table-cell>
          <table:table-cell table:style-name="ce40" office:value-type="string" calcext:value-type="string">
            <text:p>1 N m s</text:p>
          </table:table-cell>
          <table:table-cell table:style-name="ce10"/>
          <table:table-cell office:value-type="string" calcext:value-type="string">
            <text:p>\newton\meter\second\squared</text:p>
          </table:table-cell>
          <table:table-cell office:value-type="string" calcext:value-type="string">
            <text:p>\kilogram\meter\squared</text:p>
          </table:table-cell>
          <table:table-cell/>
          <table:table-cell table:style-name="ce25" office:value-type="string" calcext:value-type="string">
            <text:p>Trägheitsmoment</text:p>
          </table:table-cell>
          <table:table-cell table:style-name="ce135"/>
          <table:table-cell table:style-name="ce40"/>
          <table:table-cell office:value-type="string" calcext:value-type="string">
            <text:p>moment of inertia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W51]=&quot;&quot;;&quot;&quot;;[.W51])" office:value-type="string" office:string-value="volume" calcext:value-type="string">
            <text:p>volume</text:p>
          </table:table-cell>
          <table:table-cell table:style-name="ce7" table:formula="of:=IF([.$W51]=&quot;&quot;;&quot;&quot;;CONCATENATE(&quot;$&quot;;[.$X51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W51]=&quot;&quot;;&quot;&quot;;CONCATENATE(&quot;$&quot;;[.$X51];&quot;$&quot;))" office:value-type="string" office:string-value="$V$" calcext:value-type="string">
            <text:p>$V$</text:p>
          </table:table-cell>
          <table:table-cell table:style-name="ce8" table:formula="of:=IF([.$W51]=&quot;&quot;;&quot;&quot;;CONCATENATE(&quot;\SI{1}{&quot;;[.$AB51];&quot;}&quot;))" office:value-type="string" office:string-value="\SI{1}{\meter\cubed}" calcext:value-type="string">
            <text:p>\SI{1}{\meter\cubed}</text:p>
          </table:table-cell>
          <table:table-cell table:style-name="ce8"/>
          <table:table-cell table:style-name="ce48" table:formula="of:=IF([.$W51]=&quot;&quot;;&quot;&quot;;CONCATENATE(&quot;\SI{1}{&quot;;[.$AB51];&quot;}&quot;))" office:value-type="string" office:string-value="\SI{1}{\meter\cubed}" calcext:value-type="string">
            <text:p>\SI{1}{\meter\cubed}</text:p>
          </table:table-cell>
          <table:table-cell table:style-name="ce48" table:formula="of:=IF([.$AA51]=&quot;&quot;;&quot;&quot;;[.$AA51])" office:value-type="string" office:string-value="cubic metre" calcext:value-type="string">
            <text:p>cubic metre</text:p>
          </table:table-cell>
          <table:table-cell table:style-name="ce8"/>
          <table:table-cell table:style-name="ce10" office:value-type="string" calcext:value-type="string">
            <text:p>\SI{<text:span text:style-name="T1">550</text:span>}{\litre}</text:p>
          </table:table-cell>
          <table:table-cell table:style-name="ce10" office:value-type="string" calcext:value-type="string">
            <text:p>\SI{<text:span text:style-name="T3">0.55</text:span>}{\m\cubed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U51]=&quot;&quot;;&quot;&quot;;[.$U51])" office:value-type="string" office:string-value="$l \cdot w \cdot h$" calcext:value-type="string">
            <text:p>$l \cdot w \cdot h$</text:p>
          </table:table-cell>
          <table:table-cell table:style-name="ce7" table:formula="of:=IF([.$W51]=&quot;&quot;;&quot;&quot;;CONCATENATE(&quot;$&quot;;[.$X51];&quot;$&quot;))" office:value-type="string" office:string-value="$V$" calcext:value-type="string">
            <text:p>$V$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style-name="ce3" table:formula="of:=IF([.W51]=&quot;&quot;;&quot;&quot;;[.$AB51])" office:value-type="string" office:string-value="\meter\cubed" calcext:value-type="string">
            <text:p>\meter\cubed</text:p>
          </table:table-cell>
          <table:table-cell table:style-name="ce7" table:formula="of:=IF([.W5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51]=&quot;&quot;;&quot;&quot;;CONCATENATE(&quot;$&quot;;[.$X51];&quot;$&quot;))" office:value-type="string" office:string-value="$V$" calcext:value-type="string">
            <text:p>$V$</text:p>
          </table:table-cell>
          <table:table-cell table:style-name="ce82" office:value-type="string" calcext:value-type="string">
            <text:p>$l \cdot w \cdot h$</text:p>
          </table:table-cell>
          <table:table-cell table:style-name="ce58"/>
          <table:table-cell table:style-name="ce26" office:value-type="string" calcext:value-type="string">
            <text:p>volume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l w h </text:p>
          </table:table-cell>
          <table:table-cell table:style-name="ce40" office:value-type="string" calcext:value-type="string">
            <text:p><text:s/>m^3</text:p>
          </table:table-cell>
          <table:table-cell table:style-name="ce10" office:value-type="string" calcext:value-type="string">
            <text:p>cubic metre</text:p>
          </table:table-cell>
          <table:table-cell office:value-type="string" calcext:value-type="string">
            <text:p>\meter\cubed</text:p>
          </table:table-cell>
          <table:table-cell table:style-name="ce44" office:value-type="string" calcext:value-type="string">
            <text:p>\meter\cubed</text:p>
          </table:table-cell>
          <table:table-cell/>
          <table:table-cell table:style-name="ce25" office:value-type="string" calcext:value-type="string">
            <text:p>Volumen</text:p>
          </table:table-cell>
          <table:table-cell table:style-name="ce135"/>
          <table:table-cell table:style-name="ce40" office:value-type="string" calcext:value-type="string">
            <text:p>Kubikmeter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ubic metre</text:p>
          </table:table-cell>
          <table:table-cell table:number-columns-repeated="4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54" office:value-type="string" calcext:value-type="string">
            <text:p>\footnote{In dieser Formel steht $b$ für eine Breite.}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52]=&quot;&quot;;&quot;&quot;;[.W52])" office:value-type="string" office:string-value="wavelength" calcext:value-type="string">
            <text:p>wavelength</text:p>
          </table:table-cell>
          <table:table-cell table:style-name="ce7" table:formula="of:=IF([.$W52]=&quot;&quot;;&quot;&quot;;CONCATENATE(&quot;$&quot;;[.$X52];&quot;$&quot;))" office:value-type="string" office:string-value="$\lambda$" calcext:value-type="string">
            <text:p>$\lambda$</text:p>
          </table:table-cell>
          <table:table-cell table:style-name="ce7"/>
          <table:table-cell table:style-name="ce7" table:formula="of:=IF([.$W52]=&quot;&quot;;&quot;&quot;;CONCATENATE(&quot;$&quot;;[.$X52];&quot;$&quot;))" office:value-type="string" office:string-value="$\lambda$" calcext:value-type="string">
            <text:p>$\lambda$</text:p>
          </table:table-cell>
          <table:table-cell table:style-name="ce8" table:formula="of:=IF([.$W52]=&quot;&quot;;&quot;&quot;;CONCATENATE(&quot;\SI{1}{&quot;;[.$AB52];&quot;}&quot;))" office:value-type="string" office:string-value="\SI{1}{\meter}" calcext:value-type="string">
            <text:p>\SI{1}{\meter}</text:p>
          </table:table-cell>
          <table:table-cell table:style-name="ce8"/>
          <table:table-cell table:style-name="ce48" table:formula="of:=IF([.$W52]=&quot;&quot;;&quot;&quot;;CONCATENATE(&quot;\SI{1}{&quot;;[.$AB52];&quot;}&quot;))" office:value-type="string" office:string-value="\SI{1}{\meter}" calcext:value-type="string">
            <text:p>\SI{1}{\meter}</text:p>
          </table:table-cell>
          <table:table-cell table:style-name="ce48" table:formula="of:=IF([.$AA52]=&quot;&quot;;&quot;&quot;;[.$AA52])">
            <text:p/>
          </table:table-cell>
          <table:table-cell table:style-name="ce8"/>
          <table:table-cell table:style-name="ce3" table:formula="of:=IF([.$W52]=&quot;&quot;;&quot;&quot;;[.$F52])" office:value-type="string" office:string-value="\SI{1}{\meter}" calcext:value-type="string">
            <text:p>\SI{1}{\meter}</text:p>
          </table:table-cell>
          <table:table-cell table:style-name="ce10"/>
          <table:table-cell table:style-name="ce3"/>
          <table:table-cell table:style-name="ce3" table:formula="of:=IF([.$U52]=&quot;&quot;;&quot;&quot;;[.$U52])" office:value-type="string" office:string-value="$\frac{c}{f}$" calcext:value-type="string">
            <text:p>$\frac{c}{f}$</text:p>
          </table:table-cell>
          <table:table-cell table:style-name="ce7" table:formula="of:=IF([.$W52]=&quot;&quot;;&quot;&quot;;CONCATENATE(&quot;$&quot;;[.$X52];&quot;$&quot;))" office:value-type="string" office:string-value="$\lambda$" calcext:value-type="string">
            <text:p>$\lambda$</text:p>
          </table:table-cell>
          <table:table-cell table:style-name="ce3"/>
          <table:table-cell table:style-name="ce3" table:formula="of:=IF([.W52]=&quot;&quot;;&quot;&quot;;[.$AB52])" office:value-type="string" office:string-value="\meter" calcext:value-type="string">
            <text:p>\meter</text:p>
          </table:table-cell>
          <table:table-cell table:style-name="ce7" table:formula="of:=IF([.W5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52]=&quot;&quot;;&quot;&quot;;CONCATENATE(&quot;$&quot;;[.$X52];&quot;$&quot;))" office:value-type="string" office:string-value="$\lambda$" calcext:value-type="string">
            <text:p>$\lambda$</text:p>
          </table:table-cell>
          <table:table-cell table:style-name="ce82" office:value-type="string" calcext:value-type="string">
            <text:p>$\frac{c}{f}$</text:p>
          </table:table-cell>
          <table:table-cell table:style-name="ce58"/>
          <table:table-cell table:style-name="ce26" office:value-type="string" calcext:value-type="string">
            <text:p>wavelength</text:p>
          </table:table-cell>
          <table:table-cell table:style-name="ce78" office:value-type="string" calcext:value-type="string">
            <text:p>\lambda</text:p>
          </table:table-cell>
          <table:table-cell table:style-name="ce84" office:value-type="string" calcext:value-type="string">
            <text:p><text:s/>= c / f </text:p>
          </table:table-cell>
          <table:table-cell table:style-name="ce40" office:value-type="string" calcext:value-type="string">
            <text:p>m</text:p>
          </table:table-cell>
          <table:table-cell table:style-name="ce10"/>
          <table:table-cell office:value-type="string" calcext:value-type="string">
            <text:p>\meter</text:p>
          </table:table-cell>
          <table:table-cell table:style-name="ce44"/>
          <table:table-cell/>
          <table:table-cell table:style-name="ce25" office:value-type="string" calcext:value-type="string">
            <text:p>Wellenlänge</text:p>
          </table:table-cell>
          <table:table-cell table:style-name="ce135"/>
          <table:table-cell table:style-name="ce40"/>
          <table:table-cell office:value-type="string" calcext:value-type="string">
            <text:p>wavel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W53]=&quot;&quot;;&quot;&quot;;[.W53])" office:value-type="string" office:string-value="resistance" calcext:value-type="string">
            <text:p>resistance</text:p>
          </table:table-cell>
          <table:table-cell table:style-name="ce7" table:formula="of:=IF([.$W53]=&quot;&quot;;&quot;&quot;;CONCATENATE(&quot;$&quot;;[.$X53];&quot;$&quot;))" office:value-type="string" office:string-value="$R$" calcext:value-type="string">
            <text:p>$R$</text:p>
          </table:table-cell>
          <table:table-cell table:style-name="ce7"/>
          <table:table-cell table:style-name="ce7" table:formula="of:=IF([.$W53]=&quot;&quot;;&quot;&quot;;CONCATENATE(&quot;$&quot;;[.$X53];&quot;$&quot;))" office:value-type="string" office:string-value="$R$" calcext:value-type="string">
            <text:p>$R$</text:p>
          </table:table-cell>
          <table:table-cell table:style-name="ce8" table:formula="of:=IF([.$W53]=&quot;&quot;;&quot;&quot;;CONCATENATE(&quot;\SI{1}{&quot;;[.$AB53];&quot;}&quot;))" office:value-type="string" office:string-value="\SI{1}{\ohm}" calcext:value-type="string">
            <text:p>\SI{1}{\ohm}</text:p>
          </table:table-cell>
          <table:table-cell table:style-name="ce8"/>
          <table:table-cell table:style-name="ce48" table:formula="of:=IF([.$W53]=&quot;&quot;;&quot;&quot;;CONCATENATE(&quot;\SI{1}{&quot;;[.$AB53];&quot;}&quot;))" office:value-type="string" office:string-value="\SI{1}{\ohm}" calcext:value-type="string">
            <text:p>\SI{1}{\ohm}</text:p>
          </table:table-cell>
          <table:table-cell table:style-name="ce48" table:formula="of:=IF([.$AA53]=&quot;&quot;;&quot;&quot;;[.$AA53])" office:value-type="string" office:string-value="ohm" calcext:value-type="string">
            <text:p>ohm</text:p>
          </table:table-cell>
          <table:table-cell table:style-name="ce8"/>
          <table:table-cell table:style-name="ce3" table:formula="of:=IF([.$W53]=&quot;&quot;;&quot;&quot;;[.$F53])" office:value-type="string" office:string-value="\SI{1}{\ohm}" calcext:value-type="string">
            <text:p>\SI{1}{\ohm}</text:p>
          </table:table-cell>
          <table:table-cell table:style-name="ce3" table:formula="of:=IF([.W53]=&quot;&quot;;&quot;&quot;;CONCATENATE(&quot;\SI{1}{&quot;;[.$AC53];&quot;}&quot;))" office:value-type="string" office:string-value="\SI{1}{\volt\per\ampere}" calcext:value-type="string">
            <text:p>\SI{1}{\volt\per\ampere}</text:p>
          </table:table-cell>
          <table:table-cell table:style-name="ce3"/>
          <table:table-cell table:style-name="ce3" table:formula="of:=IF([.$U53]=&quot;&quot;;&quot;&quot;;[.$U53])" office:value-type="string" office:string-value="$\frac{V}{I}$" calcext:value-type="string">
            <text:p>$\frac{V}{I}$</text:p>
          </table:table-cell>
          <table:table-cell table:style-name="ce7" table:formula="of:=IF([.$W53]=&quot;&quot;;&quot;&quot;;CONCATENATE(&quot;$&quot;;[.$X53];&quot;$&quot;))" office:value-type="string" office:string-value="$R$" calcext:value-type="string">
            <text:p>$R$</text:p>
          </table:table-cell>
          <table:table-cell table:style-name="ce3"/>
          <table:table-cell table:style-name="ce3" table:formula="of:=IF([.W53]=&quot;&quot;;&quot;&quot;;[.$AB53])" office:value-type="string" office:string-value="\ohm" calcext:value-type="string">
            <text:p>\ohm</text:p>
          </table:table-cell>
          <table:table-cell table:style-name="ce7" table:formula="of:=IF([.W5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53]=&quot;&quot;;&quot;&quot;;CONCATENATE(&quot;$&quot;;[.$X53];&quot;$&quot;))" office:value-type="string" office:string-value="$R$" calcext:value-type="string">
            <text:p>$R$</text:p>
          </table:table-cell>
          <table:table-cell table:style-name="ce44" office:value-type="string" calcext:value-type="string">
            <text:p>$\frac{V}{I}$</text:p>
          </table:table-cell>
          <table:table-cell/>
          <table:table-cell table:style-name="ce26" office:value-type="string" calcext:value-type="string">
            <text:p>resistance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>
            <text:p>= <text:span text:style-name="T3">V</text:span> / I </text:p>
          </table:table-cell>
          <table:table-cell table:style-name="ce40" office:value-type="string" calcext:value-type="string">
            <text:p>O</text:p>
          </table:table-cell>
          <table:table-cell table:style-name="ce10" office:value-type="string" calcext:value-type="string">
            <text:p>ohm</text:p>
          </table:table-cell>
          <table:table-cell office:value-type="string" calcext:value-type="string">
            <text:p>\ohm</text:p>
          </table:table-cell>
          <table:table-cell office:value-type="string" calcext:value-type="string">
            <text:p>\volt\per\ampere</text:p>
          </table:table-cell>
          <table:table-cell/>
          <table:table-cell table:style-name="ce27" office:value-type="string" calcext:value-type="string">
            <text:p>Widerstand</text:p>
          </table:table-cell>
          <table:table-cell table:style-name="ce137"/>
          <table:table-cell table:style-name="ce40" office:value-type="string" calcext:value-type="string">
            <text:p>Ohm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ohm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54]=&quot;&quot;;&quot;&quot;;[.W54])" office:value-type="string" office:string-value="angle" calcext:value-type="string">
            <text:p>angle</text:p>
          </table:table-cell>
          <table:table-cell table:style-name="ce7" table:formula="of:=IF([.$W54]=&quot;&quot;;&quot;&quot;;CONCATENATE(&quot;$&quot;;[.$X54];&quot;$&quot;))" office:value-type="string" office:string-value="$\theta$" calcext:value-type="string">
            <text:p>$\theta$</text:p>
          </table:table-cell>
          <table:table-cell table:style-name="ce7"/>
          <table:table-cell table:style-name="ce7" table:formula="of:=IF([.$W54]=&quot;&quot;;&quot;&quot;;CONCATENATE(&quot;$&quot;;[.$X54];&quot;$&quot;))" office:value-type="string" office:string-value="$\theta$" calcext:value-type="string">
            <text:p>$\theta$</text:p>
          </table:table-cell>
          <table:table-cell table:style-name="ce8" table:formula="of:=IF([.$W54]=&quot;&quot;;&quot;&quot;;CONCATENATE(&quot;\SI{1}{&quot;;[.$AB54];&quot;}&quot;))" office:value-type="string" office:string-value="\SI{1}{\radian}" calcext:value-type="string">
            <text:p>\SI{1}{\radian}</text:p>
          </table:table-cell>
          <table:table-cell table:style-name="ce8"/>
          <table:table-cell table:style-name="ce48" table:formula="of:=IF([.$W54]=&quot;&quot;;&quot;&quot;;CONCATENATE(&quot;\SI{1}{&quot;;[.$AB54];&quot;}&quot;))" office:value-type="string" office:string-value="\SI{1}{\radian}" calcext:value-type="string">
            <text:p>\SI{1}{\radian}</text:p>
          </table:table-cell>
          <table:table-cell table:style-name="ce48" table:formula="of:=IF([.$AA54]=&quot;&quot;;&quot;&quot;;[.$AA54])" office:value-type="string" office:string-value="radian" calcext:value-type="string">
            <text:p>radian</text:p>
          </table:table-cell>
          <table:table-cell table:style-name="ce8"/>
          <table:table-cell table:style-name="ce10" office:value-type="string" calcext:value-type="string">
            <text:p>\SI{<text:span text:style-name="T1">45</text:span>}{\degree}</text:p>
          </table:table-cell>
          <table:table-cell table:style-name="ce10" office:value-type="string" calcext:value-type="string">
            <text:p>$\frac{\pi}{<text:span text:style-name="T3">4</text:span>}$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 table:style-name="ce3" table:formula="of:=IF([.$U54]=&quot;&quot;;&quot;&quot;;[.$U54])" office:value-type="string" office:string-value="$\frac{s}{r}$" calcext:value-type="string">
            <text:p>$\frac{s}{r}$</text:p>
          </table:table-cell>
          <table:table-cell table:style-name="ce7" table:formula="of:=IF([.$W54]=&quot;&quot;;&quot;&quot;;CONCATENATE(&quot;$&quot;;[.$X54];&quot;$&quot;))" office:value-type="string" office:string-value="$\theta$" calcext:value-type="string">
            <text:p>$\theta$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style-name="ce10"/>
          <table:table-cell table:style-name="ce7" table:formula="of:=IF([.W5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54]=&quot;&quot;;&quot;&quot;;CONCATENATE(&quot;$&quot;;[.$X54];&quot;$&quot;))" office:value-type="string" office:string-value="$\theta$" calcext:value-type="string">
            <text:p>$\theta$</text:p>
          </table:table-cell>
          <table:table-cell table:style-name="ce44" office:value-type="string" calcext:value-type="string">
            <text:p>$\frac{s}{r}$</text:p>
          </table:table-cell>
          <table:table-cell/>
          <table:table-cell table:style-name="ce26" office:value-type="string" calcext:value-type="string">
            <text:p>angle</text:p>
          </table:table-cell>
          <table:table-cell office:value-type="string" calcext:value-type="string">
            <text:p>\theta</text:p>
          </table:table-cell>
          <table:table-cell table:style-name="ce35" office:value-type="string" calcext:value-type="string">
            <text:p>= b / r </text:p>
          </table:table-cell>
          <table:table-cell table:style-name="ce40" office:value-type="string" calcext:value-type="string">
            <text:p>rad</text:p>
          </table:table-cell>
          <table:table-cell table:style-name="ce10" office:value-type="string" calcext:value-type="string">
            <text:p>radian</text:p>
          </table:table-cell>
          <table:table-cell office:value-type="string" calcext:value-type="string">
            <text:p>\radian</text:p>
          </table:table-cell>
          <table:table-cell table:number-columns-repeated="2"/>
          <table:table-cell table:style-name="ce27" office:value-type="string" calcext:value-type="string">
            <text:p>Winkel</text:p>
          </table:table-cell>
          <table:table-cell table:style-name="ce137"/>
          <table:table-cell table:style-name="ce40" office:value-type="string" calcext:value-type="string">
            <text:p>Bogenmaß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</text:p>
          </table:table-cell>
          <table:table-cell table:number-columns-repeated="4"/>
          <table:table-cell table:style-name="ce52" office:value-type="string" calcext:value-type="string">
            <text:p>\footnote{gemeint ist hier das (einheitenlose) Bogenmaß}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/>
          <table:table-cell table:style-name="ce54" office:value-type="string" calcext:value-type="string">
            <text:p>\footnote{Im folgenden bezeichnet $b$ eine Länge auf einem Kreis und $r$ den entsprechenden Radius.}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55]=&quot;&quot;;&quot;&quot;;[.W55])" office:value-type="string" office:string-value="angular velocity" calcext:value-type="string">
            <text:p>angular velocity</text:p>
          </table:table-cell>
          <table:table-cell table:style-name="ce7" table:formula="of:=IF([.$W55]=&quot;&quot;;&quot;&quot;;CONCATENATE(&quot;$&quot;;[.$X55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W55]=&quot;&quot;;&quot;&quot;;CONCATENATE(&quot;$&quot;;[.$X55];&quot;$&quot;))" office:value-type="string" office:string-value="$\omega$" calcext:value-type="string">
            <text:p>$\omega$</text:p>
          </table:table-cell>
          <table:table-cell table:style-name="ce9" table:formula="of:=IF([.$W55]=&quot;&quot;;&quot;&quot;;CONCATENATE(&quot;\si{&quot;;[.$AB55];&quot;}&quot;))" office:value-type="string" office:string-value="\si{\per\second}" calcext:value-type="string">
            <text:p>\si{\per\second}</text:p>
          </table:table-cell>
          <table:table-cell table:style-name="ce8"/>
          <table:table-cell table:style-name="ce48" table:formula="of:=IF([.$W55]=&quot;&quot;;&quot;&quot;;CONCATENATE(&quot;\SI{1}{&quot;;[.$AB55];&quot;}&quot;))" office:value-type="string" office:string-value="\SI{1}{\per\second}" calcext:value-type="string">
            <text:p>\SI{1}{\per\second}</text:p>
          </table:table-cell>
          <table:table-cell table:style-name="ce48" table:formula="of:=IF([.$AA55]=&quot;&quot;;&quot;&quot;;[.$AA55])">
            <text:p/>
          </table:table-cell>
          <table:table-cell table:style-name="ce8"/>
          <table:table-cell table:style-name="ce10" table:formula="of:=IF([.$W55]=&quot;&quot;;&quot;&quot;;[.$F55])" office:value-type="string" office:string-value="\si{\per\second}" calcext:value-type="string">
            <text:p>\si{\per\second}</text:p>
          </table:table-cell>
          <table:table-cell table:style-name="ce10"/>
          <table:table-cell table:style-name="ce3"/>
          <table:table-cell table:style-name="ce3" table:formula="of:=IF([.$U55]=&quot;&quot;;&quot;&quot;;[.$U55])" office:value-type="string" office:string-value="$\frac{\Delta\theta}{\Delta t}$" calcext:value-type="string">
            <text:p>$\frac{\Delta\theta}{\Delta t}$</text:p>
          </table:table-cell>
          <table:table-cell table:style-name="ce7" table:formula="of:=IF([.$W55]=&quot;&quot;;&quot;&quot;;CONCATENATE(&quot;$&quot;;[.$X55];&quot;$&quot;))" office:value-type="string" office:string-value="$\omega$" calcext:value-type="string">
            <text:p>$\omega$</text:p>
          </table:table-cell>
          <table:table-cell table:style-name="ce8"/>
          <table:table-cell table:style-name="ce3" table:formula="of:=IF([.W55]=&quot;&quot;;&quot;&quot;;[.$AB55])" office:value-type="string" office:string-value="\per\second" calcext:value-type="string">
            <text:p>\per\second</text:p>
          </table:table-cell>
          <table:table-cell table:style-name="ce7" table:formula="of:=IF([.W5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55]=&quot;&quot;;&quot;&quot;;CONCATENATE(&quot;$&quot;;[.$X55];&quot;$&quot;))" office:value-type="string" office:string-value="$\omega$" calcext:value-type="string">
            <text:p>$\omega$</text:p>
          </table:table-cell>
          <table:table-cell table:style-name="ce44" office:value-type="string" calcext:value-type="string">
            <text:p>$\frac{\Delta\theta}{\Delta t}$</text:p>
          </table:table-cell>
          <table:table-cell/>
          <table:table-cell table:style-name="ce26" office:value-type="string" calcext:value-type="string">
            <text:p>angular velocit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d \theta /dt </text:p>
          </table:table-cell>
          <table:table-cell table:style-name="ce40" office:value-type="string" calcext:value-type="string">
            <text:p>1/ s</text:p>
          </table:table-cell>
          <table:table-cell table:style-name="ce10"/>
          <table:table-cell office:value-type="string" calcext:value-type="string">
            <text:p>\per\second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7" office:value-type="string" calcext:value-type="string">
            <text:p>Winkelgeschwindigkeit</text:p>
          </table:table-cell>
          <table:table-cell table:style-name="ce137"/>
          <table:table-cell table:style-name="ce40"/>
          <table:table-cell office:value-type="string" calcext:value-type="string">
            <text:p>angular 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W56]=&quot;&quot;;&quot;&quot;;[.W56])" office:value-type="string" office:string-value="angular acceleration" calcext:value-type="string">
            <text:p>angular acceleration</text:p>
          </table:table-cell>
          <table:table-cell table:style-name="ce7" table:formula="of:=IF([.$W56]=&quot;&quot;;&quot;&quot;;CONCATENATE(&quot;$&quot;;[.$X56];&quot;$&quot;))" office:value-type="string" office:string-value="$\alpha$" calcext:value-type="string">
            <text:p>$\alpha$</text:p>
          </table:table-cell>
          <table:table-cell table:style-name="ce7"/>
          <table:table-cell table:style-name="ce7" table:formula="of:=IF([.$W56]=&quot;&quot;;&quot;&quot;;CONCATENATE(&quot;$&quot;;[.$X56];&quot;$&quot;))" office:value-type="string" office:string-value="$\alpha$" calcext:value-type="string">
            <text:p>$\alpha$</text:p>
          </table:table-cell>
          <table:table-cell table:style-name="ce9" table:formula="of:=IF([.$W56]=&quot;&quot;;&quot;&quot;;CONCATENATE(&quot;\si{&quot;;[.$AB56];&quot;}&quot;))" office:value-type="string" office:string-value="\si{\per\second\squared}" calcext:value-type="string">
            <text:p>\si{\per\second\squared}</text:p>
          </table:table-cell>
          <table:table-cell table:style-name="ce8"/>
          <table:table-cell table:style-name="ce48" table:formula="of:=IF([.$W56]=&quot;&quot;;&quot;&quot;;CONCATENATE(&quot;\SI{1}{&quot;;[.$AB56];&quot;}&quot;))" office:value-type="string" office:string-value="\SI{1}{\per\second\squared}" calcext:value-type="string">
            <text:p>\SI{1}{\per\second\squared}</text:p>
          </table:table-cell>
          <table:table-cell table:style-name="ce48" table:formula="of:=IF([.$AA56]=&quot;&quot;;&quot;&quot;;[.$AA56])">
            <text:p/>
          </table:table-cell>
          <table:table-cell table:style-name="ce8"/>
          <table:table-cell table:style-name="ce10" table:formula="of:=IF([.$W56]=&quot;&quot;;&quot;&quot;;[.$F56])" office:value-type="string" office:string-value="\si{\per\second\squared}" calcext:value-type="string">
            <text:p>\si{\per\second\squared}</text:p>
          </table:table-cell>
          <table:table-cell table:style-name="ce10" table:number-columns-repeated="2"/>
          <table:table-cell table:style-name="ce3" table:formula="of:=IF([.$U56]=&quot;&quot;;&quot;&quot;;[.$U56])" office:value-type="string" office:string-value="$\frac{\Delta\omega}{\Delta t}$" calcext:value-type="string">
            <text:p>$\frac{\Delta\omega}{\Delta t}$</text:p>
          </table:table-cell>
          <table:table-cell table:style-name="ce7" table:formula="of:=IF([.$W56]=&quot;&quot;;&quot;&quot;;CONCATENATE(&quot;$&quot;;[.$X56];&quot;$&quot;))" office:value-type="string" office:string-value="$\alpha$" calcext:value-type="string">
            <text:p>$\alpha$</text:p>
          </table:table-cell>
          <table:table-cell table:style-name="ce8"/>
          <table:table-cell table:style-name="ce3" table:formula="of:=IF([.W56]=&quot;&quot;;&quot;&quot;;[.$AB56])" office:value-type="string" office:string-value="\per\second\squared" calcext:value-type="string">
            <text:p>\per\second\squared</text:p>
          </table:table-cell>
          <table:table-cell table:style-name="ce7" table:formula="of:=IF([.W5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56]=&quot;&quot;;&quot;&quot;;CONCATENATE(&quot;$&quot;;[.$X56];&quot;$&quot;))" office:value-type="string" office:string-value="$\alpha$" calcext:value-type="string">
            <text:p>$\alpha$</text:p>
          </table:table-cell>
          <table:table-cell table:style-name="ce44" office:value-type="string" calcext:value-type="string">
            <text:p>$\frac{\Delta\omega}{\Delta t}$</text:p>
          </table:table-cell>
          <table:table-cell/>
          <table:table-cell table:style-name="ce26" office:value-type="string" calcext:value-type="string">
            <text:p>angular acceleration</text:p>
          </table:table-cell>
          <table:table-cell office:value-type="string" calcext:value-type="string">
            <text:p>\alpha</text:p>
          </table:table-cell>
          <table:table-cell table:style-name="ce35" office:value-type="string" calcext:value-type="string">
            <text:p>= d \omega / dt </text:p>
          </table:table-cell>
          <table:table-cell table:style-name="ce40" office:value-type="string" calcext:value-type="string">
            <text:p>1 / s^2</text:p>
          </table:table-cell>
          <table:table-cell table:style-name="ce10"/>
          <table:table-cell office:value-type="string" calcext:value-type="string">
            <text:p>\per\second\squared</text:p>
          </table:table-cell>
          <table:table-cell table:style-name="ce44" office:value-type="string" calcext:value-type="string">
            <text:p>\per\second\squared</text:p>
          </table:table-cell>
          <table:table-cell/>
          <table:table-cell table:style-name="ce27" office:value-type="string" calcext:value-type="string">
            <text:p>Winkelbeschleunigung</text:p>
          </table:table-cell>
          <table:table-cell table:style-name="ce137"/>
          <table:table-cell table:style-name="ce40"/>
          <table:table-cell office:value-type="string" calcext:value-type="string">
            <text:p>angular 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W57]=&quot;&quot;;&quot;&quot;;[.W57])" office:value-type="string" office:string-value="efficiency" calcext:value-type="string">
            <text:p>efficiency</text:p>
          </table:table-cell>
          <table:table-cell table:style-name="ce7" table:formula="of:=IF([.$W57]=&quot;&quot;;&quot;&quot;;CONCATENATE(&quot;$&quot;;[.$X57];&quot;$&quot;))" office:value-type="string" office:string-value="$\eta$" calcext:value-type="string">
            <text:p>$\eta$</text:p>
          </table:table-cell>
          <table:table-cell table:style-name="ce7"/>
          <table:table-cell table:style-name="ce7" table:formula="of:=IF([.$W57]=&quot;&quot;;&quot;&quot;;CONCATENATE(&quot;$&quot;;[.$X57];&quot;$&quot;))" office:value-type="string" office:string-value="$\eta$" calcext:value-type="string">
            <text:p>$\eta$</text:p>
          </table:table-cell>
          <table:table-cell table:style-name="ce8" table:formula="of:=IF([.$W57]=&quot;&quot;;&quot;&quot;;CONCATENATE(&quot;\SI{1}{&quot;;[.$AB57];&quot;}&quot;))" office:value-type="string" office:string-value="\SI{1}{\percent}" calcext:value-type="string">
            <text:p>\SI{1}{\percent}</text:p>
          </table:table-cell>
          <table:table-cell table:style-name="ce8"/>
          <table:table-cell table:style-name="ce48" table:formula="of:=IF([.$W57]=&quot;&quot;;&quot;&quot;;CONCATENATE(&quot;\SI{1}{&quot;;[.$AB57];&quot;}&quot;))" office:value-type="string" office:string-value="\SI{1}{\percent}" calcext:value-type="string">
            <text:p>\SI{1}{\percent}</text:p>
          </table:table-cell>
          <table:table-cell table:style-name="ce51"/>
          <table:table-cell table:style-name="ce8"/>
          <table:table-cell table:style-name="ce10" office:value-type="string" calcext:value-type="string">
            <text:p>\SI{<text:span text:style-name="T1">45</text:span>}{\percent}</text:p>
          </table:table-cell>
          <table:table-cell table:style-name="ce10" office:value-type="string" calcext:value-type="string">
            <text:p>\num{<text:span text:style-name="T3">0.45</text:span>}</text:p>
          </table:table-cell>
          <table:table-cell table:style-name="ce10"/>
          <table:table-cell table:style-name="ce3" table:formula="of:=IF([.$U57]=&quot;&quot;;&quot;&quot;;[.$U57])" office:value-type="string" office:string-value="$\frac{E_{\text{out}}}{E_{\text{in}}}$" calcext:value-type="string">
            <text:p>$\frac{E_{\text{out}}}{E_{\text{in}}}$</text:p>
          </table:table-cell>
          <table:table-cell table:style-name="ce7" table:formula="of:=IF([.$W57]=&quot;&quot;;&quot;&quot;;CONCATENATE(&quot;$&quot;;[.$X57];&quot;$&quot;))" office:value-type="string" office:string-value="$\eta$" calcext:value-type="string">
            <text:p>$\eta$</text:p>
          </table:table-cell>
          <table:table-cell table:style-name="ce8"/>
          <table:table-cell table:style-name="ce3" table:formula="of:=IF([.W57]=&quot;&quot;;&quot;&quot;;[.$AB57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W57]=&quot;&quot;;&quot;&quot;;CONCATENATE(&quot;$&quot;;[.$X57];&quot;$&quot;))" office:value-type="string" office:string-value="$\eta$" calcext:value-type="string">
            <text:p>$\eta$</text:p>
          </table:table-cell>
          <table:table-cell table:style-name="ce44" office:value-type="string" calcext:value-type="string">
            <text:p>$\frac{E_{\text{out}}}{E_{\text{in}}}$</text:p>
          </table:table-cell>
          <table:table-cell/>
          <table:table-cell table:style-name="ce26" office:value-type="string" calcext:value-type="string">
            <text:p>efficiency</text:p>
          </table:table-cell>
          <table:table-cell office:value-type="string" calcext:value-type="string">
            <text:p>\eta</text:p>
          </table:table-cell>
          <table:table-cell table:style-name="ce35" office:value-type="string" calcext:value-type="string">
            <text:p>= Eout / Ein</text:p>
          </table:table-cell>
          <table:table-cell table:style-name="ce40" office:value-type="string" calcext:value-type="string">
            <text:p>%</text:p>
          </table:table-cell>
          <table:table-cell table:style-name="ce10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style-name="ce44"/>
          <table:table-cell/>
          <table:table-cell table:style-name="ce27" office:value-type="string" calcext:value-type="string">
            <text:p>Wirkungsgrad</text:p>
          </table:table-cell>
          <table:table-cell table:style-name="ce137"/>
          <table:table-cell table:style-name="ce40" office:value-type="string" calcext:value-type="string">
            <text:p>Prozent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W58]=&quot;&quot;;&quot;&quot;;[.W58])" office:value-type="string" office:string-value="weight" calcext:value-type="string">
            <text:p>weight</text:p>
          </table:table-cell>
          <table:table-cell table:style-name="ce7" table:formula="of:=IF([.$W58]=&quot;&quot;;&quot;&quot;;CONCATENATE(&quot;$&quot;;[.$X58];&quot;$&quot;))" office:value-type="string" office:string-value="$W$" calcext:value-type="string">
            <text:p>$W$</text:p>
          </table:table-cell>
          <table:table-cell table:style-name="ce7"/>
          <table:table-cell table:style-name="ce7" table:formula="of:=IF([.$W58]=&quot;&quot;;&quot;&quot;;CONCATENATE(&quot;$&quot;;[.$X58];&quot;$&quot;))" office:value-type="string" office:string-value="$W$" calcext:value-type="string">
            <text:p>$W$</text:p>
          </table:table-cell>
          <table:table-cell table:style-name="ce9"/>
          <table:table-cell table:style-name="ce8"/>
          <table:table-cell table:style-name="ce48" table:formula="of:=IF([.$W58]=&quot;&quot;;&quot;&quot;;CONCATENATE(&quot;\SI{1}{&quot;;[.$AB58];&quot;}&quot;))" office:value-type="string" office:string-value="\SI{1}{\newton}" calcext:value-type="string">
            <text:p>\SI{1}{\newton}</text:p>
          </table:table-cell>
          <table:table-cell table:style-name="ce51"/>
          <table:table-cell table:style-name="ce8"/>
          <table:table-cell table:style-name="ce10" table:number-columns-repeated="3"/>
          <table:table-cell table:style-name="ce3" table:formula="of:=IF([.$U58]=&quot;&quot;;&quot;&quot;;[.$U58])" office:value-type="string" office:string-value="$m\cdot g$" calcext:value-type="string">
            <text:p>$m\cdot g$</text:p>
          </table:table-cell>
          <table:table-cell table:style-name="ce7" table:formula="of:=IF([.$W58]=&quot;&quot;;&quot;&quot;;CONCATENATE(&quot;$&quot;;[.$X58];&quot;$&quot;))" office:value-type="string" office:string-value="$W$" calcext:value-type="string">
            <text:p>$W$</text:p>
          </table:table-cell>
          <table:table-cell table:style-name="ce8"/>
          <table:table-cell table:style-name="ce3" table:formula="of:=IF([.W58]=&quot;&quot;;&quot;&quot;;[.$AB58])" office:value-type="string" office:string-value="\newton" calcext:value-type="string">
            <text:p>\newton</text:p>
          </table:table-cell>
          <table:table-cell table:style-name="ce7" table:formula="of:=IF([.W5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W58]=&quot;&quot;;&quot;&quot;;CONCATENATE(&quot;$&quot;;[.$X58];&quot;$&quot;))" office:value-type="string" office:string-value="$W$" calcext:value-type="string">
            <text:p>$W$</text:p>
          </table:table-cell>
          <table:table-cell table:style-name="ce44" office:value-type="string" calcext:value-type="string">
            <text:p>$m\cdot g$</text:p>
          </table:table-cell>
          <table:table-cell/>
          <table:table-cell table:style-name="ce26" office:value-type="string" calcext:value-type="string">
            <text:p>weight</text:p>
          </table:table-cell>
          <table:table-cell table:style-name="ce110" office:value-type="string" calcext:value-type="string">
            <text:p>W</text:p>
          </table:table-cell>
          <table:table-cell table:style-name="ce35" office:value-type="string" calcext:value-type="string">
            <text:p>= m·g</text:p>
          </table:table-cell>
          <table:table-cell table:style-name="ce40" office:value-type="string" calcext:value-type="string">
            <text:p>N</text:p>
          </table:table-cell>
          <table:table-cell table:style-name="ce10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7" office:value-type="string" calcext:value-type="string">
            <text:p>Gewichtskraft</text:p>
          </table:table-cell>
          <table:table-cell table:style-name="ce137" office:value-type="string" calcext:value-type="string">
            <text:p>F_g</text:p>
          </table:table-cell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Gewichtskraft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siehe Periodendauer oben</text:p>
          </table:table-cell>
          <table:table-cell table:number-columns-repeated="39"/>
          <table:table-cell table:style-name="ce8"/>
          <table:table-cell table:number-columns-repeated="986"/>
        </table:table-row>
        <table:table-row table:style-name="ro1" table:number-rows-repeated="1048516">
          <table:table-cell table:number-columns-repeated="1029"/>
        </table:table-row>
        <table:table-row table:style-name="ro1">
          <table:table-cell table:number-columns-repeated="1029"/>
        </table:table-row>
      </table:table>
      <table:table table:name="alternatives" table:style-name="ta1">
        <table:table-column table:style-name="co10" table:default-cell-style-name="ce3"/>
        <table:table-column table:style-name="co31" table:default-cell-style-name="ce3"/>
        <table:table-column table:style-name="co26" table:number-columns-repeated="2" table:default-cell-style-name="Default"/>
        <table:table-column table:style-name="co10" table:default-cell-style-name="ce3"/>
        <table:table-column table:style-name="co31" table:default-cell-style-name="ce3"/>
        <table:table-row table:style-name="ro1">
          <table:table-cell table:style-name="ce47" office:value-type="string" calcext:value-type="string">
            <text:p>EINHEIT</text:p>
          </table:table-cell>
          <table:table-cell table:style-name="ce47" table:formula="of:=CONCATENATE(&quot;LSG.&quot;;[.A$1])" office:value-type="string" office:string-value="LSG.EINHEIT" calcext:value-type="string">
            <text:p>LSG.EINHEIT</text:p>
          </table:table-cell>
          <table:table-cell table:number-columns-repeated="2"/>
          <table:table-cell table:style-name="ce47" office:value-type="string" calcext:value-type="string">
            <text:p>EINHEIT</text:p>
          </table:table-cell>
          <table:table-cell table:style-name="ce47" table:formula="of:=CONCATENATE(&quot;LSG.&quot;;[.E$1])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 table:number-rows-repeated="3">
          <table:table-cell table:style-name="ce2" table:number-columns-repeated="2"/>
          <table:table-cell table:number-columns-repeated="2"/>
          <table:table-cell table:style-name="ce2" table:number-columns-repeated="2"/>
        </table:table-row>
        <table:table-row table:style-name="ro1">
          <table:table-cell table:style-name="ce6" table:number-columns-repeated="2"/>
          <table:table-cell table:number-columns-repeated="2"/>
          <table:table-cell table:style-name="ce6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Rechne in andere (SI-)Einheiten um</text:p>
          </table:table-cell>
          <table:table-cell table:style-name="ce4" table:formula="of:=[.B$1]" office:value-type="string" office:string-value="LSG.EINHEIT" calcext:value-type="string">
            <text:p>LSG.EINHEIT</text:p>
          </table:table-cell>
          <table:table-cell table:number-columns-repeated="2"/>
          <table:table-cell table:style-name="ce4" office:value-type="string" calcext:value-type="string">
            <text:p>Rechne in andere (SI-)Einheiten um</text:p>
          </table:table-cell>
          <table:table-cell table:style-name="ce4" table:formula="of:=[.F$1]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>
          <table:table-cell table:formula="of:=IF([.$T10]=&quot;&quot;;&quot;&quot;;[.$F10])">
            <text:p/>
          </table:table-cell>
          <table:table-cell table:style-name="ce10" table:formula="of:=IF([.M10]=&quot;&quot;;&quot;&quot;;CONCATENATE(&quot;\si{&quot;;[.$Z10];&quot;}&quot;))">
            <text:p/>
          </table:table-cell>
          <table:table-cell table:number-columns-repeated="2"/>
          <table:table-cell table:formula="of:=IF([.$T10]=&quot;&quot;;&quot;&quot;;[.$F10])">
            <text:p/>
          </table:table-cell>
          <table:table-cell table:style-name="ce10" table:formula="of:=IF([.Q10]=&quot;&quot;;&quot;&quot;;CONCATENATE(&quot;\si{&quot;;[.$Z10];&quot;}&quot;))">
            <text:p/>
          </table:table-cell>
        </table:table-row>
        <table:table-row table:style-name="ro1">
          <table:table-cell table:style-name="ce52"/>
          <table:table-cell table:style-name="ce10"/>
          <table:table-cell table:number-columns-repeated="2"/>
          <table:table-cell table:style-name="ce52"/>
          <table:table-cell table:style-name="ce10"/>
        </table:table-row>
        <table:table-row table:style-name="ro1">
          <table:table-cell table:formula="of:=IF([.$T12]=&quot;&quot;;&quot;&quot;;[.$F12])">
            <text:p/>
          </table:table-cell>
          <table:table-cell table:formula="of:=IF([.M12]=&quot;&quot;;&quot;&quot;;CONCATENATE(&quot;\SI{1}{&quot;;[.$Z12];&quot;}&quot;))">
            <text:p/>
          </table:table-cell>
          <table:table-cell table:number-columns-repeated="2"/>
          <table:table-cell table:formula="of:=IF([.$T12]=&quot;&quot;;&quot;&quot;;[.$F12])">
            <text:p/>
          </table:table-cell>
          <table:table-cell table:formula="of:=IF([.Q12]=&quot;&quot;;&quot;&quot;;CONCATENATE(&quot;\SI{1}{&quot;;[.$Z12];&quot;}&quot;))">
            <text:p/>
          </table:table-cell>
        </table:table-row>
        <table:table-row table:style-name="ro1">
          <table:table-cell table:formula="of:=IF([.$T13]=&quot;&quot;;&quot;&quot;;[.$F13])">
            <text:p/>
          </table:table-cell>
          <table:table-cell table:style-name="ce10"/>
          <table:table-cell table:number-columns-repeated="2"/>
          <table:table-cell table:formula="of:=IF([.$T13]=&quot;&quot;;&quot;&quot;;[.$F13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1">11.34</text:span>}{\g\per\cm\cubed}</text:p>
          </table:table-cell>
          <table:table-cell table:style-name="ce10" office:value-type="string" calcext:value-type="string">
            <text:p>\SI{<text:span text:style-name="T3">11340</text:span>}{\kg\per\m\cubed}</text:p>
          </table:table-cell>
          <table:table-cell table:number-columns-repeated="2"/>
          <table:table-cell table:style-name="ce10" office:value-type="string" calcext:value-type="string">
            <text:p>\SI{<text:span text:style-name="T1">19.3</text:span>}{\g\per\cm\cubed}</text:p>
          </table:table-cell>
          <table:table-cell table:style-name="ce10" office:value-type="string" calcext:value-type="string">
            <text:p>\SI{<text:span text:style-name="T1">19300</text:span>}{\kg\per\m\cubed}</text:p>
          </table:table-cell>
        </table:table-row>
        <table:table-row table:style-name="ro1">
          <table:table-cell table:formula="of:=IF([.$T15]=&quot;&quot;;&quot;&quot;;[.$F15])">
            <text:p/>
          </table:table-cell>
          <table:table-cell table:formula="of:=IF([.M15]=&quot;&quot;;&quot;&quot;;CONCATENATE(&quot;\SI{1}{&quot;;[.$Z15];&quot;}&quot;))">
            <text:p/>
          </table:table-cell>
          <table:table-cell table:number-columns-repeated="2"/>
          <table:table-cell table:formula="of:=IF([.$T15]=&quot;&quot;;&quot;&quot;;[.$F15])">
            <text:p/>
          </table:table-cell>
          <table:table-cell table:formula="of:=IF([.Q15]=&quot;&quot;;&quot;&quot;;CONCATENATE(&quot;\SI{1}{&quot;;[.$Z15];&quot;}&quot;))">
            <text:p/>
          </table:table-cell>
        </table:table-row>
        <table:table-row table:style-name="ro1">
          <table:table-cell table:formula="of:=IF([.$T16]=&quot;&quot;;&quot;&quot;;[.$F16])">
            <text:p/>
          </table:table-cell>
          <table:table-cell table:formula="of:=IF([.M16]=&quot;&quot;;&quot;&quot;;CONCATENATE(&quot;\SI{1}{&quot;;[.$Z16];&quot;}&quot;))">
            <text:p/>
          </table:table-cell>
          <table:table-cell table:number-columns-repeated="2"/>
          <table:table-cell table:formula="of:=IF([.$T16]=&quot;&quot;;&quot;&quot;;[.$F16])">
            <text:p/>
          </table:table-cell>
          <table:table-cell table:formula="of:=IF([.Q16]=&quot;&quot;;&quot;&quot;;CONCATENATE(&quot;\SI{1}{&quot;;[.$Z16];&quot;}&quot;))">
            <text:p/>
          </table:table-cell>
        </table:table-row>
        <table:table-row table:style-name="ro1">
          <table:table-cell table:formula="of:=IF([.$T17]=&quot;&quot;;&quot;&quot;;[.$F17])">
            <text:p/>
          </table:table-cell>
          <table:table-cell table:formula="of:=IF([.M17]=&quot;&quot;;&quot;&quot;;CONCATENATE(&quot;\SI{1}{&quot;;[.$Z17];&quot;}&quot;))">
            <text:p/>
          </table:table-cell>
          <table:table-cell table:number-columns-repeated="2"/>
          <table:table-cell table:formula="of:=IF([.$T17]=&quot;&quot;;&quot;&quot;;[.$F17])">
            <text:p/>
          </table:table-cell>
          <table:table-cell table:formula="of:=IF([.Q17]=&quot;&quot;;&quot;&quot;;CONCATENATE(&quot;\SI{1}{&quot;;[.$Z17];&quot;}&quot;))">
            <text:p/>
          </table:table-cell>
        </table:table-row>
        <table:table-row table:style-name="ro1">
          <table:table-cell table:formula="of:=IF([.$T18]=&quot;&quot;;&quot;&quot;;[.$F18])">
            <text:p/>
          </table:table-cell>
          <table:table-cell table:formula="of:=IF([.M18]=&quot;&quot;;&quot;&quot;;CONCATENATE(&quot;\SI{1}{&quot;;[.$Z18];&quot;}&quot;))">
            <text:p/>
          </table:table-cell>
          <table:table-cell table:number-columns-repeated="2"/>
          <table:table-cell table:formula="of:=IF([.$T18]=&quot;&quot;;&quot;&quot;;[.$F18])">
            <text:p/>
          </table:table-cell>
          <table:table-cell table:formula="of:=IF([.Q18]=&quot;&quot;;&quot;&quot;;CONCATENATE(&quot;\SI{1}{&quot;;[.$Z18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</text:span>}{\kWh}</text:p>
          </table:table-cell>
          <table:table-cell table:style-name="ce67" office:value-type="string" calcext:value-type="string">
            <text:p>\SI{<text:span text:style-name="T1">3.6</text:span>e6}{\joule}</text:p>
          </table:table-cell>
          <table:table-cell table:number-columns-repeated="2"/>
          <table:table-cell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</table:table-row>
        <table:table-row table:style-name="ro1">
          <table:table-cell table:formula="of:=IF([.$T20]=&quot;&quot;;&quot;&quot;;[.$F20])">
            <text:p/>
          </table:table-cell>
          <table:table-cell table:formula="of:=IF([.M20]=&quot;&quot;;&quot;&quot;;CONCATENATE(&quot;\SI{1}{&quot;;[.$Z20];&quot;}&quot;))">
            <text:p/>
          </table:table-cell>
          <table:table-cell table:number-columns-repeated="2"/>
          <table:table-cell table:formula="of:=IF([.$T20]=&quot;&quot;;&quot;&quot;;[.$F20])">
            <text:p/>
          </table:table-cell>
          <table:table-cell table:formula="of:=IF([.Q20]=&quot;&quot;;&quot;&quot;;CONCATENATE(&quot;\SI{1}{&quot;;[.$Z20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80</text:span>}{\deci\m\squared}</text:p>
          </table:table-cell>
          <table:table-cell table:style-name="ce10" office:value-type="string" calcext:value-type="string">
            <text:p>\SI{<text:span text:style-name="T1">0.8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6.5</text:span>}{\deci\m\squared}</text:p>
          </table:table-cell>
          <table:table-cell table:style-name="ce10" office:value-type="string" calcext:value-type="string">
            <text:p>\SI{<text:span text:style-name="T1">0.065</text:span>}{\m\squared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0.35</text:span>}{a}</text:p>
          </table:table-cell>
          <table:table-cell table:style-name="ce10" office:value-type="string" calcext:value-type="string">
            <text:p>\SI{<text:span text:style-name="T1">35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0.65</text:span>}{a}</text:p>
          </table:table-cell>
          <table:table-cell table:style-name="ce10" office:value-type="string" calcext:value-type="string">
            <text:p>\SI{<text:span text:style-name="T1">65</text:span>}{\m\squared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0.65</text:span>}{\hectare}</text:p>
          </table:table-cell>
          <table:table-cell table:style-name="ce10" office:value-type="string" calcext:value-type="string">
            <text:p>\SI{<text:span text:style-name="T1">6500</text:span>}{\m\squared}</text:p>
          </table:table-cell>
          <table:table-cell table:number-columns-repeated="2"/>
          <table:table-cell table:style-name="ce10" office:value-type="string" calcext:value-type="string">
            <text:p>\SI{<text:span text:style-name="T1">0.35</text:span>}{\hectare}</text:p>
          </table:table-cell>
          <table:table-cell table:style-name="ce10" office:value-type="string" calcext:value-type="string">
            <text:p>\SI{<text:span text:style-name="T1">3500</text:span>}{\m\squared}</text:p>
          </table:table-cell>
        </table:table-row>
        <table:table-row table:style-name="ro1">
          <table:table-cell table:formula="of:=IF([.$T24]=&quot;&quot;;&quot;&quot;;[.$F24])">
            <text:p/>
          </table:table-cell>
          <table:table-cell table:style-name="ce10" table:formula="of:=IF([.M24]=&quot;&quot;;&quot;&quot;;CONCATENATE(&quot;\si{&quot;;[.$Z24];&quot;}&quot;))">
            <text:p/>
          </table:table-cell>
          <table:table-cell table:number-columns-repeated="2"/>
          <table:table-cell table:formula="of:=IF([.$T24]=&quot;&quot;;&quot;&quot;;[.$F24])">
            <text:p/>
          </table:table-cell>
          <table:table-cell table:style-name="ce10" table:formula="of:=IF([.Q24]=&quot;&quot;;&quot;&quot;;CONCATENATE(&quot;\si{&quot;;[.$Z24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18</text:span>}{\km\per\hour}</text:p>
          </table:table-cell>
          <table:table-cell office:value-type="string" calcext:value-type="string">
            <text:p>\SI{<text:span text:style-name="T1">5</text:span>}{\m\per\s}</text:p>
          </table:table-cell>
          <table:table-cell table:number-columns-repeated="2"/>
          <table:table-cell table:style-name="ce10" office:value-type="string" calcext:value-type="string">
            <text:p>\SI{<text:span text:style-name="T1">54</text:span>}{\km\per\hour}</text:p>
          </table:table-cell>
          <table:table-cell office:value-type="string" calcext:value-type="string">
            <text:p>\SI{<text:span text:style-name="T1">15</text:span>}{\m\per\s}</text:p>
          </table:table-cell>
        </table:table-row>
        <table:table-row table:style-name="ro1">
          <table:table-cell table:formula="of:=IF([.$T26]=&quot;&quot;;&quot;&quot;;[.$F26])">
            <text:p/>
          </table:table-cell>
          <table:table-cell table:formula="of:=IF([.M26]=&quot;&quot;;&quot;&quot;;CONCATENATE(&quot;\SI{1}{&quot;;[.$Z26];&quot;}&quot;))">
            <text:p/>
          </table:table-cell>
          <table:table-cell table:number-columns-repeated="2"/>
          <table:table-cell table:formula="of:=IF([.$T26]=&quot;&quot;;&quot;&quot;;[.$F26])">
            <text:p/>
          </table:table-cell>
          <table:table-cell table:formula="of:=IF([.Q26]=&quot;&quot;;&quot;&quot;;CONCATENATE(&quot;\SI{1}{&quot;;[.$Z26];&quot;}&quot;))">
            <text:p/>
          </table:table-cell>
        </table:table-row>
        <table:table-row table:style-name="ro1">
          <table:table-cell table:formula="of:=IF([.$T27]=&quot;&quot;;&quot;&quot;;[.$F27])">
            <text:p/>
          </table:table-cell>
          <table:table-cell table:formula="of:=IF([.M27]=&quot;&quot;;&quot;&quot;;CONCATENATE(&quot;\SI{1}{&quot;;[.$Z27];&quot;}&quot;))">
            <text:p/>
          </table:table-cell>
          <table:table-cell table:number-columns-repeated="2"/>
          <table:table-cell table:formula="of:=IF([.$T27]=&quot;&quot;;&quot;&quot;;[.$F27])">
            <text:p/>
          </table:table-cell>
          <table:table-cell table:formula="of:=IF([.Q27]=&quot;&quot;;&quot;&quot;;CONCATENATE(&quot;\SI{1}{&quot;;[.$Z27];&quot;}&quot;))">
            <text:p/>
          </table:table-cell>
        </table:table-row>
        <table:table-row table:style-name="ro1">
          <table:table-cell table:formula="of:=IF([.$T28]=&quot;&quot;;&quot;&quot;;[.$F28])">
            <text:p/>
          </table:table-cell>
          <table:table-cell table:formula="of:=IF([.M28]=&quot;&quot;;&quot;&quot;;CONCATENATE(&quot;\SI{1}{&quot;;[.$Z28];&quot;}&quot;))">
            <text:p/>
          </table:table-cell>
          <table:table-cell table:number-columns-repeated="2"/>
          <table:table-cell table:formula="of:=IF([.$T28]=&quot;&quot;;&quot;&quot;;[.$F28])">
            <text:p/>
          </table:table-cell>
          <table:table-cell table:formula="of:=IF([.Q28]=&quot;&quot;;&quot;&quot;;CONCATENATE(&quot;\SI{1}{&quot;;[.$Z28];&quot;}&quot;))">
            <text:p/>
          </table:table-cell>
        </table:table-row>
        <table:table-row table:style-name="ro1">
          <table:table-cell table:formula="of:=IF([.$T29]=&quot;&quot;;&quot;&quot;;[.$F29])">
            <text:p/>
          </table:table-cell>
          <table:table-cell table:formula="of:=IF([.M29]=&quot;&quot;;&quot;&quot;;CONCATENATE(&quot;\SI{1}{&quot;;[.$Z29];&quot;}&quot;))">
            <text:p/>
          </table:table-cell>
          <table:table-cell table:number-columns-repeated="2"/>
          <table:table-cell table:formula="of:=IF([.$T29]=&quot;&quot;;&quot;&quot;;[.$F29])">
            <text:p/>
          </table:table-cell>
          <table:table-cell table:formula="of:=IF([.Q29]=&quot;&quot;;&quot;&quot;;CONCATENATE(&quot;\SI{1}{&quot;;[.$Z29];&quot;}&quot;))">
            <text:p/>
          </table:table-cell>
        </table:table-row>
        <table:table-row table:style-name="ro1">
          <table:table-cell table:formula="of:=IF([.$T30]=&quot;&quot;;&quot;&quot;;[.$F30])">
            <text:p/>
          </table:table-cell>
          <table:table-cell table:formula="of:=IF([.M30]=&quot;&quot;;&quot;&quot;;CONCATENATE(&quot;\SI{1}{&quot;;[.$Z30];&quot;}&quot;))">
            <text:p/>
          </table:table-cell>
          <table:table-cell table:number-columns-repeated="2"/>
          <table:table-cell table:formula="of:=IF([.$T30]=&quot;&quot;;&quot;&quot;;[.$F30])">
            <text:p/>
          </table:table-cell>
          <table:table-cell table:formula="of:=IF([.Q30]=&quot;&quot;;&quot;&quot;;CONCATENATE(&quot;\SI{1}{&quot;;[.$Z30];&quot;}&quot;))">
            <text:p/>
          </table:table-cell>
        </table:table-row>
        <table:table-row table:style-name="ro1">
          <table:table-cell table:formula="of:=IF([.$T31]=&quot;&quot;;&quot;&quot;;[.$F31])">
            <text:p/>
          </table:table-cell>
          <table:table-cell table:formula="of:=IF([.M31]=&quot;&quot;;&quot;&quot;;CONCATENATE(&quot;\SI{1}{&quot;;[.$Z31];&quot;}&quot;))">
            <text:p/>
          </table:table-cell>
          <table:table-cell table:number-columns-repeated="2"/>
          <table:table-cell table:formula="of:=IF([.$T31]=&quot;&quot;;&quot;&quot;;[.$F31])">
            <text:p/>
          </table:table-cell>
          <table:table-cell table:formula="of:=IF([.Q31]=&quot;&quot;;&quot;&quot;;CONCATENATE(&quot;\SI{1}{&quot;;[.$Z31];&quot;}&quot;))">
            <text:p/>
          </table:table-cell>
        </table:table-row>
        <table:table-row table:style-name="ro1">
          <table:table-cell table:formula="of:=IF([.$T32]=&quot;&quot;;&quot;&quot;;[.$F32])">
            <text:p/>
          </table:table-cell>
          <table:table-cell table:style-name="ce10"/>
          <table:table-cell table:number-columns-repeated="2"/>
          <table:table-cell table:formula="of:=IF([.$T32]=&quot;&quot;;&quot;&quot;;[.$F32])">
            <text:p/>
          </table:table-cell>
          <table:table-cell table:style-name="ce10"/>
        </table:table-row>
        <table:table-row table:style-name="ro1">
          <table:table-cell table:formula="of:=IF([.$T33]=&quot;&quot;;&quot;&quot;;[.$F33])">
            <text:p/>
          </table:table-cell>
          <table:table-cell table:formula="of:=IF([.M33]=&quot;&quot;;&quot;&quot;;CONCATENATE(&quot;\SI{1}{&quot;;[.$Z33];&quot;}&quot;))">
            <text:p/>
          </table:table-cell>
          <table:table-cell table:number-columns-repeated="2"/>
          <table:table-cell table:formula="of:=IF([.$T33]=&quot;&quot;;&quot;&quot;;[.$F33])">
            <text:p/>
          </table:table-cell>
          <table:table-cell table:formula="of:=IF([.Q33]=&quot;&quot;;&quot;&quot;;CONCATENATE(&quot;\SI{1}{&quot;;[.$Z33];&quot;}&quot;))">
            <text:p/>
          </table:table-cell>
        </table:table-row>
        <table:table-row table:style-name="ro1">
          <table:table-cell table:formula="of:=IF([.$T34]=&quot;&quot;;&quot;&quot;;[.$F34])">
            <text:p/>
          </table:table-cell>
          <table:table-cell table:formula="of:=IF([.M34]=&quot;&quot;;&quot;&quot;;CONCATENATE(&quot;\SI{1}{&quot;;[.$Z34];&quot;}&quot;))">
            <text:p/>
          </table:table-cell>
          <table:table-cell table:number-columns-repeated="2"/>
          <table:table-cell table:formula="of:=IF([.$T34]=&quot;&quot;;&quot;&quot;;[.$F34])">
            <text:p/>
          </table:table-cell>
          <table:table-cell table:formula="of:=IF([.Q34]=&quot;&quot;;&quot;&quot;;CONCATENATE(&quot;\SI{1}{&quot;;[.$Z34];&quot;}&quot;))">
            <text:p/>
          </table:table-cell>
        </table:table-row>
        <table:table-row table:style-name="ro1">
          <table:table-cell table:formula="of:=IF([.$T35]=&quot;&quot;;&quot;&quot;;[.$F35])">
            <text:p/>
          </table:table-cell>
          <table:table-cell table:formula="of:=IF([.M35]=&quot;&quot;;&quot;&quot;;CONCATENATE(&quot;\SI{1}{&quot;;[.$Z35];&quot;}&quot;))">
            <text:p/>
          </table:table-cell>
          <table:table-cell table:number-columns-repeated="2"/>
          <table:table-cell table:formula="of:=IF([.$T35]=&quot;&quot;;&quot;&quot;;[.$F35])">
            <text:p/>
          </table:table-cell>
          <table:table-cell table:formula="of:=IF([.Q35]=&quot;&quot;;&quot;&quot;;CONCATENATE(&quot;\SI{1}{&quot;;[.$Z35];&quot;}&quot;))">
            <text:p/>
          </table:table-cell>
        </table:table-row>
        <table:table-row table:style-name="ro1">
          <table:table-cell table:formula="of:=IF([.$T36]=&quot;&quot;;&quot;&quot;;[.$F36])">
            <text:p/>
          </table:table-cell>
          <table:table-cell table:formula="of:=IF([.M36]=&quot;&quot;;&quot;&quot;;CONCATENATE(&quot;\SI{1}{&quot;;[.$Z36];&quot;}&quot;))">
            <text:p/>
          </table:table-cell>
          <table:table-cell table:number-columns-repeated="2"/>
          <table:table-cell table:formula="of:=IF([.$T36]=&quot;&quot;;&quot;&quot;;[.$F36])">
            <text:p/>
          </table:table-cell>
          <table:table-cell table:formula="of:=IF([.Q36]=&quot;&quot;;&quot;&quot;;CONCATENATE(&quot;\SI{1}{&quot;;[.$Z36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2</text:span>}<text:span text:style-name="T2">{\gram}</text:span></text:p>
          </table:table-cell>
          <table:table-cell office:value-type="string" calcext:value-type="string">
            <text:p>\SI{<text:span text:style-name="T1">0.012</text:span>}{\kg}</text:p>
          </table:table-cell>
          <table:table-cell table:number-columns-repeated="2"/>
          <table:table-cell office:value-type="string" calcext:value-type="string">
            <text:p>\SI{<text:span text:style-name="T1">150</text:span>}<text:span text:style-name="T2">{\gram}</text:span></text:p>
          </table:table-cell>
          <table:table-cell office:value-type="string" calcext:value-type="string">
            <text:p>\SI{<text:span text:style-name="T1">0.15</text:span>}{\kg}</text:p>
          </table:table-cell>
        </table:table-row>
        <table:table-row table:style-name="ro1">
          <table:table-cell table:formula="of:=IF([.$T38]=&quot;&quot;;&quot;&quot;;[.$F38])">
            <text:p/>
          </table:table-cell>
          <table:table-cell table:formula="of:=IF([.M38]=&quot;&quot;;&quot;&quot;;CONCATENATE(&quot;\SI{1}{&quot;;[.$Z38];&quot;}&quot;))">
            <text:p/>
          </table:table-cell>
          <table:table-cell table:number-columns-repeated="2"/>
          <table:table-cell table:formula="of:=IF([.$T38]=&quot;&quot;;&quot;&quot;;[.$F38])">
            <text:p/>
          </table:table-cell>
          <table:table-cell table:formula="of:=IF([.Q38]=&quot;&quot;;&quot;&quot;;CONCATENATE(&quot;\SI{1}{&quot;;[.$Z38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12</text:span>}{\minute}</text:p>
          </table:table-cell>
          <table:table-cell table:style-name="ce10" office:value-type="string" calcext:value-type="string">
            <text:p>\SI{<text:span text:style-name="T1">720</text:span>}{\s}</text:p>
          </table:table-cell>
          <table:table-cell table:number-columns-repeated="2"/>
          <table:table-cell table:style-name="ce10" office:value-type="string" calcext:value-type="string">
            <text:p>\SI{<text:span text:style-name="T1">14</text:span>}{\minute}</text:p>
          </table:table-cell>
          <table:table-cell table:style-name="ce10" office:value-type="string" calcext:value-type="string">
            <text:p>\SI{<text:span text:style-name="T1">840</text:span>}{\s}</text:p>
          </table:table-cell>
        </table:table-row>
        <table:table-row table:style-name="ro1">
          <table:table-cell table:formula="of:=IF([.$T40]=&quot;&quot;;&quot;&quot;;[.$F40])">
            <text:p/>
          </table:table-cell>
          <table:table-cell table:style-name="ce10"/>
          <table:table-cell table:number-columns-repeated="2"/>
          <table:table-cell table:formula="of:=IF([.$T40]=&quot;&quot;;&quot;&quot;;[.$F40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3">35</text:span>}{\percent}</text:p>
          </table:table-cell>
          <table:table-cell table:style-name="ce10" office:value-type="string" calcext:value-type="string">
            <text:p>\num{<text:span text:style-name="T3">0.35</text:span>}</text:p>
          </table:table-cell>
          <table:table-cell table:number-columns-repeated="2"/>
          <table:table-cell table:style-name="ce10" office:value-type="string" calcext:value-type="string">
            <text:p>\SI{<text:span text:style-name="T3">2.5</text:span>}{\percent}</text:p>
          </table:table-cell>
          <table:table-cell table:style-name="ce10" office:value-type="string" calcext:value-type="string">
            <text:p>\num{<text:span text:style-name="T3">0.025</text:span>}</text:p>
          </table:table-cell>
        </table:table-row>
        <table:table-row table:style-name="ro1">
          <table:table-cell table:style-name="ce10" office:value-type="string" calcext:value-type="string">
            <text:p>\SI{<text:span text:style-name="T3">2.5</text:span>}{\permille}</text:p>
          </table:table-cell>
          <table:table-cell table:style-name="ce10" office:value-type="string" calcext:value-type="string">
            <text:p>\num{<text:span text:style-name="T3">0.0025</text:span>}</text:p>
          </table:table-cell>
          <table:table-cell table:number-columns-repeated="2"/>
          <table:table-cell table:style-name="ce10" office:value-type="string" calcext:value-type="string">
            <text:p>\SI{<text:span text:style-name="T3">45</text:span>}{\permille}</text:p>
          </table:table-cell>
          <table:table-cell table:style-name="ce10" office:value-type="string" calcext:value-type="string">
            <text:p>\num{<text:span text:style-name="T3">0.045</text:span>}</text:p>
          </table:table-cell>
        </table:table-row>
        <table:table-row table:style-name="ro1">
          <table:table-cell table:formula="of:=IF([.$T43]=&quot;&quot;;&quot;&quot;;[.$F43])">
            <text:p/>
          </table:table-cell>
          <table:table-cell table:style-name="ce10"/>
          <table:table-cell table:number-columns-repeated="2"/>
          <table:table-cell table:formula="of:=IF([.$T43]=&quot;&quot;;&quot;&quot;;[.$F43])">
            <text:p/>
          </table:table-cell>
          <table:table-cell table:style-name="ce10"/>
        </table:table-row>
        <table:table-row table:style-name="ro1">
          <table:table-cell table:formula="of:=IF([.$T44]=&quot;&quot;;&quot;&quot;;[.$F44])">
            <text:p/>
          </table:table-cell>
          <table:table-cell table:style-name="ce10"/>
          <table:table-cell table:number-columns-repeated="2"/>
          <table:table-cell table:formula="of:=IF([.$T44]=&quot;&quot;;&quot;&quot;;[.$F44])">
            <text:p/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\SI{<text:span text:style-name="T1">120</text:span>}{\litre\per\minute}</text:p>
          </table:table-cell>
          <table:table-cell table:style-name="ce10" office:value-type="string" calcext:value-type="string">
            <text:p>\SI{<text:span text:style-name="T1">0.002</text:span>}{\m\cubed\per\s}</text:p>
          </table:table-cell>
          <table:table-cell table:number-columns-repeated="2"/>
          <table:table-cell table:style-name="ce10" office:value-type="string" calcext:value-type="string">
            <text:p>\SI{<text:span text:style-name="T1">180</text:span>}{\litre\per\minute}</text:p>
          </table:table-cell>
          <table:table-cell table:style-name="ce10" office:value-type="string" calcext:value-type="string">
            <text:p>\SI{<text:span text:style-name="T1">0.003</text:span>}{\m\cubed\per\s}</text:p>
          </table:table-cell>
        </table:table-row>
        <table:table-row table:style-name="ro1">
          <table:table-cell table:style-name="ce10" office:value-type="string" calcext:value-type="string">
            <text:p>\SI{<text:span text:style-name="T1">-173</text:span>}{\celsius}</text:p>
          </table:table-cell>
          <table:table-cell table:style-name="ce10" office:value-type="string" calcext:value-type="string">
            <text:p>\SI{<text:span text:style-name="T1">100</text:span>}{\kelvin}</text:p>
          </table:table-cell>
          <table:table-cell table:number-columns-repeated="2"/>
          <table:table-cell table:style-name="ce10" office:value-type="string" calcext:value-type="string">
            <text:p>\SI{<text:span text:style-name="T1">-73</text:span>}{\celsius}</text:p>
          </table:table-cell>
          <table:table-cell table:style-name="ce10" office:value-type="string" calcext:value-type="string">
            <text:p>\SI{<text:span text:style-name="T1">200</text:span>}{\kelvin}</text:p>
          </table:table-cell>
        </table:table-row>
        <table:table-row table:style-name="ro1">
          <table:table-cell table:formula="of:=IF([.$T47]=&quot;&quot;;&quot;&quot;;[.$F47])">
            <text:p/>
          </table:table-cell>
          <table:table-cell table:formula="of:=IF([.M47]=&quot;&quot;;&quot;&quot;;CONCATENATE(&quot;\SI{1}{&quot;;[.$Z47];&quot;}&quot;))">
            <text:p/>
          </table:table-cell>
          <table:table-cell table:number-columns-repeated="2"/>
          <table:table-cell table:formula="of:=IF([.$T47]=&quot;&quot;;&quot;&quot;;[.$F47])">
            <text:p/>
          </table:table-cell>
          <table:table-cell table:formula="of:=IF([.Q47]=&quot;&quot;;&quot;&quot;;CONCATENATE(&quot;\SI{1}{&quot;;[.$Z47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350</text:span>}{\litre}</text:p>
          </table:table-cell>
          <table:table-cell table:style-name="ce10" office:value-type="string" calcext:value-type="string">
            <text:p>\SI{0.35}{\m\cubed}</text:p>
          </table:table-cell>
          <table:table-cell table:number-columns-repeated="2"/>
          <table:table-cell table:style-name="ce10" office:value-type="string" calcext:value-type="string">
            <text:p>\SI{<text:span text:style-name="T1">550</text:span>}{\litre}</text:p>
          </table:table-cell>
          <table:table-cell table:style-name="ce10" office:value-type="string" calcext:value-type="string">
            <text:p>\SI{<text:span text:style-name="T3">0.55</text:span>}{\m\cubed}</text:p>
          </table:table-cell>
        </table:table-row>
        <table:table-row table:style-name="ro1">
          <table:table-cell table:formula="of:=IF([.$T49]=&quot;&quot;;&quot;&quot;;[.$F49])">
            <text:p/>
          </table:table-cell>
          <table:table-cell table:style-name="ce10"/>
          <table:table-cell table:number-columns-repeated="2"/>
          <table:table-cell table:formula="of:=IF([.$T49]=&quot;&quot;;&quot;&quot;;[.$F49])">
            <text:p/>
          </table:table-cell>
          <table:table-cell table:style-name="ce10"/>
        </table:table-row>
        <table:table-row table:style-name="ro1">
          <table:table-cell table:formula="of:=IF([.$T50]=&quot;&quot;;&quot;&quot;;[.$F50])">
            <text:p/>
          </table:table-cell>
          <table:table-cell table:formula="of:=IF([.M50]=&quot;&quot;;&quot;&quot;;CONCATENATE(&quot;\SI{1}{&quot;;[.$Z50];&quot;}&quot;))">
            <text:p/>
          </table:table-cell>
          <table:table-cell table:number-columns-repeated="2"/>
          <table:table-cell table:formula="of:=IF([.$T50]=&quot;&quot;;&quot;&quot;;[.$F50])">
            <text:p/>
          </table:table-cell>
          <table:table-cell table:formula="of:=IF([.Q50]=&quot;&quot;;&quot;&quot;;CONCATENATE(&quot;\SI{1}{&quot;;[.$Z50];&quot;}&quot;))">
            <text:p/>
          </table:table-cell>
        </table:table-row>
        <table:table-row table:style-name="ro1">
          <table:table-cell table:style-name="ce10" office:value-type="string" calcext:value-type="string">
            <text:p>\SI{<text:span text:style-name="T1">60</text:span>}{\degree}</text:p>
          </table:table-cell>
          <table:table-cell table:style-name="ce10" office:value-type="string" calcext:value-type="string">
            <text:p>$\frac{\pi}{3}$</text:p>
          </table:table-cell>
          <table:table-cell table:number-columns-repeated="2"/>
          <table:table-cell table:style-name="ce10" office:value-type="string" calcext:value-type="string">
            <text:p>\SI{<text:span text:style-name="T1">45</text:span>}{\degree}</text:p>
          </table:table-cell>
          <table:table-cell table:style-name="ce10" office:value-type="string" calcext:value-type="string">
            <text:p>$\frac{\pi}{<text:span text:style-name="T3">4</text:span>}$</text:p>
          </table:table-cell>
        </table:table-row>
        <table:table-row table:style-name="ro1">
          <table:table-cell table:style-name="ce10" table:formula="of:=IF([.$T52]=&quot;&quot;;&quot;&quot;;[.$F52])">
            <text:p/>
          </table:table-cell>
          <table:table-cell table:style-name="ce10"/>
          <table:table-cell table:number-columns-repeated="2"/>
          <table:table-cell table:style-name="ce10" table:formula="of:=IF([.$T52]=&quot;&quot;;&quot;&quot;;[.$F52])">
            <text:p/>
          </table:table-cell>
          <table:table-cell table:style-name="ce10"/>
        </table:table-row>
        <table:table-row table:style-name="ro1">
          <table:table-cell table:style-name="ce10" table:formula="of:=IF([.$T53]=&quot;&quot;;&quot;&quot;;[.$F53])">
            <text:p/>
          </table:table-cell>
          <table:table-cell table:style-name="ce10"/>
          <table:table-cell table:number-columns-repeated="2"/>
          <table:table-cell table:style-name="ce10" table:formula="of:=IF([.$T53]=&quot;&quot;;&quot;&quot;;[.$F53])">
            <text:p/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12:48:06.0268918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24T12:56:55.186991438</dc:date>
    <meta:editing-duration>PT13H54M6S</meta:editing-duration>
    <meta:editing-cycles>271</meta:editing-cycles>
    <meta:generator>LibreOffice/24.2.0.3$MacOSX_AARCH64 LibreOffice_project/da48488a73ddd66ea24cf16bbc4f7b9c08e9bea1</meta:generator>
    <meta:print-date>2021-01-04T12:19:59.376833236</meta:print-date>
    <meta:document-statistic meta:table-count="2" meta:cell-count="1427" meta:object-count="0"/>
  </office:meta>
</office:document-meta>
</file>